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09pt"/>
    </style:style>
    <style:style style:name="co4" style:family="table-column">
      <style:table-column-properties fo:break-before="auto" style:column-width="16.24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73.1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8.65pt"/>
    </style:style>
    <style:style style:name="co13" style:family="table-column">
      <style:table-column-properties fo:break-before="auto" style:column-width="32.51pt"/>
    </style:style>
    <style:style style:name="co14" style:family="table-column">
      <style:table-column-properties fo:break-before="auto" style:column-width="26.79pt"/>
    </style:style>
    <style:style style:name="co15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4pt" fo:break-before="auto" style:use-optimal-row-height="false"/>
    </style:style>
    <style:style style:name="ro3" style:family="table-row">
      <style:table-row-properties style:row-height="28.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b2b2b2"/>
      <style:text-properties fo:color="#ffffff"/>
    </style:style>
    <style:style style:name="ce2" style:family="table-cell" style:parent-style-name="Default">
      <style:table-cell-properties fo:border="0.74pt solid #b2b2b2"/>
    </style:style>
    <style:style style:name="ce3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0.74pt solid #ffffff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 fo:border="0.74pt solid #999999"/>
      <style:text-properties fo:color="#ffffff"/>
    </style:style>
    <style:style style:name="ce8" style:family="table-cell" style:parent-style-name="Default">
      <style:table-cell-properties fo:background-color="#dddddd" fo:border="0.74pt solid #999999"/>
    </style:style>
    <style:style style:name="ce9" style:family="table-cell" style:parent-style-name="Default">
      <style:table-cell-properties fo:background-color="#cccccc" fo:border="0.74pt solid #999999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ext-properties fo:color="#b2b2b2"/>
    </style:style>
    <style:style style:name="ce12" style:family="table-cell" style:parent-style-name="Default">
      <style:table-cell-properties fo:border="none"/>
      <style:text-properties fo:color="#b2b2b2"/>
    </style:style>
    <style:style style:name="ce13" style:family="table-cell" style:parent-style-name="Default">
      <style:table-cell-properties fo:border="none"/>
      <style:text-properties fo:color="#b2b2b2"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="0.74pt solid #999999"/>
    </style:style>
    <style:style style:name="ce15" style:family="table-cell" style:parent-style-name="Default">
      <style:text-properties fo:color="#b2b2b2"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transparent" fo:border="none"/>
      <style:text-properties fo:color="#ffff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74pt solid #999999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666666" fo:border="0.74pt solid #999999"/>
      <style:text-properties fo:color="#ffffff"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transparent" fo:border="none"/>
      <style:text-properties fo:color="#ffffff" style:font-name="Liberation Sans" style:font-name-asian="Noto Sans CJK SC Regular" style:font-name-complex="FreeSans"/>
    </style:style>
    <style:style style:name="ce22" style:family="table-cell" style:parent-style-name="Default"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="0.74pt solid #999999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4" style:family="table-cell" style:parent-style-name="Default">
      <style:table-cell-properties fo:background-color="#dddddd" fo:border="0.74pt solid #999999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ext-properties fo:color="#cccccc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D" table:style-name="ta1">
        <office:forms form:automatic-focus="false" form:apply-design-mode="false"/>
        <table:shapes>
          <draw:frame draw:z-index="0" draw:style-name="gr1" draw:text-style-name="P1" svg:width="398.95pt" svg:height="230.4pt" svg:x="15.42pt" svg:y="363.09pt">
            <loext:p draw:notify-on-update-of-ranges="READ.D3:READ.D8 WRITE.F3:WRITE.F8 READ.F3:READ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98.95pt" svg:height="230.4pt" svg:x="423.24pt" svg:y="358.41pt">
            <loext:p draw:notify-on-update-of-ranges="WRITE.D3:WRITE.D8 WRITE.F3:WRITE.F8 READ.F9:READ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98.95pt" svg:height="230.4pt" svg:x="426.39pt" svg:y="555.28pt">
            <loext:p draw:notify-on-update-of-ranges="WRITE.D3:WRITE.D8 WRITE.F3:WRITE.F8 READ.F21:READ.F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98.95pt" svg:height="230.4pt" svg:x="6.35pt" svg:y="549.44pt">
            <loext:p draw:notify-on-update-of-ranges="WRITE.D3:WRITE.D8 WRITE.F3:WRITE.F8 READ.F15:READ.F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IO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705" calcext:value-type="float">
            <text:p>577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28" calcext:value-type="float">
            <text:p>4662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509" calcext:value-type="float">
            <text:p>265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151" calcext:value-type="float">
            <text:p>201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365" calcext:value-type="float">
            <text:p>1636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601" calcext:value-type="float">
            <text:p>360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8881" calcext:value-type="float">
            <text:p>5888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3517" calcext:value-type="float">
            <text:p>1135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341" calcext:value-type="float">
            <text:p>12634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42" calcext:value-type="float">
            <text:p>12864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17" calcext:value-type="float">
            <text:p>1291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9439" calcext:value-type="float">
            <text:p>12943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440" calcext:value-type="float">
            <text:p>54440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33" calcext:value-type="float">
            <text:p>4663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531" calcext:value-type="float">
            <text:p>2053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6015" calcext:value-type="float">
            <text:p>6015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1478" calcext:value-type="float">
            <text:p>614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2977" calcext:value-type="float">
            <text:p>1129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472" calcext:value-type="float">
            <text:p>12647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87" calcext:value-type="float">
            <text:p>12868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78" calcext:value-type="float">
            <text:p>1291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29277" calcext:value-type="float">
            <text:p>129277</text:p>
          </table:table-cell>
        </table:table-row>
      </table:table>
      <table:table table:name="WRITE" table:style-name="ta1">
        <table:shapes>
          <draw:frame draw:z-index="0" draw:style-name="gr1" draw:text-style-name="P1" svg:width="398.95pt" svg:height="230.4pt" svg:x="25.77pt" svg:y="359.86pt">
            <loext:p draw:notify-on-update-of-ranges="WRITE.D3:WRITE.D8 WRITE.F3:WRITE.F8 WRITE.I3:WRITE.I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98.95pt" svg:height="230.4pt" svg:x="433.59pt" svg:y="355.18pt">
            <loext:p draw:notify-on-update-of-ranges="WRITE.D3:WRITE.D8 WRITE.F3:WRITE.F8 WRITE.I9:WRITE.I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398.95pt" svg:height="230.4pt" svg:x="436.73pt" svg:y="552.05pt">
            <loext:p draw:notify-on-update-of-ranges="WRITE.D3:WRITE.D8 WRITE.F3:WRITE.F8 WRITE.I21:WRITE.I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398.95pt" svg:height="230.4pt" svg:x="16.7pt" svg:y="546.21pt">
            <loext:p draw:notify-on-update-of-ranges="WRITE.D3:WRITE.D8 WRITE.F3:WRITE.F8 WRITE.I15:WRITE.I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number-columns-repeated="3" table:style-name="ce1" office:value-type="string" calcext:value-type="string">
            <text:p>FI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567" calcext:value-type="float">
            <text:p>19567</text:p>
          </table:table-cell>
          <table:table-cell office:value-type="float" office:value="15865" calcext:value-type="float">
            <text:p>15865</text:p>
          </table:table-cell>
          <table:table-cell office:value-type="float" office:value="15137" calcext:value-type="float">
            <text:p>15137</text:p>
          </table:table-cell>
          <table:table-cell table:formula="of:=AVERAGE([.F3:.H3])" office:value-type="float" office:value="16856.3333333333" calcext:value-type="float">
            <text:p>16856.3333333333</text:p>
          </table:table-cell>
          <table:table-cell table:formula="of:=STDEV([.F3:.H3])" office:value-type="float" office:value="2375.55916224651" calcext:value-type="float">
            <text:p>2375.559162246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304" calcext:value-type="float">
            <text:p>13304</text:p>
          </table:table-cell>
          <table:table-cell office:value-type="float" office:value="11362" calcext:value-type="float">
            <text:p>11362</text:p>
          </table:table-cell>
          <table:table-cell office:value-type="float" office:value="11956" calcext:value-type="float">
            <text:p>11956</text:p>
          </table:table-cell>
          <table:table-cell table:formula="of:=AVERAGE([.F4:.H4])" office:value-type="float" office:value="12207.3333333333" calcext:value-type="float">
            <text:p>12207.3333333333</text:p>
          </table:table-cell>
          <table:table-cell table:formula="of:=STDEV([.F4:.H4])" office:value-type="float" office:value="995.09664522263" calcext:value-type="float">
            <text:p>995.0966452226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157" calcext:value-type="float">
            <text:p>7157</text:p>
          </table:table-cell>
          <table:table-cell office:value-type="float" office:value="6864" calcext:value-type="float">
            <text:p>6864</text:p>
          </table:table-cell>
          <table:table-cell office:value-type="float" office:value="7536" calcext:value-type="float">
            <text:p>7536</text:p>
          </table:table-cell>
          <table:table-cell table:formula="of:=AVERAGE([.F5:.H5])" office:value-type="float" office:value="7185.66666666667" calcext:value-type="float">
            <text:p>7185.66666666667</text:p>
          </table:table-cell>
          <table:table-cell table:formula="of:=STDEV([.F5:.H5])" office:value-type="float" office:value="336.915914336698" calcext:value-type="float">
            <text:p>336.91591433669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383" calcext:value-type="float">
            <text:p>5383</text:p>
          </table:table-cell>
          <table:table-cell office:value-type="float" office:value="5615" calcext:value-type="float">
            <text:p>5615</text:p>
          </table:table-cell>
          <table:table-cell office:value-type="float" office:value="5037" calcext:value-type="float">
            <text:p>5037</text:p>
          </table:table-cell>
          <table:table-cell table:formula="of:=AVERAGE([.F6:.H6])" office:value-type="float" office:value="5345" calcext:value-type="float">
            <text:p>5345</text:p>
          </table:table-cell>
          <table:table-cell table:formula="of:=STDEV([.F6:.H6])" office:value-type="float" office:value="290.867667505345" calcext:value-type="float">
            <text:p>290.86766750534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95" calcext:value-type="float">
            <text:p>3695</text:p>
          </table:table-cell>
          <table:table-cell office:value-type="float" office:value="3286" calcext:value-type="float">
            <text:p>3286</text:p>
          </table:table-cell>
          <table:table-cell office:value-type="float" office:value="3386" calcext:value-type="float">
            <text:p>3386</text:p>
          </table:table-cell>
          <table:table-cell table:formula="of:=AVERAGE([.F7:.H7])" office:value-type="float" office:value="3455.66666666667" calcext:value-type="float">
            <text:p>3455.66666666667</text:p>
          </table:table-cell>
          <table:table-cell table:formula="of:=STDEV([.F7:.H7])" office:value-type="float" office:value="213.214289702481" calcext:value-type="float">
            <text:p>213.21428970248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813" calcext:value-type="float">
            <text:p>1813</text:p>
          </table:table-cell>
          <table:table-cell table:formula="of:=AVERAGE([.F8:.H8])" office:value-type="float" office:value="1573" calcext:value-type="float">
            <text:p>1573</text:p>
          </table:table-cell>
          <table:table-cell table:formula="of:=STDEV([.F8:.H8])" office:value-type="float" office:value="248.38679514016" calcext:value-type="float">
            <text:p>248.386795140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220" calcext:value-type="float">
            <text:p>36220</text:p>
          </table:table-cell>
          <table:table-cell office:value-type="float" office:value="29930" calcext:value-type="float">
            <text:p>29930</text:p>
          </table:table-cell>
          <table:table-cell office:value-type="float" office:value="37786" calcext:value-type="float">
            <text:p>37786</text:p>
          </table:table-cell>
          <table:table-cell table:formula="of:=AVERAGE([.F9:.H9])" office:value-type="float" office:value="34645.3333333333" calcext:value-type="float">
            <text:p>34645.3333333333</text:p>
          </table:table-cell>
          <table:table-cell table:formula="of:=STDEV([.F9:.H9])" office:value-type="float" office:value="4157.98813530454" calcext:value-type="float">
            <text:p>4157.9881353045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071" calcext:value-type="float">
            <text:p>17071</text:p>
          </table:table-cell>
          <table:table-cell office:value-type="float" office:value="3562" calcext:value-type="float">
            <text:p>3562</text:p>
          </table:table-cell>
          <table:table-cell office:value-type="float" office:value="15233" calcext:value-type="float">
            <text:p>15233</text:p>
          </table:table-cell>
          <table:table-cell table:formula="of:=AVERAGE([.F10:.H10])" office:value-type="float" office:value="11955.3333333333" calcext:value-type="float">
            <text:p>11955.3333333333</text:p>
          </table:table-cell>
          <table:table-cell table:formula="of:=STDEV([.F10:.H10])" office:value-type="float" office:value="7326.70419310984" calcext:value-type="float">
            <text:p>7326.7041931098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758" calcext:value-type="float">
            <text:p>15758</text:p>
          </table:table-cell>
          <table:table-cell office:value-type="float" office:value="17325" calcext:value-type="float">
            <text:p>17325</text:p>
          </table:table-cell>
          <table:table-cell office:value-type="float" office:value="17274" calcext:value-type="float">
            <text:p>17274</text:p>
          </table:table-cell>
          <table:table-cell table:formula="of:=AVERAGE([.F11:.H11])" office:value-type="float" office:value="16785.6666666667" calcext:value-type="float">
            <text:p>16785.6666666667</text:p>
          </table:table-cell>
          <table:table-cell table:formula="of:=STDEV([.F11:.H11])" office:value-type="float" office:value="890.35067997578" calcext:value-type="float">
            <text:p>890.350679975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975" calcext:value-type="float">
            <text:p>10975</text:p>
          </table:table-cell>
          <table:table-cell office:value-type="float" office:value="12460" calcext:value-type="float">
            <text:p>12460</text:p>
          </table:table-cell>
          <table:table-cell office:value-type="float" office:value="12297" calcext:value-type="float">
            <text:p>12297</text:p>
          </table:table-cell>
          <table:table-cell table:formula="of:=AVERAGE([.F12:.H12])" office:value-type="float" office:value="11910.6666666667" calcext:value-type="float">
            <text:p>11910.6666666667</text:p>
          </table:table-cell>
          <table:table-cell table:formula="of:=STDEV([.F12:.H12])" office:value-type="float" office:value="814.399369678866" calcext:value-type="float">
            <text:p>814.39936967886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317" calcext:value-type="float">
            <text:p>9317</text:p>
          </table:table-cell>
          <table:table-cell office:value-type="float" office:value="13301" calcext:value-type="float">
            <text:p>13301</text:p>
          </table:table-cell>
          <table:table-cell office:value-type="float" office:value="16516" calcext:value-type="float">
            <text:p>16516</text:p>
          </table:table-cell>
          <table:table-cell table:formula="of:=AVERAGE([.F13:.H13])" office:value-type="float" office:value="13044.6666666667" calcext:value-type="float">
            <text:p>13044.6666666667</text:p>
          </table:table-cell>
          <table:table-cell table:formula="of:=STDEV([.F13:.H13])" office:value-type="float" office:value="3606.33890993807" calcext:value-type="float">
            <text:p>3606.3389099380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049" calcext:value-type="float">
            <text:p>13049</text:p>
          </table:table-cell>
          <table:table-cell table:style-name="ce3" office:value-type="float" office:value="6693" calcext:value-type="float">
            <text:p>6693</text:p>
          </table:table-cell>
          <table:table-cell table:style-name="ce3" office:value-type="float" office:value="15003" calcext:value-type="float">
            <text:p>15003</text:p>
          </table:table-cell>
          <table:table-cell table:formula="of:=AVERAGE([.F14:.H14])" office:value-type="float" office:value="11581.6666666667" calcext:value-type="float">
            <text:p>11581.6666666667</text:p>
          </table:table-cell>
          <table:table-cell table:formula="of:=STDEV([.F14:.H14])" office:value-type="float" office:value="4344.97702333779" calcext:value-type="float">
            <text:p>4344.9770233377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869" calcext:value-type="float">
            <text:p>29869</text:p>
          </table:table-cell>
          <table:table-cell office:value-type="float" office:value="14869" calcext:value-type="float">
            <text:p>14869</text:p>
          </table:table-cell>
          <table:table-cell office:value-type="float" office:value="17406" calcext:value-type="float">
            <text:p>17406</text:p>
          </table:table-cell>
          <table:table-cell table:formula="of:=AVERAGE([.F15:.H15])" office:value-type="float" office:value="20714.6666666667" calcext:value-type="float">
            <text:p>20714.6666666667</text:p>
          </table:table-cell>
          <table:table-cell table:formula="of:=STDEV([.F15:.H15])" office:value-type="float" office:value="8028.72694350315" calcext:value-type="float">
            <text:p>8028.7269435031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52" calcext:value-type="float">
            <text:p>15252</text:p>
          </table:table-cell>
          <table:table-cell office:value-type="float" office:value="12352" calcext:value-type="float">
            <text:p>12352</text:p>
          </table:table-cell>
          <table:table-cell office:value-type="float" office:value="11972" calcext:value-type="float">
            <text:p>11972</text:p>
          </table:table-cell>
          <table:table-cell table:formula="of:=AVERAGE([.F16:.H16])" office:value-type="float" office:value="13192" calcext:value-type="float">
            <text:p>13192</text:p>
          </table:table-cell>
          <table:table-cell table:formula="of:=STDEV([.F16:.H16])" office:value-type="float" office:value="1794.10144640709" calcext:value-type="float">
            <text:p>1794.101446407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470" calcext:value-type="float">
            <text:p>9470</text:p>
          </table:table-cell>
          <table:table-cell office:value-type="float" office:value="7206" calcext:value-type="float">
            <text:p>7206</text:p>
          </table:table-cell>
          <table:table-cell office:value-type="float" office:value="6798" calcext:value-type="float">
            <text:p>6798</text:p>
          </table:table-cell>
          <table:table-cell table:formula="of:=AVERAGE([.F17:.H17])" office:value-type="float" office:value="7824.66666666667" calcext:value-type="float">
            <text:p>7824.66666666667</text:p>
          </table:table-cell>
          <table:table-cell table:formula="of:=STDEV([.F17:.H17])" office:value-type="float" office:value="1439.42951662571" calcext:value-type="float">
            <text:p>1439.4295166257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60" calcext:value-type="float">
            <text:p>6460</text:p>
          </table:table-cell>
          <table:table-cell office:value-type="float" office:value="4210" calcext:value-type="float">
            <text:p>4210</text:p>
          </table:table-cell>
          <table:table-cell office:value-type="float" office:value="4865" calcext:value-type="float">
            <text:p>4865</text:p>
          </table:table-cell>
          <table:table-cell table:formula="of:=AVERAGE([.F18:.H18])" office:value-type="float" office:value="5178.33333333333" calcext:value-type="float">
            <text:p>5178.33333333333</text:p>
          </table:table-cell>
          <table:table-cell table:formula="of:=STDEV([.F18:.H18])" office:value-type="float" office:value="1157.26329473173" calcext:value-type="float">
            <text:p>1157.2632947317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156" calcext:value-type="float">
            <text:p>5156</text:p>
          </table:table-cell>
          <table:table-cell office:value-type="float" office:value="3712" calcext:value-type="float">
            <text:p>3712</text:p>
          </table:table-cell>
          <table:table-cell office:value-type="float" office:value="3258" calcext:value-type="float">
            <text:p>3258</text:p>
          </table:table-cell>
          <table:table-cell table:formula="of:=AVERAGE([.F19:.H19])" office:value-type="float" office:value="4042" calcext:value-type="float">
            <text:p>4042</text:p>
          </table:table-cell>
          <table:table-cell table:formula="of:=STDEV([.F19:.H19])" office:value-type="float" office:value="991.098380585903" calcext:value-type="float">
            <text:p>991.09838058590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560" calcext:value-type="float">
            <text:p>1560</text:p>
          </table:table-cell>
          <table:table-cell table:formula="of:=AVERAGE([.F20:.H20])" office:value-type="float" office:value="1394" calcext:value-type="float">
            <text:p>1394</text:p>
          </table:table-cell>
          <table:table-cell table:formula="of:=STDEV([.F20:.H20])" office:value-type="float" office:value="171.219157806596" calcext:value-type="float">
            <text:p>171.21915780659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248" calcext:value-type="float">
            <text:p>64248</text:p>
          </table:table-cell>
          <table:table-cell office:value-type="float" office:value="31293" calcext:value-type="float">
            <text:p>31293</text:p>
          </table:table-cell>
          <table:table-cell office:value-type="float" office:value="39633" calcext:value-type="float">
            <text:p>39633</text:p>
          </table:table-cell>
          <table:table-cell table:formula="of:=AVERAGE([.F21:.H21])" office:value-type="float" office:value="45058" calcext:value-type="float">
            <text:p>45058</text:p>
          </table:table-cell>
          <table:table-cell table:formula="of:=STDEV([.F21:.H21])" office:value-type="float" office:value="17134.2048254362" calcext:value-type="float">
            <text:p>17134.204825436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850" calcext:value-type="float">
            <text:p>11850</text:p>
          </table:table-cell>
          <table:table-cell office:value-type="float" office:value="19575" calcext:value-type="float">
            <text:p>19575</text:p>
          </table:table-cell>
          <table:table-cell office:value-type="float" office:value="18123" calcext:value-type="float">
            <text:p>18123</text:p>
          </table:table-cell>
          <table:table-cell table:formula="of:=AVERAGE([.F22:.H22])" office:value-type="float" office:value="16516" calcext:value-type="float">
            <text:p>16516</text:p>
          </table:table-cell>
          <table:table-cell table:formula="of:=STDEV([.F22:.H22])" office:value-type="float" office:value="4105.57462482416" calcext:value-type="float">
            <text:p>4105.574624824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365" calcext:value-type="float">
            <text:p>9365</text:p>
          </table:table-cell>
          <table:table-cell office:value-type="float" office:value="10338" calcext:value-type="float">
            <text:p>10338</text:p>
          </table:table-cell>
          <table:table-cell office:value-type="float" office:value="14697" calcext:value-type="float">
            <text:p>14697</text:p>
          </table:table-cell>
          <table:table-cell table:formula="of:=AVERAGE([.F23:.H23])" office:value-type="float" office:value="11466.6666666667" calcext:value-type="float">
            <text:p>11466.6666666667</text:p>
          </table:table-cell>
          <table:table-cell table:formula="of:=STDEV([.F23:.H23])" office:value-type="float" office:value="2839.5373449443" calcext:value-type="float">
            <text:p>2839.5373449443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31" calcext:value-type="float">
            <text:p>3331</text:p>
          </table:table-cell>
          <table:table-cell office:value-type="float" office:value="3535" calcext:value-type="float">
            <text:p>3535</text:p>
          </table:table-cell>
          <table:table-cell office:value-type="float" office:value="13023" calcext:value-type="float">
            <text:p>13023</text:p>
          </table:table-cell>
          <table:table-cell table:formula="of:=AVERAGE([.F24:.H24])" office:value-type="float" office:value="6629.66666666667" calcext:value-type="float">
            <text:p>6629.66666666667</text:p>
          </table:table-cell>
          <table:table-cell table:formula="of:=STDEV([.F24:.H24])" office:value-type="float" office:value="5537.72853553994" calcext:value-type="float">
            <text:p>5537.7285355399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963" calcext:value-type="float">
            <text:p>4963</text:p>
          </table:table-cell>
          <table:table-cell office:value-type="float" office:value="5574" calcext:value-type="float">
            <text:p>5574</text:p>
          </table:table-cell>
          <table:table-cell office:value-type="float" office:value="8619" calcext:value-type="float">
            <text:p>8619</text:p>
          </table:table-cell>
          <table:table-cell table:formula="of:=AVERAGE([.F25:.H25])" office:value-type="float" office:value="6385.33333333333" calcext:value-type="float">
            <text:p>6385.33333333333</text:p>
          </table:table-cell>
          <table:table-cell table:formula="of:=STDEV([.F25:.H25])" office:value-type="float" office:value="1958.38717656477" calcext:value-type="float">
            <text:p>1958.387176564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1362" calcext:value-type="float">
            <text:p>11362</text:p>
          </table:table-cell>
          <table:table-cell office:value-type="float" office:value="16387" calcext:value-type="float">
            <text:p>16387</text:p>
          </table:table-cell>
          <table:table-cell office:value-type="float" office:value="8181" calcext:value-type="float">
            <text:p>8181</text:p>
          </table:table-cell>
          <table:table-cell table:formula="of:=AVERAGE([.F26:.H26])" office:value-type="float" office:value="11976.6666666667" calcext:value-type="float">
            <text:p>11976.6666666667</text:p>
          </table:table-cell>
          <table:table-cell table:formula="of:=STDEV([.F26:.H26])" office:value-type="float" office:value="4137.38689674211" calcext:value-type="float">
            <text:p>4137.38689674211</text:p>
          </table:table-cell>
        </table:table-row>
      </table:table>
      <table:table table:name="seq_evalutation" table:style-name="ta1">
        <office:forms form:automatic-focus="false" form:apply-design-mode="false"/>
        <table:shapes>
          <draw:frame draw:z-index="0" draw:style-name="gr1" draw:text-style-name="P1" svg:width="548.31pt" svg:height="254.64pt" svg:x="408.39pt" svg:y="590.4pt">
            <loext:p draw:notify-on-update-of-ranges="seq_evalutation.B23:seq_evalutation.B30 seq_evalutation.C23:seq_evalutation.C30 seq_evalutation.D23:seq_evalutation.D30 seq_evalutation.E23:seq_evalutation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8.31pt" svg:height="254.64pt" svg:x="971.55pt" svg:y="583.97pt">
            <loext:p draw:notify-on-update-of-ranges="seq_evalutation.B23:seq_evalutation.B30 seq_evalutation.AA13:seq_evalutation.AA20 seq_evalutation.AB13:seq_evalutation.AB20 seq_evalutation.AC13:seq_evalutation.AC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48.31pt" svg:height="254.64pt" svg:x="1534.68pt" svg:y="583.94pt">
            <loext:p draw:notify-on-update-of-ranges="seq_evalutation.Z13:seq_evalutation.Z20 seq_evalutation.AA23:seq_evalutation.AA30 seq_evalutation.AB23:seq_evalutation.AB30 seq_evalutation.AC23:seq_evalutation.AC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default-cell-style-name="ce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6" table:default-cell-style-name="ce18"/>
        <table:table-column table:style-name="co9" table:default-cell-style-name="ce18"/>
        <table:table-column table:style-name="co10" table:default-cell-style-name="Default"/>
        <table:table-column table:style-name="co2" table:number-columns-repeated="6" table:default-cell-style-name="ce8"/>
        <table:table-column table:style-name="co11" table:default-cell-style-name="ce8"/>
        <table:table-column table:style-name="co12" table:default-cell-style-name="Default"/>
        <table:table-column table:style-name="co2" table:number-columns-repeated="4" table:default-cell-style-name="Default"/>
        <table:table-row table:style-name="ro2">
          <table:table-cell/>
          <table:table-cell table:style-name="ce5" office:value-type="string" calcext:value-type="string">
            <text:p>Individual Performance</text:p>
          </table:table-cell>
          <table:table-cell table:number-columns-repeated="7"/>
          <table:table-cell table:style-name="ce5" office:value-type="string" calcext:value-type="string">
            <text:p>1. Worst-case Responsiveness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2. Evaluation of Task-Fairness</text:p>
          </table:table-cell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Used for evaluation of task-fairness (2)</text:p>
            <text:p>I/O performance for using slow-down ratio </text:p>
          </table:table-cell>
          <table:table-cell table:number-columns-repeated="7"/>
          <table:table-cell table:style-name="ce6" office:value-type="string" calcext:value-type="string">
            <text:p>Worst-case (99.9 percentile) response time for four workload senarios </text:p>
            <text:p>between SFQ and NOOP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I/O slowdown ratio for a task is it's average I/O performance </text:p>
            <text:p>normalized to that when running alone</text:p>
          </table:table-cell>
          <table:table-cell table:style-name="Default" table:number-columns-repeated="6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4KB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/>
          <table:table-cell office:value-type="string" calcext:value-type="string">
            <text:p>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24" office:value-type="string" calcext:value-type="string">
            <text:p>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3.5" calcext:value-type="float">
            <text:p>23.5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56.1" calcext:value-type="float">
            <text:p>56.1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/>
          <table:table-cell office:value-type="float" office:value="17.7" calcext:value-type="float">
            <text:p>17.7</text:p>
          </table:table-cell>
          <table:table-cell table:style-name="ce14" office:value-type="float" office:value="82.5" calcext:value-type="float">
            <text:p>82.5</text:p>
          </table:table-cell>
          <table:table-cell table:style-name="ce14" office:value-type="float" office:value="19.4" calcext:value-type="float">
            <text:p>19.4</text:p>
          </table:table-cell>
          <table:table-cell table:style-name="ce14" office:value-type="float" office:value="89.4" calcext:value-type="float">
            <text:p>89.4</text:p>
          </table:table-cell>
          <table:table-cell table:style-name="ce14" office:value-type="float" office:value="18.1" calcext:value-type="float">
            <text:p>18.1</text:p>
          </table:table-cell>
          <table:table-cell table:style-name="ce14" office:value-type="float" office:value="84.9" calcext:value-type="float">
            <text:p>84.9</text:p>
          </table:table-cell>
          <table:table-cell table:number-columns-repeated="2"/>
          <table:table-cell table:style-name="ce18" office:value-type="float" office:value="566232" calcext:value-type="float">
            <text:p>566232</text:p>
          </table:table-cell>
          <table:table-cell table:style-name="ce14" office:value-type="float" office:value="446694" calcext:value-type="float">
            <text:p>446694</text:p>
          </table:table-cell>
          <table:table-cell table:style-name="ce14" office:value-type="float" office:value="434111" calcext:value-type="float">
            <text:p>434111</text:p>
          </table:table-cell>
          <table:table-cell table:style-name="ce14" office:value-type="float" office:value="413139" calcext:value-type="float">
            <text:p>413139</text:p>
          </table:table-cell>
          <table:table-cell table:style-name="ce14" office:value-type="float" office:value="522191" calcext:value-type="float">
            <text:p>522191</text:p>
          </table:table-cell>
          <table:table-cell table:style-name="ce14" office:value-type="float" office:value="417334" calcext:value-type="float">
            <text:p>417334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94.5" calcext:value-type="float">
            <text:p>94.5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58.9" calcext:value-type="float">
            <text:p>58.9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158" calcext:value-type="float">
            <text:p>158</text:p>
          </table:table-cell>
          <table:table-cell table:number-columns-repeated="2"/>
          <table:table-cell table:style-name="ce14" office:value-type="float" office:value="1.928" calcext:value-type="float">
            <text:p>1.928</text:p>
          </table:table-cell>
          <table:table-cell table:style-name="ce14" office:value-type="float" office:value="13.7" calcext:value-type="float">
            <text:p>13.7</text:p>
          </table:table-cell>
          <table:table-cell table:style-name="ce14" office:value-type="float" office:value="22.4" calcext:value-type="float">
            <text:p>22.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20.9" calcext:value-type="float">
            <text:p>20.9</text:p>
          </table:table-cell>
          <table:table-cell table:style-name="ce14" office:value-type="float" office:value="101" calcext:value-type="float">
            <text:p>101</text:p>
          </table:table-cell>
          <table:table-cell table:number-columns-repeated="2"/>
          <table:table-cell table:style-name="ce14" office:value-type="float" office:value="417334" calcext:value-type="float">
            <text:p>417334</text:p>
          </table:table-cell>
          <table:table-cell table:style-name="ce14" office:value-type="float" office:value="434111" calcext:value-type="float">
            <text:p>434111</text:p>
          </table:table-cell>
          <table:table-cell table:style-name="ce14" office:value-type="float" office:value="591397" calcext:value-type="float">
            <text:p>591397</text:p>
          </table:table-cell>
          <table:table-cell table:style-name="ce14" office:value-type="float" office:value="557843" calcext:value-type="float">
            <text:p>557843</text:p>
          </table:table-cell>
          <table:table-cell table:style-name="ce14" office:value-type="float" office:value="404751" calcext:value-type="float">
            <text:p>404751</text:p>
          </table:table-cell>
          <table:table-cell table:style-name="ce14" office:value-type="float" office:value="383779" calcext:value-type="float">
            <text:p>383779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9.83" calcext:value-type="float">
            <text:p>9.83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88.6" calcext:value-type="float">
            <text:p>88.6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115" calcext:value-type="float">
            <text:p>115</text:p>
          </table:table-cell>
          <table:table-cell table:number-columns-repeated="2"/>
          <table:table-cell table:style-name="ce14" office:value-type="float" office:value="20.6" calcext:value-type="float">
            <text:p>20.6</text:p>
          </table:table-cell>
          <table:table-cell table:style-name="ce14" office:value-type="float" office:value="94.7" calcext:value-type="float">
            <text:p>94.7</text:p>
          </table:table-cell>
          <table:table-cell table:style-name="ce14" office:value-type="float" office:value="9.3" calcext:value-type="float">
            <text:p>9.3</text:p>
          </table:table-cell>
          <table:table-cell table:style-name="ce14" office:value-type="float" office:value="48.4" calcext:value-type="float">
            <text:p>48.4</text:p>
          </table:table-cell>
          <table:table-cell table:style-name="ce14" office:value-type="float" office:value="22.9" calcext:value-type="float">
            <text:p>22.9</text:p>
          </table:table-cell>
          <table:table-cell table:style-name="ce14" office:value-type="float" office:value="107" calcext:value-type="float">
            <text:p>107</text:p>
          </table:table-cell>
          <table:table-cell table:number-columns-repeated="2"/>
          <table:table-cell table:style-name="ce14" office:value-type="float" office:value="497026" calcext:value-type="float">
            <text:p>497026</text:p>
          </table:table-cell>
          <table:table-cell table:style-name="ce14" office:value-type="float" office:value="471860" calcext:value-type="float">
            <text:p>471860</text:p>
          </table:table-cell>
          <table:table-cell table:style-name="ce14" office:value-type="float" office:value="583009" calcext:value-type="float">
            <text:p>583009</text:p>
          </table:table-cell>
          <table:table-cell table:style-name="ce14" office:value-type="float" office:value="429917" calcext:value-type="float">
            <text:p>429917</text:p>
          </table:table-cell>
          <table:table-cell table:style-name="ce14" office:value-type="float" office:value="396362" calcext:value-type="float">
            <text:p>396362</text:p>
          </table:table-cell>
          <table:table-cell table:style-name="ce14" office:value-type="float" office:value="358613" calcext:value-type="float">
            <text:p>3586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C6:.C8])" office:value-type="float" office:value="225" calcext:value-type="float">
            <text:p>225</text:p>
          </table:table-cell>
          <table:table-cell table:style-name="ce8" table:formula="of:=AVERAGE([.D6:.D8])" office:value-type="float" office:value="42.61" calcext:value-type="float">
            <text:p>42.61</text:p>
          </table:table-cell>
          <table:table-cell table:style-name="ce8" table:formula="of:=AVERAGE([.E6:.E8])" office:value-type="float" office:value="224" calcext:value-type="float">
            <text:p>224</text:p>
          </table:table-cell>
          <table:table-cell table:style-name="ce8" table:formula="of:=AVERAGE([.F6:.F8])" office:value-type="float" office:value="67.8666666666667" calcext:value-type="float">
            <text:p>67.8666666666667</text:p>
          </table:table-cell>
          <table:table-cell table:style-name="ce8" table:formula="of:=AVERAGE([.G6:.G8])" office:value-type="float" office:value="219.666666666667" calcext:value-type="float">
            <text:p>219.666666666667</text:p>
          </table:table-cell>
          <table:table-cell table:style-name="ce8" table:formula="of:=AVERAGE([.H6:.H8])" office:value-type="float" office:value="139.333333333333" calcext:value-type="float">
            <text:p>139.333333333333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K6:.K8])" office:value-type="float" office:value="13.4093333333333" calcext:value-type="float">
            <text:p>13.4093333333333</text:p>
          </table:table-cell>
          <table:table-cell table:style-name="ce8" table:formula="of:=AVERAGE([.L6:.L8])" office:value-type="float" office:value="63.6333333333333" calcext:value-type="float">
            <text:p>63.6333333333333</text:p>
          </table:table-cell>
          <table:table-cell table:style-name="ce8" table:formula="of:=AVERAGE([.M6:.M8])" office:value-type="float" office:value="17.0333333333333" calcext:value-type="float">
            <text:p>17.0333333333333</text:p>
          </table:table-cell>
          <table:table-cell table:style-name="ce8" table:formula="of:=AVERAGE([.N6:.N8])" office:value-type="float" office:value="80.2666666666667" calcext:value-type="float">
            <text:p>80.2666666666667</text:p>
          </table:table-cell>
          <table:table-cell table:style-name="ce8" table:formula="of:=AVERAGE([.O6:.O8])" office:value-type="float" office:value="20.6333333333333" calcext:value-type="float">
            <text:p>20.6333333333333</text:p>
          </table:table-cell>
          <table:table-cell table:style-name="ce8" table:formula="of:=AVERAGE([.P6:.P8])" office:value-type="float" office:value="97.6333333333333" calcext:value-type="float">
            <text:p>97.6333333333333</text:p>
          </table:table-cell>
          <table:table-cell/>
          <table:table-cell table:style-name="ce9" office:value-type="string" calcext:value-type="string">
            <text:p>MEAN</text:p>
          </table:table-cell>
          <table:table-cell table:formula="of:=AVERAGE([.S6:.S8])" office:value-type="float" office:value="493530.666666667" calcext:value-type="float">
            <text:p>493530.666666667</text:p>
          </table:table-cell>
          <table:table-cell table:formula="of:=AVERAGE([.T6:.T8])" office:value-type="float" office:value="450888.333333333" calcext:value-type="float">
            <text:p>450888.333333333</text:p>
          </table:table-cell>
          <table:table-cell table:formula="of:=AVERAGE([.U6:.U8])" office:value-type="float" office:value="536172.333333333" calcext:value-type="float">
            <text:p>536172.333333333</text:p>
          </table:table-cell>
          <table:table-cell table:formula="of:=AVERAGE([.V6:.V8])" office:value-type="float" office:value="466966.333333333" calcext:value-type="float">
            <text:p>466966.333333333</text:p>
          </table:table-cell>
          <table:table-cell table:formula="of:=AVERAGE([.W6:.W8])" office:value-type="float" office:value="441101.333333333" calcext:value-type="float">
            <text:p>441101.333333333</text:p>
          </table:table-cell>
          <table:table-cell table:formula="of:=AVERAGE([.X6:.X8])" office:value-type="float" office:value="386575.333333333" calcext:value-type="float">
            <text:p>386575.33333333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C6:.C8])" office:value-type="float" office:value="1" calcext:value-type="float">
            <text:p>1</text:p>
          </table:table-cell>
          <table:table-cell table:style-name="ce8" table:formula="of:=STDEV([.D6:.D8])" office:value-type="float" office:value="45.4548820260266" calcext:value-type="float">
            <text:p>45.4548820260266</text:p>
          </table:table-cell>
          <table:table-cell table:style-name="ce8" table:formula="of:=STDEV([.E6:.E8])" office:value-type="float" office:value="1" calcext:value-type="float">
            <text:p>1</text:p>
          </table:table-cell>
          <table:table-cell table:style-name="ce8" table:formula="of:=STDEV([.F6:.F8])" office:value-type="float" office:value="18.0100897647217" calcext:value-type="float">
            <text:p>18.0100897647217</text:p>
          </table:table-cell>
          <table:table-cell table:style-name="ce8" table:formula="of:=STDEV([.G6:.G8])" office:value-type="float" office:value="0.577350269189626" calcext:value-type="float">
            <text:p>0.577350269189626</text:p>
          </table:table-cell>
          <table:table-cell table:style-name="ce8" table:formula="of:=STDEV([.H6:.H8])" office:value-type="float" office:value="22.0529665426975" calcext:value-type="float">
            <text:p>22.0529665426975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K6:.K8])" office:value-type="float" office:value="10.0482964393639" calcext:value-type="float">
            <text:p>10.0482964393639</text:p>
          </table:table-cell>
          <table:table-cell table:style-name="ce8" table:formula="of:=STDEV([.L6:.L8])" office:value-type="float" office:value="43.6716536592483" calcext:value-type="float">
            <text:p>43.6716536592483</text:p>
          </table:table-cell>
          <table:table-cell table:style-name="ce8" table:formula="of:=STDEV([.M6:.M8])" office:value-type="float" office:value="6.8631868205181" calcext:value-type="float">
            <text:p>6.8631868205181</text:p>
          </table:table-cell>
          <table:table-cell table:style-name="ce8" table:formula="of:=STDEV([.N6:.N8])" office:value-type="float" office:value="28.4227608323564" calcext:value-type="float">
            <text:p>28.4227608323564</text:p>
          </table:table-cell>
          <table:table-cell table:style-name="ce8" table:formula="of:=STDEV([.O6:.O8])" office:value-type="float" office:value="2.41108550933668" calcext:value-type="float">
            <text:p>2.41108550933668</text:p>
          </table:table-cell>
          <table:table-cell table:style-name="ce8" table:formula="of:=STDEV([.P6:.P8])" office:value-type="float" office:value="11.4281815409685" calcext:value-type="float">
            <text:p>11.4281815409685</text:p>
          </table:table-cell>
          <table:table-cell/>
          <table:table-cell table:style-name="ce9" office:value-type="string" calcext:value-type="string">
            <text:p>STD</text:p>
          </table:table-cell>
          <table:table-cell table:formula="of:=STDEV([.S6:.S8])" office:value-type="float" office:value="74510.5134684585" calcext:value-type="float">
            <text:p>74510.5134684585</text:p>
          </table:table-cell>
          <table:table-cell table:formula="of:=STDEV([.T6:.T8])" office:value-type="float" office:value="19220.8499898764" calcext:value-type="float">
            <text:p>19220.8499898764</text:p>
          </table:table-cell>
          <table:table-cell table:formula="of:=STDEV([.U6:.U8])" office:value-type="float" office:value="88487.1541938904" calcext:value-type="float">
            <text:p>88487.1541938904</text:p>
          </table:table-cell>
          <table:table-cell table:formula="of:=STDEV([.V6:.V8])" office:value-type="float" office:value="79147.3418968277" calcext:value-type="float">
            <text:p>79147.3418968277</text:p>
          </table:table-cell>
          <table:table-cell table:formula="of:=STDEV([.W6:.W8])" office:value-type="float" office:value="70350.8660951188" calcext:value-type="float">
            <text:p>70350.8660951188</text:p>
          </table:table-cell>
          <table:table-cell table:formula="of:=STDEV([.X6:.X8])" office:value-type="float" office:value="29460.2031617797" calcext:value-type="float">
            <text:p>29460.2031617797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10" table:number-columns-repeated="7"/>
          <table:table-cell/>
          <table:table-cell table:style-name="ce10"/>
          <table:table-cell table:style-name="ce19" table:number-columns-repeated="6"/>
          <table:table-cell/>
          <table:table-cell table:style-name="ce9" office:value-type="string" calcext:value-type="string">
            <text:p>Slow-down</text:p>
          </table:table-cell>
          <table:table-cell table:formula="of:=[.C9]/[.S9]" office:value-type="float" office:value="0.000455898721592444" calcext:value-type="float">
            <text:p>0.000455898721592</text:p>
          </table:table-cell>
          <table:table-cell table:formula="of:=[.D9]/[.T9]" office:value-type="float" office:value="0.0000945023342808456" calcext:value-type="float">
            <text:p>9.45023342808456E-05</text:p>
          </table:table-cell>
          <table:table-cell table:formula="of:=[.E9]/[.U9]" office:value-type="float" office:value="0.000417776125462149" calcext:value-type="float">
            <text:p>0.000417776125462</text:p>
          </table:table-cell>
          <table:table-cell table:formula="of:=[.F9]/[.V9]" office:value-type="float" office:value="0.000145335245438822" calcext:value-type="float">
            <text:p>0.000145335245439</text:p>
          </table:table-cell>
          <table:table-cell table:formula="of:=[.G9]/[.W9]" office:value-type="float" office:value="0.000497995925350486" calcext:value-type="float">
            <text:p>0.00049799592535</text:p>
          </table:table-cell>
          <table:table-cell table:formula="of:=[.H9]/[.X9]" office:value-type="float" office:value="0.00036042996362934" calcext:value-type="float">
            <text:p>0.000360429963629</text:p>
          </table:table-cell>
          <table:table-cell/>
          <table:table-cell table:style-name="ce11" table:number-columns-repeated="4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0" table:number-columns-repeated="7"/>
          <table:table-cell/>
          <table:table-cell table:style-name="ce11"/>
          <table:table-cell table:style-name="ce11" office:value-type="string" calcext:value-type="string">
            <text:p>NOOP</text:p>
          </table:table-cell>
          <table:table-cell table:style-name="ce11" office:value-type="string" calcext:value-type="string">
            <text:p>CFQ</text:p>
          </table:table-cell>
          <table:table-cell table:style-name="ce11" office:value-type="string" calcext:value-type="string">
            <text:p>SFQ</text:p>
          </table:table-cell>
        </table:table-row>
        <table:table-row table:style-name="ro1">
          <table:table-cell/>
          <table:table-cell table:style-name="ce8" office:value-type="string" calcext:value-type="string">
            <text:p>128KB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11]" office:value-type="float" office:value="0.000455898721592444" calcext:value-type="float">
            <text:p>0.000455898721592</text:p>
          </table:table-cell>
          <table:table-cell table:style-name="ce11" table:formula="of:=[.U11]" office:value-type="float" office:value="0.000417776125462149" calcext:value-type="float">
            <text:p>0.000417776125462</text:p>
          </table:table-cell>
          <table:table-cell table:style-name="ce11" table:formula="of:=[.W11]" office:value-type="float" office:value="0.000497995925350486" calcext:value-type="float">
            <text:p>0.00049799592535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2031" calcext:value-type="float">
            <text:p>2031</text:p>
          </table:table-cell>
          <table:table-cell table:style-name="ce14" office:value-type="float" office:value="447" calcext:value-type="float">
            <text:p>44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4" office:value-type="float" office:value="432" calcext:value-type="float">
            <text:p>432</text:p>
          </table:table-cell>
          <table:table-cell table:style-name="ce14" office:value-type="float" office:value="2063" calcext:value-type="float">
            <text:p>2063</text:p>
          </table:table-cell>
          <table:table-cell table:style-name="ce14" office:value-type="float" office:value="627" calcext:value-type="float">
            <text:p>627</text:p>
          </table:table-cell>
          <table:table-cell table:number-columns-repeated="2"/>
          <table:table-cell table:formula="of:=[NOOP_seq_latency.C22]" office:value-type="float" office:value="135365.125" calcext:value-type="float">
            <text:p>135365.125</text:p>
          </table:table-cell>
          <table:table-cell table:formula="of:=[NOOP_seq_latency.D22]" office:value-type="float" office:value="431489.4375" calcext:value-type="float">
            <text:p>431489.4375</text:p>
          </table:table-cell>
          <table:table-cell table:formula="of:=[CFQ_seq_latency.C22]" office:value-type="float" office:value="170394.0625" calcext:value-type="float">
            <text:p>170394.0625</text:p>
          </table:table-cell>
          <table:table-cell table:formula="of:=[CFQ_seq_latency.D22]" office:value-type="float" office:value="446956" calcext:value-type="float">
            <text:p>446956</text:p>
          </table:table-cell>
          <table:table-cell table:formula="of:=[SFQ_seq_latency.C22]" office:value-type="float" office:value="187957.75" calcext:value-type="float">
            <text:p>187957.75</text:p>
          </table:table-cell>
          <table:table-cell table:formula="of:=[SFQ_seq_latency.D22]" office:value-type="float" office:value="359399.875" calcext:value-type="float">
            <text:p>359399.87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T11]" office:value-type="float" office:value="0.0000945023342808456" calcext:value-type="float">
            <text:p>9.45023342808456E-05</text:p>
          </table:table-cell>
          <table:table-cell table:style-name="ce11" table:formula="of:=[.V11]" office:value-type="float" office:value="0.000145335245438822" calcext:value-type="float">
            <text:p>0.000145335245439</text:p>
          </table:table-cell>
          <table:table-cell table:style-name="ce11" table:formula="of:=[.X11]" office:value-type="float" office:value="0.00036042996362934" calcext:value-type="float">
            <text:p>0.000360429963629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2036" calcext:value-type="float">
            <text:p>2036</text:p>
          </table:table-cell>
          <table:table-cell table:style-name="ce14" office:value-type="float" office:value="792" calcext:value-type="float">
            <text:p>792</text:p>
          </table:table-cell>
          <table:table-cell table:style-name="ce14" office:value-type="float" office:value="2033" calcext:value-type="float">
            <text:p>2033</text:p>
          </table:table-cell>
          <table:table-cell table:style-name="ce14" office:value-type="float" office:value="837" calcext:value-type="float">
            <text:p>83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4" office:value-type="float" office:value="822" calcext:value-type="float">
            <text:p>822</text:p>
          </table:table-cell>
          <table:table-cell table:number-columns-repeated="2"/>
          <table:table-cell table:formula="of:=[NOOP_seq_latency.C42]" office:value-type="float" office:value="126157.375" calcext:value-type="float">
            <text:p>126157.375</text:p>
          </table:table-cell>
          <table:table-cell table:formula="of:=[NOOP_seq_latency.D42]" office:value-type="float" office:value="389546.5" calcext:value-type="float">
            <text:p>389546.5</text:p>
          </table:table-cell>
          <table:table-cell table:formula="of:=[CFQ_seq_latency.C42]" office:value-type="float" office:value="143131" calcext:value-type="float">
            <text:p>143131</text:p>
          </table:table-cell>
          <table:table-cell table:formula="of:=[CFQ_seq_latency.D42]" office:value-type="float" office:value="354681.3125" calcext:value-type="float">
            <text:p>354681.3125</text:p>
          </table:table-cell>
          <table:table-cell table:formula="of:=[SFQ_seq_latency.C42]" office:value-type="float" office:value="160432.5" calcext:value-type="float">
            <text:p>160432.5</text:p>
          </table:table-cell>
          <table:table-cell table:formula="of:=[SFQ_seq_latency.D42]" office:value-type="float" office:value="327156.1875" calcext:value-type="float">
            <text:p>327156.1875</text:p>
          </table:table-cell>
          <table:table-cell table:number-columns-repeated="2"/>
          <table:table-cell table:style-name="ce18" table:formula="of:=[NOOP_seq_throughput.C22]" office:value-type="float" office:value="4.5945" calcext:value-type="float">
            <text:p>4.5945</text:p>
          </table:table-cell>
          <table:table-cell table:style-name="ce18" table:formula="of:=[NOOP_seq_throughput.D22]" office:value-type="float" office:value="0.33775" calcext:value-type="float">
            <text:p>0.33775</text:p>
          </table:table-cell>
          <table:table-cell table:style-name="ce18" table:formula="of:=[CFQ_seq_throughput.C22]" office:value-type="float" office:value="6.35375" calcext:value-type="float">
            <text:p>6.35375</text:p>
          </table:table-cell>
          <table:table-cell table:style-name="ce18" table:formula="of:=[CFQ_seq_throughput.D22]" office:value-type="float" office:value="0.40425" calcext:value-type="float">
            <text:p>0.40425</text:p>
          </table:table-cell>
          <table:table-cell table:style-name="ce18" table:formula="of:=[SFQ_seq_throughput.C22]" office:value-type="float" office:value="8.83125" calcext:value-type="float">
            <text:p>8.83125</text:p>
          </table:table-cell>
          <table:table-cell table:style-name="ce18" table:formula="of:=[SFQ_seq_throughput.D22]" office:value-type="float" office:value="0.54125" calcext:value-type="float">
            <text:p>0.54125</text:p>
          </table:table-cell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20]" office:value-type="float" office:value="35.5398770583512" calcext:value-type="float">
            <text:p>35.5398770583512</text:p>
          </table:table-cell>
          <table:table-cell table:style-name="ce11" table:formula="of:=[.U20]" office:value-type="float" office:value="21.2784484464674" calcext:value-type="float">
            <text:p>21.2784484464674</text:p>
          </table:table-cell>
          <table:table-cell table:style-name="ce11" table:formula="of:=[.W20]" office:value-type="float" office:value="13.4062301335029" calcext:value-type="float">
            <text:p>13.4062301335029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2036" calcext:value-type="float">
            <text:p>2036</text:p>
          </table:table-cell>
          <table:table-cell table:style-name="ce14" office:value-type="float" office:value="945" calcext:value-type="float">
            <text:p>945</text:p>
          </table:table-cell>
          <table:table-cell table:style-name="ce14" office:value-type="float" office:value="2035" calcext:value-type="float">
            <text:p>2035</text:p>
          </table:table-cell>
          <table:table-cell table:style-name="ce14" office:value-type="float" office:value="942" calcext:value-type="float">
            <text:p>942</text:p>
          </table:table-cell>
          <table:table-cell table:style-name="ce14" office:value-type="float" office:value="2089" calcext:value-type="float">
            <text:p>2089</text:p>
          </table:table-cell>
          <table:table-cell table:style-name="ce14" office:value-type="float" office:value="851" calcext:value-type="float">
            <text:p>851</text:p>
          </table:table-cell>
          <table:table-cell table:number-columns-repeated="2"/>
          <table:table-cell table:formula="of:=[NOOP_seq_latency.C62]" office:value-type="float" office:value="146932.25" calcext:value-type="float">
            <text:p>146932.25</text:p>
          </table:table-cell>
          <table:table-cell table:formula="of:=[NOOP_seq_latency.D62]" office:value-type="float" office:value="331874.6875" calcext:value-type="float">
            <text:p>331874.6875</text:p>
          </table:table-cell>
          <table:table-cell table:formula="of:=[CFQ_seq_latency.C62]" office:value-type="float" office:value="127992.125" calcext:value-type="float">
            <text:p>127992.125</text:p>
          </table:table-cell>
          <table:table-cell table:formula="of:=[CFQ_seq_latency.D62]" office:value-type="float" office:value="253821.375" calcext:value-type="float">
            <text:p>253821.375</text:p>
          </table:table-cell>
          <table:table-cell table:formula="of:=[SFQ_seq_latency.C62]" office:value-type="float" office:value="164758.0625" calcext:value-type="float">
            <text:p>164758.0625</text:p>
          </table:table-cell>
          <table:table-cell table:formula="of:=[SFQ_seq_latency.D62]" office:value-type="float" office:value="304873.875" calcext:value-type="float">
            <text:p>304873.875</text:p>
          </table:table-cell>
          <table:table-cell table:number-columns-repeated="2"/>
          <table:table-cell table:style-name="ce18" table:formula="of:=[NOOP_seq_throughput.C42]" office:value-type="float" office:value="6.06375" calcext:value-type="float">
            <text:p>6.06375</text:p>
          </table:table-cell>
          <table:table-cell table:style-name="ce18" table:formula="of:=[NOOP_seq_throughput.D42]" office:value-type="float" office:value="0.39775" calcext:value-type="float">
            <text:p>0.39775</text:p>
          </table:table-cell>
          <table:table-cell table:style-name="ce18" table:formula="of:=[CFQ_seq_throughput.C42]" office:value-type="float" office:value="6.9275" calcext:value-type="float">
            <text:p>6.9275</text:p>
          </table:table-cell>
          <table:table-cell table:style-name="ce18" table:formula="of:=[CFQ_seq_throughput.D42]" office:value-type="float" office:value="0.465" calcext:value-type="float">
            <text:p>0.465</text:p>
          </table:table-cell>
          <table:table-cell table:style-name="ce18" table:formula="of:=[SFQ_seq_throughput.C42]" office:value-type="float" office:value="17.95" calcext:value-type="float">
            <text:p>17.95</text:p>
          </table:table-cell>
          <table:table-cell table:style-name="ce18" table:formula="of:=[SFQ_seq_throughput.D42]" office:value-type="float" office:value="1.0035" calcext:value-type="float">
            <text:p>1.0035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T20]" office:value-type="float" office:value="102.407370318446" calcext:value-type="float">
            <text:p>102.407370318446</text:p>
          </table:table-cell>
          <table:table-cell table:style-name="ce11" table:formula="of:=[.V20]" office:value-type="float" office:value="110.577053632043" calcext:value-type="float">
            <text:p>110.577053632043</text:p>
          </table:table-cell>
          <table:table-cell table:style-name="ce11" table:formula="of:=[.X20]" office:value-type="float" office:value="151.421843868864" calcext:value-type="float">
            <text:p>151.421843868864</text:p>
          </table:table-cell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C14:.C16])" office:value-type="float" office:value="2034.33333333333" calcext:value-type="float">
            <text:p>2034.33333333333</text:p>
          </table:table-cell>
          <table:table-cell table:style-name="ce8" table:formula="of:=AVERAGE([.D14:.D16])" office:value-type="float" office:value="728" calcext:value-type="float">
            <text:p>728</text:p>
          </table:table-cell>
          <table:table-cell table:style-name="ce8" table:formula="of:=AVERAGE([.E14:.E16])" office:value-type="float" office:value="2032.33333333333" calcext:value-type="float">
            <text:p>2032.33333333333</text:p>
          </table:table-cell>
          <table:table-cell table:style-name="ce8" table:formula="of:=AVERAGE([.F14:.F16])" office:value-type="float" office:value="737" calcext:value-type="float">
            <text:p>737</text:p>
          </table:table-cell>
          <table:table-cell table:style-name="ce8" table:formula="of:=AVERAGE([.G14:.G16])" office:value-type="float" office:value="2077.33333333333" calcext:value-type="float">
            <text:p>2077.33333333333</text:p>
          </table:table-cell>
          <table:table-cell table:style-name="ce8" table:formula="of:=AVERAGE([.H14:.H16])" office:value-type="float" office:value="766.666666666667" calcext:value-type="float">
            <text:p>766.666666666667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K14:.K16])" office:value-type="float" office:value="136151.583333333" calcext:value-type="float">
            <text:p>136151.583333333</text:p>
          </table:table-cell>
          <table:table-cell table:style-name="ce8" table:formula="of:=AVERAGE([.L14:.L16])" office:value-type="float" office:value="384303.541666667" calcext:value-type="float">
            <text:p>384303.541666667</text:p>
          </table:table-cell>
          <table:table-cell table:style-name="ce8" table:formula="of:=AVERAGE([.M14:.M16])" office:value-type="float" office:value="147172.395833333" calcext:value-type="float">
            <text:p>147172.395833333</text:p>
          </table:table-cell>
          <table:table-cell table:style-name="ce8" table:formula="of:=AVERAGE([.N14:.N16])" office:value-type="float" office:value="351819.5625" calcext:value-type="float">
            <text:p>351819.5625</text:p>
          </table:table-cell>
          <table:table-cell table:style-name="ce8" table:formula="of:=AVERAGE([.O14:.O16])" office:value-type="float" office:value="171049.4375" calcext:value-type="float">
            <text:p>171049.4375</text:p>
          </table:table-cell>
          <table:table-cell table:style-name="ce8" table:formula="of:=AVERAGE([.P14:.P16])" office:value-type="float" office:value="330476.645833333" calcext:value-type="float">
            <text:p>330476.645833333</text:p>
          </table:table-cell>
          <table:table-cell table:number-columns-repeated="2"/>
          <table:table-cell table:style-name="ce18" table:formula="of:=[NOOP_seq_throughput.C62]" office:value-type="float" office:value="8.3345" calcext:value-type="float">
            <text:p>8.3345</text:p>
          </table:table-cell>
          <table:table-cell table:style-name="ce18" table:formula="of:=[NOOP_seq_throughput.D62]" office:value-type="float" office:value="0.51275" calcext:value-type="float">
            <text:p>0.51275</text:p>
          </table:table-cell>
          <table:table-cell table:style-name="ce22" table:formula="of:=[CFQ_seq_throughput.C62]" office:value-type="float" office:value="18.3" calcext:value-type="float">
            <text:p>18.3</text:p>
          </table:table-cell>
          <table:table-cell table:style-name="ce18" table:formula="of:=[CFQ_seq_throughput.D62]" office:value-type="float" office:value="0.972" calcext:value-type="float">
            <text:p>0.972</text:p>
          </table:table-cell>
          <table:table-cell table:style-name="ce18" table:formula="of:=[SFQ_seq_throughput.C62]" office:value-type="float" office:value="22.375" calcext:value-type="float">
            <text:p>22.375</text:p>
          </table:table-cell>
          <table:table-cell table:style-name="ce18" table:formula="of:=[SFQ_seq_throughput.D62]" office:value-type="float" office:value="1.21575" calcext:value-type="float">
            <text:p>1.21575</text:p>
          </table:table-cell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29]" office:value-type="float" office:value="18.5982434992251" calcext:value-type="float">
            <text:p>18.5982434992251</text:p>
          </table:table-cell>
          <table:table-cell table:style-name="ce11" table:formula="of:=[.U29]" office:value-type="float" office:value="18.7807860262009" calcext:value-type="float">
            <text:p>18.7807860262009</text:p>
          </table:table-cell>
          <table:table-cell table:style-name="ce11" table:formula="of:=[.W29]" office:value-type="float" office:value="18.2801664355062" calcext:value-type="float">
            <text:p>18.2801664355062</text:p>
          </table:table-cell>
        </table:table-row>
        <table:table-row table:style-name="ro4"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C14:.C16])" office:value-type="float" office:value="2.88675134594813" calcext:value-type="float">
            <text:p>2.88675134594813</text:p>
          </table:table-cell>
          <table:table-cell table:style-name="ce8" table:formula="of:=STDEV([.D14:.D16])" office:value-type="float" office:value="255.094100284581" calcext:value-type="float">
            <text:p>255.094100284581</text:p>
          </table:table-cell>
          <table:table-cell table:style-name="ce8" table:formula="of:=STDEV([.E14:.E16])" office:value-type="float" office:value="3.05505046330389" calcext:value-type="float">
            <text:p>3.05505046330389</text:p>
          </table:table-cell>
          <table:table-cell table:style-name="ce8" table:formula="of:=STDEV([.F14:.F16])" office:value-type="float" office:value="269.304660189905" calcext:value-type="float">
            <text:p>269.304660189905</text:p>
          </table:table-cell>
          <table:table-cell table:style-name="ce8" table:formula="of:=STDEV([.G14:.G16])" office:value-type="float" office:value="13.2035348802256" calcext:value-type="float">
            <text:p>13.2035348802256</text:p>
          </table:table-cell>
          <table:table-cell table:style-name="ce8" table:formula="of:=STDEV([.H14:.H16])" office:value-type="float" office:value="121.820906799011" calcext:value-type="float">
            <text:p>121.820906799011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K14:.K16])" office:value-type="float" office:value="10409.7428089727" calcext:value-type="float">
            <text:p>10409.7428089727</text:p>
          </table:table-cell>
          <table:table-cell table:style-name="ce8" table:formula="of:=STDEV([.L14:.L16])" office:value-type="float" office:value="50013.9087000249" calcext:value-type="float">
            <text:p>50013.9087000249</text:p>
          </table:table-cell>
          <table:table-cell table:style-name="ce8" table:formula="of:=STDEV([.M14:.M16])" office:value-type="float" office:value="21487.9207032635" calcext:value-type="float">
            <text:p>21487.9207032635</text:p>
          </table:table-cell>
          <table:table-cell table:style-name="ce8" table:formula="of:=STDEV([.N14:.N16])" office:value-type="float" office:value="96599.1100024712" calcext:value-type="float">
            <text:p>96599.1100024712</text:p>
          </table:table-cell>
          <table:table-cell table:style-name="ce8" table:formula="of:=STDEV([.O14:.O16])" office:value-type="float" office:value="14801.8882725683" calcext:value-type="float">
            <text:p>14801.8882725683</text:p>
          </table:table-cell>
          <table:table-cell table:style-name="ce8" table:formula="of:=STDEV([.P14:.P16])" office:value-type="float" office:value="27414.2344714849" calcext:value-type="float">
            <text:p>27414.2344714849</text:p>
          </table:table-cell>
          <table:table-cell/>
          <table:table-cell table:style-name="ce9" office:value-type="string" calcext:value-type="string">
            <text:p>MEAN</text:p>
          </table:table-cell>
          <table:table-cell table:formula="of:=AVERAGE([.S15:.S17])" office:value-type="float" office:value="6.33091666666667" calcext:value-type="float">
            <text:p>6.33091666666667</text:p>
          </table:table-cell>
          <table:table-cell table:formula="of:=AVERAGE([.T15:.T17])" office:value-type="float" office:value="0.416083333333333" calcext:value-type="float">
            <text:p>0.416083333333333</text:p>
          </table:table-cell>
          <table:table-cell table:formula="of:=AVERAGE([.U15:.U17])" office:value-type="float" office:value="10.5270833333333" calcext:value-type="float">
            <text:p>10.5270833333333</text:p>
          </table:table-cell>
          <table:table-cell table:formula="of:=AVERAGE([.V15:.V17])" office:value-type="float" office:value="0.61375" calcext:value-type="float">
            <text:p>0.61375</text:p>
          </table:table-cell>
          <table:table-cell table:formula="of:=AVERAGE([.W15:.W17])" office:value-type="float" office:value="16.3854166666667" calcext:value-type="float">
            <text:p>16.3854166666667</text:p>
          </table:table-cell>
          <table:table-cell table:formula="of:=AVERAGE([.X15:.X17])" office:value-type="float" office:value="0.920166666666666" calcext:value-type="float">
            <text:p>0.920166666666666</text:p>
          </table:table-cell>
          <table:table-cell/>
          <table:table-cell table:style-name="ce13" office:value-type="string" calcext:value-type="string">
            <text:p>READ <text:s/>128KB </text:p>
          </table:table-cell>
          <table:table-cell table:style-name="ce11" table:formula="of:=[.T29]" office:value-type="float" office:value="15.7268481236914" calcext:value-type="float">
            <text:p>15.7268481236914</text:p>
          </table:table-cell>
          <table:table-cell table:style-name="ce11" table:formula="of:=[.V29]" office:value-type="float" office:value="15.6936936936937" calcext:value-type="float">
            <text:p>15.6936936936937</text:p>
          </table:table-cell>
          <table:table-cell table:style-name="ce11" table:formula="of:=[.X29]" office:value-type="float" office:value="15.764743083004" calcext:value-type="float">
            <text:p>15.764743083004</text:p>
          </table:table-cell>
        </table:table-row>
        <table:table-row table:style-name="ro1">
          <table:table-cell table:number-columns-repeated="9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STD</text:p>
          </table:table-cell>
          <table:table-cell table:formula="of:=STDEV([.S15:.S17])" office:value-type="float" office:value="1.88425940911365" calcext:value-type="float">
            <text:p>1.88425940911365</text:p>
          </table:table-cell>
          <table:table-cell table:formula="of:=STDEV([.T15:.T17])" office:value-type="float" office:value="0.0889288104796941" calcext:value-type="float">
            <text:p>0.088928810479694</text:p>
          </table:table-cell>
          <table:table-cell table:formula="of:=STDEV([.U15:.U17])" office:value-type="float" office:value="6.73765333004254" calcext:value-type="float">
            <text:p>6.73765333004254</text:p>
          </table:table-cell>
          <table:table-cell table:formula="of:=STDEV([.V15:.V17])" office:value-type="float" office:value="0.311736968452572" calcext:value-type="float">
            <text:p>0.311736968452572</text:p>
          </table:table-cell>
          <table:table-cell table:formula="of:=STDEV([.W15:.W17])" office:value-type="float" office:value="6.9061010542008" calcext:value-type="float">
            <text:p>6.9061010542008</text:p>
          </table:table-cell>
          <table:table-cell table:formula="of:=STDEV([.X15:.X17])" office:value-type="float" office:value="0.34488533722577" calcext:value-type="float">
            <text:p>0.34488533722577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S38]" office:value-type="float" office:value="57.5875661673612" calcext:value-type="float">
            <text:p>57.5875661673612</text:p>
          </table:table-cell>
          <table:table-cell table:style-name="ce11" table:formula="of:=[.U38]" office:value-type="float" office:value="90.35837124154" calcext:value-type="float">
            <text:p>90.35837124154</text:p>
          </table:table-cell>
          <table:table-cell table:style-name="ce11" table:formula="of:=[.W38]" office:value-type="float" office:value="221.515633280339" calcext:value-type="float">
            <text:p>221.515633280339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low-down</text:p>
          </table:table-cell>
          <table:table-cell table:formula="of:=[.C9]/[.S18]" office:value-type="float" office:value="35.5398770583512" calcext:value-type="float">
            <text:p>35.5398770583512</text:p>
          </table:table-cell>
          <table:table-cell table:formula="of:=[.D9]/[.T18]" office:value-type="float" office:value="102.407370318446" calcext:value-type="float">
            <text:p>102.407370318446</text:p>
          </table:table-cell>
          <table:table-cell table:formula="of:=[.E9]/[.U18]" office:value-type="float" office:value="21.2784484464674" calcext:value-type="float">
            <text:p>21.2784484464674</text:p>
          </table:table-cell>
          <table:table-cell table:formula="of:=[.F9]/[.V18]" office:value-type="float" office:value="110.577053632043" calcext:value-type="float">
            <text:p>110.577053632043</text:p>
          </table:table-cell>
          <table:table-cell table:formula="of:=[.G9]/[.W18]" office:value-type="float" office:value="13.4062301335029" calcext:value-type="float">
            <text:p>13.4062301335029</text:p>
          </table:table-cell>
          <table:table-cell table:formula="of:=[.H9]/[.X18]" office:value-type="float" office:value="151.421843868864" calcext:value-type="float">
            <text:p>151.421843868864</text:p>
          </table:table-cell>
          <table:table-cell/>
          <table:table-cell table:style-name="ce13" office:value-type="string" calcext:value-type="string">
            <text:p>WRITE <text:s/>128KB </text:p>
          </table:table-cell>
          <table:table-cell table:style-name="ce11" table:formula="of:=[.T38]" office:value-type="float" office:value="13.7326102334355" calcext:value-type="float">
            <text:p>13.7326102334355</text:p>
          </table:table-cell>
          <table:table-cell table:style-name="ce11" table:formula="of:=[.V38]" office:value-type="float" office:value="13.8522985355157" calcext:value-type="float">
            <text:p>13.8522985355157</text:p>
          </table:table-cell>
          <table:table-cell table:style-name="ce11" table:formula="of:=[.X38]" office:value-type="float" office:value="17.1681828784698" calcext:value-type="float">
            <text:p>17.16818287846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/>
          <table:table-cell table:style-name="ce10" table:number-columns-repeated="7"/>
          <table:table-cell/>
          <table:table-cell table:style-name="ce11" table:number-columns-repeated="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NOOP</text:p>
          </table:table-cell>
          <table:table-cell table:style-name="ce11" office:value-type="string" calcext:value-type="string">
            <text:p>CFQ</text:p>
          </table:table-cell>
          <table:table-cell table:style-name="ce11" office:value-type="string" calcext:value-type="string">
            <text:p>SFQ</text:p>
          </table:table-cell>
          <table:table-cell table:style-name="ce11"/>
          <table:table-cell table:number-columns-repeated="4"/>
          <table:table-cell table:style-name="ce22" table:formula="of:=[NOOP_seq_latency.G22]" office:value-type="float" office:value="30057.125" calcext:value-type="float">
            <text:p>30057.125</text:p>
          </table:table-cell>
          <table:table-cell table:style-name="ce23" table:formula="of:=[NOOP_seq_latency.H22]" office:value-type="float" office:value="127599.125" calcext:value-type="float">
            <text:p>127599.125</text:p>
          </table:table-cell>
          <table:table-cell table:formula="of:=[CFQ_seq_latency.G22]" office:value-type="float" office:value="30458.375" calcext:value-type="float">
            <text:p>30458.375</text:p>
          </table:table-cell>
          <table:table-cell table:formula="of:=[CFQ_seq_latency.H22]" office:value-type="float" office:value="86639.0625" calcext:value-type="float">
            <text:p>86639.0625</text:p>
          </table:table-cell>
          <table:table-cell table:formula="of:=[SFQ_seq_latency.G22]" office:value-type="float" office:value="425419.125" calcext:value-type="float">
            <text:p>425419.125</text:p>
          </table:table-cell>
          <table:table-cell table:formula="of:=[SFQ_seq_latency.H22]" office:value-type="float" office:value="490472.0625" calcext:value-type="float">
            <text:p>490472.0625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1" table:number-columns-repeated="4"/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9]" office:value-type="float" office:value="13.4093333333333" calcext:value-type="float">
            <text:p>13.4093333333333</text:p>
          </table:table-cell>
          <table:table-cell table:style-name="ce15" table:formula="of:=[.M9]" office:value-type="float" office:value="17.0333333333333" calcext:value-type="float">
            <text:p>17.0333333333333</text:p>
          </table:table-cell>
          <table:table-cell table:style-name="ce15" table:formula="of:=[.O9]" office:value-type="float" office:value="20.6333333333333" calcext:value-type="float">
            <text:p>20.6333333333333</text:p>
          </table:table-cell>
          <table:table-cell table:style-name="ce11"/>
          <table:table-cell table:number-columns-repeated="4"/>
          <table:table-cell table:formula="of:=[NOOP_seq_latency.G42]" office:value-type="float" office:value="30917.125" calcext:value-type="float">
            <text:p>30917.125</text:p>
          </table:table-cell>
          <table:table-cell table:formula="of:=[NOOP_seq_latency.H42]" office:value-type="float" office:value="254444.1875" calcext:value-type="float">
            <text:p>254444.1875</text:p>
          </table:table-cell>
          <table:table-cell table:formula="of:=[CFQ_seq_latency.G42]" office:value-type="float" office:value="32121.375" calcext:value-type="float">
            <text:p>32121.375</text:p>
          </table:table-cell>
          <table:table-cell table:formula="of:=[CFQ_seq_latency.H42]" office:value-type="float" office:value="415236.5625" calcext:value-type="float">
            <text:p>415236.5625</text:p>
          </table:table-cell>
          <table:table-cell table:formula="of:=[SFQ_seq_latency.G42]" office:value-type="float" office:value="40313.4375" calcext:value-type="float">
            <text:p>40313.4375</text:p>
          </table:table-cell>
          <table:table-cell table:formula="of:=[SFQ_seq_latency.H42]" office:value-type="float" office:value="97059.25" calcext:value-type="float">
            <text:p>97059.2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number-columns-repeated="2"/>
          <table:table-cell table:style-name="ce25" table:formula="of:=[.S9]" office:value-type="float" office:value="493530.666666667" calcext:value-type="float">
            <text:p>493530.666666667</text:p>
          </table:table-cell>
          <table:table-cell table:style-name="ce25" table:formula="of:=[.U9]" office:value-type="float" office:value="536172.333333333" calcext:value-type="float">
            <text:p>536172.333333333</text:p>
          </table:table-cell>
          <table:table-cell table:style-name="ce25" table:formula="of:=[.W9]" office:value-type="float" office:value="441101.333333333" calcext:value-type="float">
            <text:p>441101.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L9]" office:value-type="float" office:value="63.6333333333333" calcext:value-type="float">
            <text:p>63.6333333333333</text:p>
          </table:table-cell>
          <table:table-cell table:style-name="ce15" table:formula="of:=[.N9]" office:value-type="float" office:value="80.2666666666667" calcext:value-type="float">
            <text:p>80.2666666666667</text:p>
          </table:table-cell>
          <table:table-cell table:style-name="ce15" table:formula="of:=[.P9]" office:value-type="float" office:value="97.6333333333333" calcext:value-type="float">
            <text:p>97.6333333333333</text:p>
          </table:table-cell>
          <table:table-cell table:style-name="ce11"/>
          <table:table-cell table:number-columns-repeated="4"/>
          <table:table-cell table:formula="of:=[NOOP_seq_latency.G62]" office:value-type="float" office:value="32301.625" calcext:value-type="float">
            <text:p>32301.625</text:p>
          </table:table-cell>
          <table:table-cell table:formula="of:=[NOOP_seq_latency.H62]" office:value-type="float" office:value="115409.4375" calcext:value-type="float">
            <text:p>115409.4375</text:p>
          </table:table-cell>
          <table:table-cell table:formula="of:=[CFQ_seq_latency.G62]" office:value-type="float" office:value="36413.9375" calcext:value-type="float">
            <text:p>36413.9375</text:p>
          </table:table-cell>
          <table:table-cell table:formula="of:=[CFQ_seq_latency.H62]" office:value-type="float" office:value="120848.9375" calcext:value-type="float">
            <text:p>120848.9375</text:p>
          </table:table-cell>
          <table:table-cell table:formula="of:=[SFQ_seq_latency.G62]" office:value-type="float" office:value="1050673.75" calcext:value-type="float">
            <text:p>1050673.75</text:p>
          </table:table-cell>
          <table:table-cell table:formula="of:=[SFQ_seq_latency.H62]" office:value-type="float" office:value="1174864.3125" calcext:value-type="float">
            <text:p>1174864.3125</text:p>
          </table:table-cell>
          <table:table-cell table:number-columns-repeated="2"/>
          <table:table-cell table:style-name="ce18" table:formula="of:=[NOOP_seq_throughput.G22]" office:value-type="float" office:value="11.9625" calcext:value-type="float">
            <text:p>11.9625</text:p>
          </table:table-cell>
          <table:table-cell table:style-name="ce18" table:formula="of:=[NOOP_seq_throughput.H22]" office:value-type="float" office:value="130.9375" calcext:value-type="float">
            <text:p>130.9375</text:p>
          </table:table-cell>
          <table:table-cell table:style-name="ce18" table:formula="of:=[CFQ_seq_throughput.G22]" office:value-type="float" office:value="11.74375" calcext:value-type="float">
            <text:p>11.74375</text:p>
          </table:table-cell>
          <table:table-cell table:style-name="ce18" table:formula="of:=[CFQ_seq_throughput.H22]" office:value-type="float" office:value="128.4375" calcext:value-type="float">
            <text:p>128.4375</text:p>
          </table:table-cell>
          <table:table-cell table:style-name="ce18" table:formula="of:=[SFQ_seq_throughput.G22]" office:value-type="float" office:value="11.8125" calcext:value-type="float">
            <text:p>11.8125</text:p>
          </table:table-cell>
          <table:table-cell table:style-name="ce18" table:formula="of:=[SFQ_seq_throughput.H22]" office:value-type="float" office:value="132.375" calcext:value-type="float">
            <text:p>132.375</text:p>
          </table:table-cell>
          <table:table-cell table:number-columns-repeated="2"/>
          <table:table-cell table:style-name="ce25" table:formula="of:=[.T9]" office:value-type="float" office:value="450888.333333333" calcext:value-type="float">
            <text:p>450888.333333333</text:p>
          </table:table-cell>
          <table:table-cell table:style-name="ce25" table:formula="of:=[.V9]" office:value-type="float" office:value="466966.333333333" calcext:value-type="float">
            <text:p>466966.333333333</text:p>
          </table:table-cell>
          <table:table-cell table:style-name="ce25" table:formula="of:=[.X9]" office:value-type="float" office:value="386575.333333333" calcext:value-type="float">
            <text:p>386575.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17]" office:value-type="float" office:value="136151.583333333" calcext:value-type="float">
            <text:p>136151.583333333</text:p>
          </table:table-cell>
          <table:table-cell table:style-name="ce15" table:formula="of:=[.M17]" office:value-type="float" office:value="147172.395833333" calcext:value-type="float">
            <text:p>147172.395833333</text:p>
          </table:table-cell>
          <table:table-cell table:style-name="ce15" table:formula="of:=[.O17]" office:value-type="float" office:value="171049.4375" calcext:value-type="float">
            <text:p>171049.4375</text:p>
          </table:table-cell>
          <table:table-cell table:style-name="ce11"/>
          <table:table-cell table:number-columns-repeated="3"/>
          <table:table-cell table:style-name="ce9" office:value-type="string" calcext:value-type="string">
            <text:p>MEAN</text:p>
          </table:table-cell>
          <table:table-cell table:style-name="ce8" table:formula="of:=AVERAGE([.K22:.K24])" office:value-type="float" office:value="31091.9583333333" calcext:value-type="float">
            <text:p>31091.9583333333</text:p>
          </table:table-cell>
          <table:table-cell table:style-name="ce8" table:formula="of:=AVERAGE([.L22:.L24])" office:value-type="float" office:value="165817.583333333" calcext:value-type="float">
            <text:p>165817.583333333</text:p>
          </table:table-cell>
          <table:table-cell table:style-name="ce8" table:formula="of:=AVERAGE([.M22:.M24])" office:value-type="float" office:value="32997.8958333333" calcext:value-type="float">
            <text:p>32997.8958333333</text:p>
          </table:table-cell>
          <table:table-cell table:style-name="ce8" table:formula="of:=AVERAGE([.N22:.N24])" office:value-type="float" office:value="207574.854166667" calcext:value-type="float">
            <text:p>207574.854166667</text:p>
          </table:table-cell>
          <table:table-cell table:style-name="ce8" table:formula="of:=AVERAGE([.O22:.O24])" office:value-type="float" office:value="505468.770833333" calcext:value-type="float">
            <text:p>505468.770833333</text:p>
          </table:table-cell>
          <table:table-cell table:style-name="ce8" table:formula="of:=AVERAGE([.P22:.P24])" office:value-type="float" office:value="587465.208333333" calcext:value-type="float">
            <text:p>587465.208333333</text:p>
          </table:table-cell>
          <table:table-cell table:number-columns-repeated="2"/>
          <table:table-cell table:style-name="ce18" table:formula="of:=[NOOP_seq_throughput.G42]" office:value-type="float" office:value="12.18125" calcext:value-type="float">
            <text:p>12.18125</text:p>
          </table:table-cell>
          <table:table-cell table:style-name="ce18" table:formula="of:=[NOOP_seq_throughput.H42]" office:value-type="float" office:value="128.25" calcext:value-type="float">
            <text:p>128.25</text:p>
          </table:table-cell>
          <table:table-cell table:style-name="ce18" table:formula="of:=[CFQ_seq_throughput.G42]" office:value-type="float" office:value="12.0875" calcext:value-type="float">
            <text:p>12.0875</text:p>
          </table:table-cell>
          <table:table-cell table:style-name="ce18" table:formula="of:=[CFQ_seq_throughput.H42]" office:value-type="float" office:value="130.75" calcext:value-type="float">
            <text:p>130.75</text:p>
          </table:table-cell>
          <table:table-cell table:style-name="ce18" table:formula="of:=[SFQ_seq_throughput.G42]" office:value-type="float" office:value="11.90625" calcext:value-type="float">
            <text:p>11.90625</text:p>
          </table:table-cell>
          <table:table-cell table:style-name="ce18" table:formula="of:=[SFQ_seq_throughput.H42]" office:value-type="float" office:value="131.875" calcext:value-type="float">
            <text:p>131.875</text:p>
          </table:table-cell>
          <table:table-cell table:number-columns-repeated="2"/>
          <table:table-cell table:style-name="ce25" table:formula="of:=[.S18]*16" office:value-type="float" office:value="101.294666666667" calcext:value-type="float">
            <text:p>101.294666666667</text:p>
          </table:table-cell>
          <table:table-cell table:style-name="ce25" table:formula="of:=[.U18]*16" office:value-type="float" office:value="168.433333333333" calcext:value-type="float">
            <text:p>168.433333333333</text:p>
          </table:table-cell>
          <table:table-cell table:style-name="ce25" table:formula="of:=[.W18]*16" office:value-type="float" office:value="262.166666666667" calcext:value-type="float">
            <text:p>262.166666666667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L17]" office:value-type="float" office:value="384303.541666667" calcext:value-type="float">
            <text:p>384303.541666667</text:p>
          </table:table-cell>
          <table:table-cell table:style-name="ce15" table:formula="of:=[.N17]" office:value-type="float" office:value="351819.5625" calcext:value-type="float">
            <text:p>351819.5625</text:p>
          </table:table-cell>
          <table:table-cell table:style-name="ce15" table:formula="of:=[.P17]" office:value-type="float" office:value="330476.645833333" calcext:value-type="float">
            <text:p>330476.645833333</text:p>
          </table:table-cell>
          <table:table-cell table:style-name="ce11"/>
          <table:table-cell table:number-columns-repeated="3"/>
          <table:table-cell table:style-name="ce9" office:value-type="string" calcext:value-type="string">
            <text:p>STD</text:p>
          </table:table-cell>
          <table:table-cell table:style-name="ce8" table:formula="of:=STDEV([.K22:.K24])" office:value-type="float" office:value="1132.41780422834" calcext:value-type="float">
            <text:p>1132.41780422834</text:p>
          </table:table-cell>
          <table:table-cell table:style-name="ce8" table:formula="of:=STDEV([.L22:.L24])" office:value-type="float" office:value="76994.5020434783" calcext:value-type="float">
            <text:p>76994.5020434783</text:p>
          </table:table-cell>
          <table:table-cell table:style-name="ce8" table:formula="of:=STDEV([.M22:.M24])" office:value-type="float" office:value="3073.01118632882" calcext:value-type="float">
            <text:p>3073.01118632882</text:p>
          </table:table-cell>
          <table:table-cell table:style-name="ce8" table:formula="of:=STDEV([.N22:.N24])" office:value-type="float" office:value="180651.924201813" calcext:value-type="float">
            <text:p>180651.924201813</text:p>
          </table:table-cell>
          <table:table-cell table:style-name="ce8" table:formula="of:=STDEV([.O22:.O24])" office:value-type="float" office:value="509914.649345659" calcext:value-type="float">
            <text:p>509914.649345659</text:p>
          </table:table-cell>
          <table:table-cell table:style-name="ce8" table:formula="of:=STDEV([.P22:.P24])" office:value-type="float" office:value="545409.654243159" calcext:value-type="float">
            <text:p>545409.654243159</text:p>
          </table:table-cell>
          <table:table-cell table:number-columns-repeated="2"/>
          <table:table-cell table:style-name="ce18" table:formula="of:=[NOOP_seq_throughput.G62]" office:value-type="float" office:value="12.15" calcext:value-type="float">
            <text:p>12.15</text:p>
          </table:table-cell>
          <table:table-cell table:style-name="ce18" table:formula="of:=[NOOP_seq_throughput.H62]" office:value-type="float" office:value="128.875" calcext:value-type="float">
            <text:p>128.875</text:p>
          </table:table-cell>
          <table:table-cell table:style-name="ce18" table:formula="of:=[CFQ_seq_throughput.G62]" office:value-type="float" office:value="11.95" calcext:value-type="float">
            <text:p>11.95</text:p>
          </table:table-cell>
          <table:table-cell table:style-name="ce18" table:formula="of:=[CFQ_seq_throughput.H62]" office:value-type="float" office:value="129.3125" calcext:value-type="float">
            <text:p>129.3125</text:p>
          </table:table-cell>
          <table:table-cell table:style-name="ce18" table:formula="of:=[SFQ_seq_throughput.G62]" office:value-type="float" office:value="12.33125" calcext:value-type="float">
            <text:p>12.33125</text:p>
          </table:table-cell>
          <table:table-cell table:style-name="ce18" table:formula="of:=[SFQ_seq_throughput.H62]" office:value-type="float" office:value="131.0625" calcext:value-type="float">
            <text:p>131.0625</text:p>
          </table:table-cell>
          <table:table-cell table:number-columns-repeated="2"/>
          <table:table-cell table:style-name="ce25" table:formula="of:=[.T18]*16" office:value-type="float" office:value="6.65733333333333" calcext:value-type="float">
            <text:p>6.65733333333333</text:p>
          </table:table-cell>
          <table:table-cell table:style-name="ce25" table:formula="of:=[.V18]*16" office:value-type="float" office:value="9.82" calcext:value-type="float">
            <text:p>9.82</text:p>
          </table:table-cell>
          <table:table-cell table:style-name="ce25" table:formula="of:=[.X18]*16" office:value-type="float" office:value="14.7226666666667" calcext:value-type="float">
            <text:p>14.7226666666667</text:p>
          </table:table-cell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25]" office:value-type="float" office:value="31091.9583333333" calcext:value-type="float">
            <text:p>31091.9583333333</text:p>
          </table:table-cell>
          <table:table-cell table:style-name="ce15" table:formula="of:=[.M25]" office:value-type="float" office:value="32997.8958333333" calcext:value-type="float">
            <text:p>32997.8958333333</text:p>
          </table:table-cell>
          <table:table-cell table:style-name="ce15" table:formula="of:=[.O25]" office:value-type="float" office:value="505468.770833333" calcext:value-type="float">
            <text:p>505468.770833333</text:p>
          </table:table-cell>
          <table:table-cell table:style-name="ce11"/>
          <table:table-cell table:number-columns-repeated="3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MEAN</text:p>
          </table:table-cell>
          <table:table-cell table:formula="of:=AVERAGE([.S24:.S26])" office:value-type="float" office:value="12.0979166666667" calcext:value-type="float">
            <text:p>12.0979166666667</text:p>
          </table:table-cell>
          <table:table-cell table:formula="of:=AVERAGE([.T24:.T26])" office:value-type="float" office:value="129.354166666667" calcext:value-type="float">
            <text:p>129.354166666667</text:p>
          </table:table-cell>
          <table:table-cell table:formula="of:=AVERAGE([.U24:.U26])" office:value-type="float" office:value="11.9270833333333" calcext:value-type="float">
            <text:p>11.9270833333333</text:p>
          </table:table-cell>
          <table:table-cell table:formula="of:=AVERAGE([.V24:.V26])" office:value-type="float" office:value="129.5" calcext:value-type="float">
            <text:p>129.5</text:p>
          </table:table-cell>
          <table:table-cell table:formula="of:=AVERAGE([.W24:.W26])" office:value-type="float" office:value="12.0166666666667" calcext:value-type="float">
            <text:p>12.0166666666667</text:p>
          </table:table-cell>
          <table:table-cell table:formula="of:=AVERAGE([.X24:.X26])" office:value-type="float" office:value="131.770833333333" calcext:value-type="float">
            <text:p>131.770833333333</text:p>
          </table:table-cell>
          <table:table-cell table:number-columns-repeated="2"/>
          <table:table-cell table:style-name="ce25" table:formula="of:=[.S27]*16" office:value-type="float" office:value="193.566666666667" calcext:value-type="float">
            <text:p>193.566666666667</text:p>
          </table:table-cell>
          <table:table-cell table:style-name="ce25" table:formula="of:=[.U27]*16" office:value-type="float" office:value="190.833333333333" calcext:value-type="float">
            <text:p>190.833333333333</text:p>
          </table:table-cell>
          <table:table-cell table:style-name="ce25" table:formula="of:=[.W27]*16" office:value-type="float" office:value="192.266666666667" calcext:value-type="float">
            <text:p>192.266666666667</text:p>
          </table:table-cell>
        </table:table-row>
        <table:table-row table:style-name="ro1">
          <table:table-cell/>
          <table:table-cell table:style-name="ce13" office:value-type="string" calcext:value-type="string">
            <text:p>READ <text:s/>128KB </text:p>
          </table:table-cell>
          <table:table-cell table:style-name="ce15" table:formula="of:=[.L25]" office:value-type="float" office:value="165817.583333333" calcext:value-type="float">
            <text:p>165817.583333333</text:p>
          </table:table-cell>
          <table:table-cell table:style-name="ce15" table:formula="of:=[.N25]" office:value-type="float" office:value="207574.854166667" calcext:value-type="float">
            <text:p>207574.854166667</text:p>
          </table:table-cell>
          <table:table-cell table:style-name="ce15" table:formula="of:=[.P25]" office:value-type="float" office:value="587465.208333333" calcext:value-type="float">
            <text:p>587465.208333333</text:p>
          </table:table-cell>
          <table:table-cell table:style-name="ce11"/>
          <table:table-cell table:number-columns-repeated="3"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TD</text:p>
          </table:table-cell>
          <table:table-cell table:formula="of:=STDEV([.S24:.S26])" office:value-type="float" office:value="0.118310590537505" calcext:value-type="float">
            <text:p>0.118310590537505</text:p>
          </table:table-cell>
          <table:table-cell table:formula="of:=STDEV([.T24:.T26])" office:value-type="float" office:value="1.40636573597814" calcext:value-type="float">
            <text:p>1.40636573597814</text:p>
          </table:table-cell>
          <table:table-cell table:formula="of:=STDEV([.U24:.U26])" office:value-type="float" office:value="0.17301703914162" calcext:value-type="float">
            <text:p>0.17301703914162</text:p>
          </table:table-cell>
          <table:table-cell table:formula="of:=STDEV([.V24:.V26])" office:value-type="float" office:value="1.16759635576684" calcext:value-type="float">
            <text:p>1.16759635576684</text:p>
          </table:table-cell>
          <table:table-cell table:formula="of:=STDEV([.W24:.W26])" office:value-type="float" office:value="0.276440356737821" calcext:value-type="float">
            <text:p>0.276440356737821</text:p>
          </table:table-cell>
          <table:table-cell table:formula="of:=STDEV([.X24:.X26])" office:value-type="float" office:value="0.662421378982694" calcext:value-type="float">
            <text:p>0.662421378982694</text:p>
          </table:table-cell>
          <table:table-cell table:number-columns-repeated="2"/>
          <table:table-cell table:style-name="ce25" table:formula="of:=[.T27]*16" office:value-type="float" office:value="2069.66666666667" calcext:value-type="float">
            <text:p>2069.66666666667</text:p>
          </table:table-cell>
          <table:table-cell table:style-name="ce25" table:formula="of:=[.V27]*16" office:value-type="float" office:value="2072" calcext:value-type="float">
            <text:p>2072</text:p>
          </table:table-cell>
          <table:table-cell table:style-name="ce25" table:formula="of:=[.X27]*16" office:value-type="float" office:value="2108.33333333333" calcext:value-type="float">
            <text:p>2108.33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K33]" office:value-type="float" office:value="494622.5" calcext:value-type="float">
            <text:p>494622.5</text:p>
          </table:table-cell>
          <table:table-cell table:style-name="ce15" table:formula="of:=[.M33]" office:value-type="float" office:value="505457.770833333" calcext:value-type="float">
            <text:p>505457.770833333</text:p>
          </table:table-cell>
          <table:table-cell table:style-name="ce15" table:formula="of:=[.O33]" office:value-type="float" office:value="587989.479166667" calcext:value-type="float">
            <text:p>587989.479166667</text:p>
          </table:table-cell>
          <table:table-cell table:style-name="ce11"/>
          <table:table-cell table:number-columns-repeated="3"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/>
          <table:table-cell table:style-name="ce9" office:value-type="string" calcext:value-type="string">
            <text:p>Slow-down</text:p>
          </table:table-cell>
          <table:table-cell table:formula="of:=[.C9]/[.S27]" office:value-type="float" office:value="18.5982434992251" calcext:value-type="float">
            <text:p>18.5982434992251</text:p>
          </table:table-cell>
          <table:table-cell table:formula="of:=[.C17]/[.T27]" office:value-type="float" office:value="15.7268481236914" calcext:value-type="float">
            <text:p>15.7268481236914</text:p>
          </table:table-cell>
          <table:table-cell table:formula="of:=[.E9]/[.U27]" office:value-type="float" office:value="18.7807860262009" calcext:value-type="float">
            <text:p>18.7807860262009</text:p>
          </table:table-cell>
          <table:table-cell table:formula="of:=[.E17]/[.V27]" office:value-type="float" office:value="15.6936936936937" calcext:value-type="float">
            <text:p>15.6936936936937</text:p>
          </table:table-cell>
          <table:table-cell table:formula="of:=[.G9]/[.W27]" office:value-type="float" office:value="18.2801664355062" calcext:value-type="float">
            <text:p>18.2801664355062</text:p>
          </table:table-cell>
          <table:table-cell table:formula="of:=[.G17]/[.X27]" office:value-type="float" office:value="15.764743083004" calcext:value-type="float">
            <text:p>15.764743083004</text:p>
          </table:table-cell>
          <table:table-cell table:number-columns-repeated="2"/>
          <table:table-cell table:style-name="ce25" table:formula="of:=[.S36]*16" office:value-type="float" office:value="11.8386666666667" calcext:value-type="float">
            <text:p>11.8386666666667</text:p>
          </table:table-cell>
          <table:table-cell table:style-name="ce25" table:formula="of:=[.U36]*16" office:value-type="float" office:value="12.0173333333333" calcext:value-type="float">
            <text:p>12.0173333333333</text:p>
          </table:table-cell>
          <table:table-cell table:style-name="ce25" table:formula="of:=[.W36]*16" office:value-type="float" office:value="10.064" calcext:value-type="float">
            <text:p>10.064</text:p>
          </table:table-cell>
        </table:table-row>
        <table:table-row table:style-name="ro1">
          <table:table-cell/>
          <table:table-cell table:style-name="ce13" office:value-type="string" calcext:value-type="string">
            <text:p>WRITE <text:s/>128KB </text:p>
          </table:table-cell>
          <table:table-cell table:style-name="ce15" table:formula="of:=[.L33]" office:value-type="float" office:value="276933.708333333" calcext:value-type="float">
            <text:p>276933.708333333</text:p>
          </table:table-cell>
          <table:table-cell table:style-name="ce15" table:formula="of:=[.N33]" office:value-type="float" office:value="287987.5" calcext:value-type="float">
            <text:p>287987.5</text:p>
          </table:table-cell>
          <table:table-cell table:style-name="ce15" table:formula="of:=[.P33]" office:value-type="float" office:value="312279.5625" calcext:value-type="float">
            <text:p>312279.5625</text:p>
          </table:table-cell>
          <table:table-cell table:style-name="ce11"/>
          <table:table-cell table:number-columns-repeated="4"/>
          <table:table-cell table:formula="of:=[NOOP_seq_latency.K22]" office:value-type="float" office:value="476840.375" calcext:value-type="float">
            <text:p>476840.375</text:p>
          </table:table-cell>
          <table:table-cell table:formula="of:=[NOOP_seq_latency.L22]" office:value-type="float" office:value="281084.3125" calcext:value-type="float">
            <text:p>281084.3125</text:p>
          </table:table-cell>
          <table:table-cell table:formula="of:=[CFQ_seq_latency.K22]" office:value-type="float" office:value="573440.5625" calcext:value-type="float">
            <text:p>573440.5625</text:p>
          </table:table-cell>
          <table:table-cell table:formula="of:=[CFQ_seq_latency.L22]" office:value-type="float" office:value="334758.375" calcext:value-type="float">
            <text:p>334758.375</text:p>
          </table:table-cell>
          <table:table-cell table:formula="of:=[SFQ_seq_latency.K22]" office:value-type="float" office:value="714080.8125" calcext:value-type="float">
            <text:p>714080.8125</text:p>
          </table:table-cell>
          <table:table-cell table:formula="of:=[SFQ_seq_latency.L22]" office:value-type="float" office:value="376439.3125" calcext:value-type="float">
            <text:p>376439.3125</text:p>
          </table:table-cell>
          <table:table-cell/>
          <table:table-cell table:style-name="Default" table:number-columns-repeated="7"/>
          <table:table-cell table:number-columns-repeated="2"/>
          <table:table-cell table:style-name="ce25" table:formula="of:=[.T36]*16" office:value-type="float" office:value="848.2" calcext:value-type="float">
            <text:p>848.2</text:p>
          </table:table-cell>
          <table:table-cell table:style-name="ce25" table:formula="of:=[.V29]*16" office:value-type="float" office:value="251.099099099099" calcext:value-type="float">
            <text:p>251.099099099099</text:p>
          </table:table-cell>
          <table:table-cell table:style-name="ce25" table:formula="of:=[.X36]*16" office:value-type="float" office:value="714.5" calcext:value-type="float">
            <text:p>714.5</text:p>
          </table:table-cell>
        </table:table-row>
        <table:table-row table:style-name="ro1">
          <table:table-cell table:number-columns-repeated="10"/>
          <table:table-cell table:formula="of:=[NOOP_seq_latency.K42]" office:value-type="float" office:value="524419.5625" calcext:value-type="float">
            <text:p>524419.5625</text:p>
          </table:table-cell>
          <table:table-cell table:formula="of:=[NOOP_seq_latency.L42]" office:value-type="float" office:value="305922.5" calcext:value-type="float">
            <text:p>305922.5</text:p>
          </table:table-cell>
          <table:table-cell table:formula="of:=[CFQ_seq_latency.K42]" office:value-type="float" office:value="470548.875" calcext:value-type="float">
            <text:p>470548.875</text:p>
          </table:table-cell>
          <table:table-cell table:formula="of:=[CFQ_seq_latency.L42]" office:value-type="float" office:value="251068.875" calcext:value-type="float">
            <text:p>251068.875</text:p>
          </table:table-cell>
          <table:table-cell table:formula="of:=[SFQ_seq_latency.K42]" office:value-type="float" office:value="566231.4375" calcext:value-type="float">
            <text:p>566231.4375</text:p>
          </table:table-cell>
          <table:table-cell table:formula="of:=[SFQ_seq_latency.L42]" office:value-type="float" office:value="281739.75" calcext:value-type="float">
            <text:p>281739.75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 table:number-columns-repeated="2"/>
          <table:table-cell table:style-name="ce25" table:number-columns-repeated="3"/>
        </table:table-row>
        <table:table-row table:style-name="ro1">
          <table:table-cell table:number-columns-repeated="10"/>
          <table:table-cell table:formula="of:=[NOOP_seq_latency.K62]" office:value-type="float" office:value="482607.5625" calcext:value-type="float">
            <text:p>482607.5625</text:p>
          </table:table-cell>
          <table:table-cell table:formula="of:=[NOOP_seq_latency.L62]" office:value-type="float" office:value="243794.3125" calcext:value-type="float">
            <text:p>243794.3125</text:p>
          </table:table-cell>
          <table:table-cell table:formula="of:=[CFQ_seq_latency.K62]" office:value-type="float" office:value="472383.875" calcext:value-type="float">
            <text:p>472383.875</text:p>
          </table:table-cell>
          <table:table-cell table:formula="of:=[CFQ_seq_latency.L62]" office:value-type="float" office:value="278135.25" calcext:value-type="float">
            <text:p>278135.25</text:p>
          </table:table-cell>
          <table:table-cell table:formula="of:=[SFQ_seq_latency.K62]" office:value-type="float" office:value="483656.1875" calcext:value-type="float">
            <text:p>483656.1875</text:p>
          </table:table-cell>
          <table:table-cell table:formula="of:=[SFQ_seq_latency.L62]" office:value-type="float" office:value="278659.625" calcext:value-type="float">
            <text:p>278659.62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  <table:table-cell table:style-name="ce25" table:number-columns-repeated="3"/>
        </table:table-row>
        <table:table-row table:style-name="ro1">
          <table:table-cell table:number-columns-repeated="9"/>
          <table:table-cell table:style-name="ce9" office:value-type="string" calcext:value-type="string">
            <text:p>MEAN</text:p>
          </table:table-cell>
          <table:table-cell table:style-name="ce8" table:formula="of:=AVERAGE([.K30:.K32])" office:value-type="float" office:value="494622.5" calcext:value-type="float">
            <text:p>494622.5</text:p>
          </table:table-cell>
          <table:table-cell table:style-name="ce8" table:formula="of:=AVERAGE([.L30:.L32])" office:value-type="float" office:value="276933.708333333" calcext:value-type="float">
            <text:p>276933.708333333</text:p>
          </table:table-cell>
          <table:table-cell table:style-name="ce8" table:formula="of:=AVERAGE([.M30:.M32])" office:value-type="float" office:value="505457.770833333" calcext:value-type="float">
            <text:p>505457.770833333</text:p>
          </table:table-cell>
          <table:table-cell table:style-name="ce8" table:formula="of:=AVERAGE([.N30:.N32])" office:value-type="float" office:value="287987.5" calcext:value-type="float">
            <text:p>287987.5</text:p>
          </table:table-cell>
          <table:table-cell table:style-name="ce8" table:formula="of:=AVERAGE([.O30:.O32])" office:value-type="float" office:value="587989.479166667" calcext:value-type="float">
            <text:p>587989.479166667</text:p>
          </table:table-cell>
          <table:table-cell table:style-name="ce8" table:formula="of:=AVERAGE([.P30:.P32])" office:value-type="float" office:value="312279.5625" calcext:value-type="float">
            <text:p>312279.5625</text:p>
          </table:table-cell>
          <table:table-cell table:number-columns-repeated="2"/>
          <table:table-cell table:style-name="ce18" table:formula="of:=[NOOP_seq_throughput.K22]" office:value-type="float" office:value="0.74375" calcext:value-type="float">
            <text:p>0.74375</text:p>
          </table:table-cell>
          <table:table-cell table:style-name="ce18" table:formula="of:=[NOOP_seq_throughput.L22]" office:value-type="float" office:value="54.33125" calcext:value-type="float">
            <text:p>54.33125</text:p>
          </table:table-cell>
          <table:table-cell table:style-name="ce18" table:formula="of:=[CFQ_seq_throughput.K22]" office:value-type="float" office:value="0.71925" calcext:value-type="float">
            <text:p>0.71925</text:p>
          </table:table-cell>
          <table:table-cell table:style-name="ce18" table:formula="of:=[CFQ_seq_throughput.L22]" office:value-type="float" office:value="50.98125" calcext:value-type="float">
            <text:p>50.98125</text:p>
          </table:table-cell>
          <table:table-cell table:style-name="ce18" table:formula="of:=[SFQ_seq_throughput.K22]" office:value-type="float" office:value="0.5035" calcext:value-type="float">
            <text:p>0.5035</text:p>
          </table:table-cell>
          <table:table-cell table:style-name="ce18" table:formula="of:=[SFQ_seq_throughput.L22]" office:value-type="float" office:value="35.4125" calcext:value-type="float">
            <text:p>35.412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office:value-type="string" calcext:value-type="string">
            <text:p>STD</text:p>
          </table:table-cell>
          <table:table-cell table:style-name="ce8" table:formula="of:=STDEV([.K30:.K32])" office:value-type="float" office:value="25965.6275321187" calcext:value-type="float">
            <text:p>25965.6275321187</text:p>
          </table:table-cell>
          <table:table-cell table:style-name="ce8" table:formula="of:=STDEV([.L30:.L32])" office:value-type="float" office:value="31271.3696009633" calcext:value-type="float">
            <text:p>31271.3696009633</text:p>
          </table:table-cell>
          <table:table-cell table:style-name="ce8" table:formula="of:=STDEV([.M30:.M32])" office:value-type="float" office:value="58881.9732884781" calcext:value-type="float">
            <text:p>58881.9732884781</text:p>
          </table:table-cell>
          <table:table-cell table:style-name="ce8" table:formula="of:=STDEV([.N30:.N32])" office:value-type="float" office:value="42705.7750791316" calcext:value-type="float">
            <text:p>42705.7750791316</text:p>
          </table:table-cell>
          <table:table-cell table:style-name="ce8" table:formula="of:=STDEV([.O30:.O32])" office:value-type="float" office:value="116743.03505766" calcext:value-type="float">
            <text:p>116743.03505766</text:p>
          </table:table-cell>
          <table:table-cell table:style-name="ce8" table:formula="of:=STDEV([.P30:.P32])" office:value-type="float" office:value="55585.312201613" calcext:value-type="float">
            <text:p>55585.312201613</text:p>
          </table:table-cell>
          <table:table-cell table:number-columns-repeated="2"/>
          <table:table-cell table:style-name="ce18" table:formula="of:=[NOOP_seq_throughput.K42]" office:value-type="float" office:value="0.697" calcext:value-type="float">
            <text:p>0.697</text:p>
          </table:table-cell>
          <table:table-cell table:style-name="ce18" table:formula="of:=[NOOP_seq_throughput.L42]" office:value-type="float" office:value="49.275" calcext:value-type="float">
            <text:p>49.275</text:p>
          </table:table-cell>
          <table:table-cell table:style-name="ce18" table:formula="of:=[CFQ_seq_throughput.K42]" office:value-type="float" office:value="0.75475" calcext:value-type="float">
            <text:p>0.75475</text:p>
          </table:table-cell>
          <table:table-cell table:style-name="ce18" table:formula="of:=[CFQ_seq_throughput.L42]" office:value-type="float" office:value="52.75625" calcext:value-type="float">
            <text:p>52.75625</text:p>
          </table:table-cell>
          <table:table-cell table:style-name="ce18" table:formula="of:=[SFQ_seq_throughput.K42]" office:value-type="float" office:value="0.63575" calcext:value-type="float">
            <text:p>0.63575</text:p>
          </table:table-cell>
          <table:table-cell table:style-name="ce18" table:formula="of:=[SFQ_seq_throughput.L42]" office:value-type="float" office:value="46.01875" calcext:value-type="float">
            <text:p>46.018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7" table:number-columns-repeated="7"/>
          <table:table-cell table:number-columns-repeated="2"/>
          <table:table-cell table:style-name="ce18" table:formula="of:=[NOOP_seq_throughput.K62]" office:value-type="float" office:value="0.779" calcext:value-type="float">
            <text:p>0.779</text:p>
          </table:table-cell>
          <table:table-cell table:style-name="ce18" table:formula="of:=[NOOP_seq_throughput.L62]" office:value-type="float" office:value="55.43125" calcext:value-type="float">
            <text:p>55.43125</text:p>
          </table:table-cell>
          <table:table-cell table:style-name="ce18" table:formula="of:=[CFQ_seq_throughput.K62]" office:value-type="float" office:value="0.77925" calcext:value-type="float">
            <text:p>0.77925</text:p>
          </table:table-cell>
          <table:table-cell table:style-name="ce18" table:formula="of:=[CFQ_seq_throughput.L62]" office:value-type="float" office:value="55.875" calcext:value-type="float">
            <text:p>55.875</text:p>
          </table:table-cell>
          <table:table-cell table:style-name="ce18" table:formula="of:=[SFQ_seq_throughput.K62]" office:value-type="float" office:value="0.74775" calcext:value-type="float">
            <text:p>0.74775</text:p>
          </table:table-cell>
          <table:table-cell table:style-name="ce18" table:formula="of:=[SFQ_seq_throughput.L62]" office:value-type="float" office:value="52.5375" calcext:value-type="float">
            <text:p>52.53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7" table:number-columns-repeated="7"/>
          <table:table-cell/>
          <table:table-cell table:style-name="ce9" office:value-type="string" calcext:value-type="string">
            <text:p>MEAN</text:p>
          </table:table-cell>
          <table:table-cell table:formula="of:=AVERAGE([.S33:.S35])" office:value-type="float" office:value="0.739916666666667" calcext:value-type="float">
            <text:p>0.739916666666667</text:p>
          </table:table-cell>
          <table:table-cell table:formula="of:=AVERAGE([.T33:.T35])" office:value-type="float" office:value="53.0125" calcext:value-type="float">
            <text:p>53.0125</text:p>
          </table:table-cell>
          <table:table-cell table:formula="of:=AVERAGE([.U33:.U35])" office:value-type="float" office:value="0.751083333333333" calcext:value-type="float">
            <text:p>0.751083333333333</text:p>
          </table:table-cell>
          <table:table-cell table:formula="of:=AVERAGE([.V33:.V35])" office:value-type="float" office:value="53.2041666666667" calcext:value-type="float">
            <text:p>53.2041666666667</text:p>
          </table:table-cell>
          <table:table-cell table:formula="of:=AVERAGE([.W33:.W35])" office:value-type="float" office:value="0.629" calcext:value-type="float">
            <text:p>0.629</text:p>
          </table:table-cell>
          <table:table-cell table:formula="of:=AVERAGE([.X33:.X35])" office:value-type="float" office:value="44.65625" calcext:value-type="float">
            <text:p>44.6562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STD</text:p>
          </table:table-cell>
          <table:table-cell table:formula="of:=STDEV([.S33:.S35])" office:value-type="float" office:value="0.0411341808394593" calcext:value-type="float">
            <text:p>0.041134180839459</text:p>
          </table:table-cell>
          <table:table-cell table:formula="of:=STDEV([.T33:.T35])" office:value-type="float" office:value="3.28316610720505" calcext:value-type="float">
            <text:p>3.28316610720505</text:p>
          </table:table-cell>
          <table:table-cell table:formula="of:=STDEV([.U33:.U35])" office:value-type="float" office:value="0.0301675874629267" calcext:value-type="float">
            <text:p>0.030167587462927</text:p>
          </table:table-cell>
          <table:table-cell table:formula="of:=STDEV([.V33:.V35])" office:value-type="float" office:value="2.47743199116209" calcext:value-type="float">
            <text:p>2.47743199116209</text:p>
          </table:table-cell>
          <table:table-cell table:formula="of:=STDEV([.W33:.W35])" office:value-type="float" office:value="0.122264825276937" calcext:value-type="float">
            <text:p>0.122264825276937</text:p>
          </table:table-cell>
          <table:table-cell table:formula="of:=STDEV([.X33:.X35])" office:value-type="float" office:value="8.64342009493349" calcext:value-type="float">
            <text:p>8.6434200949334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7"/>
          <table:table-cell/>
          <table:table-cell table:style-name="ce9" office:value-type="string" calcext:value-type="string">
            <text:p>Slow-down</text:p>
          </table:table-cell>
          <table:table-cell table:formula="of:=[.D9]/[.S36]" office:value-type="float" office:value="57.5875661673612" calcext:value-type="float">
            <text:p>57.5875661673612</text:p>
          </table:table-cell>
          <table:table-cell table:formula="of:=[.D17]/[.T36]" office:value-type="float" office:value="13.7326102334355" calcext:value-type="float">
            <text:p>13.7326102334355</text:p>
          </table:table-cell>
          <table:table-cell table:formula="of:=[.F9]/[.U36]" office:value-type="float" office:value="90.35837124154" calcext:value-type="float">
            <text:p>90.35837124154</text:p>
          </table:table-cell>
          <table:table-cell table:formula="of:=[.F17]/[.V36]" office:value-type="float" office:value="13.8522985355157" calcext:value-type="float">
            <text:p>13.8522985355157</text:p>
          </table:table-cell>
          <table:table-cell table:formula="of:=[.H9]/[.W36]" office:value-type="float" office:value="221.515633280339" calcext:value-type="float">
            <text:p>221.515633280339</text:p>
          </table:table-cell>
          <table:table-cell table:formula="of:=[.H17]/[.X36]" office:value-type="float" office:value="17.1681828784698" calcext:value-type="float">
            <text:p>17.1681828784698</text:p>
          </table:table-cell>
          <table:table-cell table:number-columns-repeated="5"/>
        </table:table-row>
      </table:table>
      <table:table table:name="NOOP_seq_throughput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8" calcext:value-type="float">
            <text:p>4.58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office:value-type="float" office:value="54.6" calcext:value-type="float">
            <text:p>54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44" calcext:value-type="float">
            <text:p>4.644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44" calcext:value-type="float">
            <text:p>4.64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88" calcext:value-type="float">
            <text:p>4.588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54.4" calcext:value-type="float">
            <text:p>54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96" calcext:value-type="float">
            <text:p>4.596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72" calcext:value-type="float">
            <text:p>4.572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5" calcext:value-type="float">
            <text:p>5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12" calcext:value-type="float">
            <text:p>4.612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6" calcext:value-type="float">
            <text:p>54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76" calcext:value-type="float">
            <text:p>4.576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36" calcext:value-type="float">
            <text:p>0.736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4" calcext:value-type="float">
            <text:p>54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64" calcext:value-type="float">
            <text:p>4.564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36" calcext:value-type="float">
            <text:p>0.736</text:p>
          </table:table-cell>
          <table:table-cell office:value-type="float" office:value="54.4" calcext:value-type="float">
            <text:p>54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44" calcext:value-type="float">
            <text:p>4.544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4" calcext:value-type="float">
            <text:p>54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72" calcext:value-type="float">
            <text:p>4.572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5" calcext:value-type="float">
            <text:p>5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4.1" calcext:value-type="float">
            <text:p>54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4.5945" calcext:value-type="float">
            <text:p>4.5945</text:p>
          </table:table-cell>
          <table:table-cell table:formula="of:=AVERAGE([.D6:.D21])" office:value-type="float" office:value="0.33775" calcext:value-type="float">
            <text:p>0.337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11.9625" calcext:value-type="float">
            <text:p>11.9625</text:p>
          </table:table-cell>
          <table:table-cell table:formula="of:=AVERAGE([.H6:.H21])" office:value-type="float" office:value="130.9375" calcext:value-type="float">
            <text:p>130.9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0.74375" calcext:value-type="float">
            <text:p>0.74375</text:p>
          </table:table-cell>
          <table:table-cell table:formula="of:=AVERAGE([.L6:.L21])" office:value-type="float" office:value="54.33125" calcext:value-type="float">
            <text:p>54.33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04" calcext:value-type="float">
            <text:p>6.00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4" calcext:value-type="float">
            <text:p>49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144" calcext:value-type="float">
            <text:p>6.14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5" calcext:value-type="float">
            <text:p>49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1" calcext:value-type="float">
            <text:p>49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52" calcext:value-type="float">
            <text:p>6.05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" calcext:value-type="float">
            <text:p>0.7</text:p>
          </table:table-cell>
          <table:table-cell office:value-type="float" office:value="49.6" calcext:value-type="float">
            <text:p>49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4" calcext:value-type="float">
            <text:p>49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92" calcext:value-type="float">
            <text:p>6.09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04" calcext:value-type="float">
            <text:p>0.704</text:p>
          </table:table-cell>
          <table:table-cell office:value-type="float" office:value="49.2" calcext:value-type="float">
            <text:p>49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4" calcext:value-type="float">
            <text:p>6.04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1" calcext:value-type="float">
            <text:p>49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88" calcext:value-type="float">
            <text:p>6.08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4" calcext:value-type="float">
            <text:p>49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64" calcext:value-type="float">
            <text:p>6.064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11" calcext:value-type="float">
            <text:p>111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8.8" calcext:value-type="float">
            <text:p>48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16" calcext:value-type="float">
            <text:p>6.016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8" calcext:value-type="float">
            <text:p>49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48" calcext:value-type="float">
            <text:p>6.048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" calcext:value-type="float">
            <text:p>0.7</text:p>
          </table:table-cell>
          <table:table-cell office:value-type="float" office:value="49.2" calcext:value-type="float">
            <text:p>49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128" calcext:value-type="float">
            <text:p>6.128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6" calcext:value-type="float">
            <text:p>49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72" calcext:value-type="float">
            <text:p>6.072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2" calcext:value-type="float">
            <text:p>49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72" calcext:value-type="float">
            <text:p>6.072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" calcext:value-type="float">
            <text:p>4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56" calcext:value-type="float">
            <text:p>6.056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" calcext:value-type="float">
            <text:p>4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064" calcext:value-type="float">
            <text:p>6.064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696" calcext:value-type="float">
            <text:p>0.696</text:p>
          </table:table-cell>
          <table:table-cell office:value-type="float" office:value="49.1" calcext:value-type="float">
            <text:p>49.1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6.06375" calcext:value-type="float">
            <text:p>6.06375</text:p>
          </table:table-cell>
          <table:table-cell table:formula="of:=AVERAGE([.D26:.D41])" office:value-type="float" office:value="0.39775" calcext:value-type="float">
            <text:p>0.397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12.18125" calcext:value-type="float">
            <text:p>12.18125</text:p>
          </table:table-cell>
          <table:table-cell table:formula="of:=AVERAGE([.H26:.H41])" office:value-type="float" office:value="128.25" calcext:value-type="float">
            <text:p>128.2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0.697" calcext:value-type="float">
            <text:p>0.697</text:p>
          </table:table-cell>
          <table:table-cell table:formula="of:=AVERAGE([.L26:.L41])" office:value-type="float" office:value="49.275" calcext:value-type="float">
            <text:p>49.2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8.268" calcext:value-type="float">
            <text:p>8.268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8" calcext:value-type="float">
            <text:p>0.78</text:p>
          </table:table-cell>
          <table:table-cell office:value-type="float" office:value="55.8" calcext:value-type="float">
            <text:p>55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8.456" calcext:value-type="float">
            <text:p>8.456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84" calcext:value-type="float">
            <text:p>0.784</text:p>
          </table:table-cell>
          <table:table-cell office:value-type="float" office:value="55.6" calcext:value-type="float">
            <text:p>55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8.304" calcext:value-type="float">
            <text:p>8.304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784" calcext:value-type="float">
            <text:p>0.784</text:p>
          </table:table-cell>
          <table:table-cell office:value-type="float" office:value="55.2" calcext:value-type="float">
            <text:p>55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8.408" calcext:value-type="float">
            <text:p>8.408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8" calcext:value-type="float">
            <text:p>0.78</text:p>
          </table:table-cell>
          <table:table-cell office:value-type="float" office:value="55.2" calcext:value-type="float">
            <text:p>55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8.42" calcext:value-type="float">
            <text:p>8.42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5.4" calcext:value-type="float">
            <text:p>5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56" calcext:value-type="float">
            <text:p>8.256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5.1" calcext:value-type="float">
            <text:p>55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64" calcext:value-type="float">
            <text:p>8.364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1" calcext:value-type="float">
            <text:p>55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64" calcext:value-type="float">
            <text:p>8.364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56" calcext:value-type="float">
            <text:p>8.356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56" calcext:value-type="float">
            <text:p>8.256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8" calcext:value-type="float">
            <text:p>5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6" calcext:value-type="float">
            <text:p>8.26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84" calcext:value-type="float">
            <text:p>0.784</text:p>
          </table:table-cell>
          <table:table-cell office:value-type="float" office:value="55.2" calcext:value-type="float">
            <text:p>5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4" calcext:value-type="float">
            <text:p>8.34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4" calcext:value-type="float">
            <text:p>0.784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88" calcext:value-type="float">
            <text:p>8.288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12" calcext:value-type="float">
            <text:p>8.312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34" calcext:value-type="float">
            <text:p>8.34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2" calcext:value-type="float">
            <text:p>55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8.3345" calcext:value-type="float">
            <text:p>8.3345</text:p>
          </table:table-cell>
          <table:table-cell table:formula="of:=AVERAGE([.D46:.D61])" office:value-type="float" office:value="0.51275" calcext:value-type="float">
            <text:p>0.512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2.15" calcext:value-type="float">
            <text:p>12.15</text:p>
          </table:table-cell>
          <table:table-cell table:formula="of:=AVERAGE([.H46:.H61])" office:value-type="float" office:value="128.875" calcext:value-type="float">
            <text:p>128.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0.779" calcext:value-type="float">
            <text:p>0.779</text:p>
          </table:table-cell>
          <table:table-cell table:formula="of:=AVERAGE([.L46:.L61])" office:value-type="float" office:value="55.43125" calcext:value-type="float">
            <text:p>55.43125</text:p>
          </table:table-cell>
          <table:table-cell table:number-columns-repeated="2"/>
        </table:table-row>
      </table:table>
      <table:table table:name="NOOP_seq_latency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35390" calcext:value-type="float">
            <text:p>35390</text:p>
          </table:table-cell>
          <table:table-cell office:value-type="float" office:value="130548" calcext:value-type="float">
            <text:p>130548</text:p>
          </table:table-cell>
          <table:table-cell table:number-columns-repeated="2"/>
          <table:table-cell office:value-type="float" office:value="438305" calcext:value-type="float">
            <text:p>438305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451" calcext:value-type="float">
            <text:p>128451</text:p>
          </table:table-cell>
          <table:table-cell office:value-type="float" office:value="434111" calcext:value-type="float">
            <text:p>434111</text:p>
          </table:table-cell>
          <table:table-cell table:number-columns-repeated="2"/>
          <table:table-cell office:value-type="float" office:value="33817" calcext:value-type="float">
            <text:p>33817</text:p>
          </table:table-cell>
          <table:table-cell office:value-type="float" office:value="126354" calcext:value-type="float">
            <text:p>126354</text:p>
          </table:table-cell>
          <table:table-cell table:number-columns-repeated="2"/>
          <table:table-cell office:value-type="float" office:value="497026" calcext:value-type="float">
            <text:p>497026</text:p>
          </table:table-cell>
          <table:table-cell office:value-type="float" office:value="265290" calcext:value-type="float">
            <text:p>265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438305" calcext:value-type="float">
            <text:p>438305</text:p>
          </table:table-cell>
          <table:table-cell table:number-columns-repeated="2"/>
          <table:table-cell office:value-type="float" office:value="22152" calcext:value-type="float">
            <text:p>22152</text:p>
          </table:table-cell>
          <table:table-cell office:value-type="float" office:value="127402" calcext:value-type="float">
            <text:p>127402</text:p>
          </table:table-cell>
          <table:table-cell table:number-columns-repeated="2"/>
          <table:table-cell office:value-type="float" office:value="492831" calcext:value-type="float">
            <text:p>492831</text:p>
          </table:table-cell>
          <table:table-cell office:value-type="float" office:value="265290" calcext:value-type="float">
            <text:p>265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11" calcext:value-type="float">
            <text:p>121111</text:p>
          </table:table-cell>
          <table:table-cell office:value-type="float" office:value="450888" calcext:value-type="float">
            <text:p>450888</text:p>
          </table:table-cell>
          <table:table-cell table:number-columns-repeated="2"/>
          <table:table-cell office:value-type="float" office:value="30016" calcext:value-type="float">
            <text:p>30016</text:p>
          </table:table-cell>
          <table:table-cell office:value-type="float" office:value="124257" calcext:value-type="float">
            <text:p>124257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270533" calcext:value-type="float">
            <text:p>270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02" calcext:value-type="float">
            <text:p>127402</text:p>
          </table:table-cell>
          <table:table-cell office:value-type="float" office:value="463471" calcext:value-type="float">
            <text:p>463471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float" office:value="129500" calcext:value-type="float">
            <text:p>129500</text:p>
          </table:table-cell>
          <table:table-cell table:number-columns-repeated="2"/>
          <table:table-cell office:value-type="float" office:value="425722" calcext:value-type="float">
            <text:p>425722</text:p>
          </table:table-cell>
          <table:table-cell office:value-type="float" office:value="270533" calcext:value-type="float">
            <text:p>270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11" calcext:value-type="float">
            <text:p>121111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22676" calcext:value-type="float">
            <text:p>22676</text:p>
          </table:table-cell>
          <table:table-cell office:value-type="float" office:value="129500" calcext:value-type="float">
            <text:p>129500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304088" calcext:value-type="float">
            <text:p>304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11" calcext:value-type="float">
            <text:p>121111</text:p>
          </table:table-cell>
          <table:table-cell office:value-type="float" office:value="442500" calcext:value-type="float">
            <text:p>442500</text:p>
          </table:table-cell>
          <table:table-cell table:number-columns-repeated="2"/>
          <table:table-cell office:value-type="float" office:value="23987" calcext:value-type="float">
            <text:p>23987</text:p>
          </table:table-cell>
          <table:table-cell office:value-type="float" office:value="128451" calcext:value-type="float">
            <text:p>128451</text:p>
          </table:table-cell>
          <table:table-cell table:number-columns-repeated="2"/>
          <table:table-cell office:value-type="float" office:value="467665" calcext:value-type="float">
            <text:p>467665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463471" calcext:value-type="float">
            <text:p>463471</text:p>
          </table:table-cell>
          <table:table-cell table:number-columns-repeated="2"/>
          <table:table-cell office:value-type="float" office:value="43254" calcext:value-type="float">
            <text:p>43254</text:p>
          </table:table-cell>
          <table:table-cell office:value-type="float" office:value="124257" calcext:value-type="float">
            <text:p>124257</text:p>
          </table:table-cell>
          <table:table-cell table:number-columns-repeated="2"/>
          <table:table-cell office:value-type="float" office:value="492831" calcext:value-type="float">
            <text:p>492831</text:p>
          </table:table-cell>
          <table:table-cell office:value-type="float" office:value="308282" calcext:value-type="float">
            <text:p>3082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417334" calcext:value-type="float">
            <text:p>417334</text:p>
          </table:table-cell>
          <table:table-cell table:number-columns-repeated="2"/>
          <table:table-cell office:value-type="float" office:value="24249" calcext:value-type="float">
            <text:p>24249</text:p>
          </table:table-cell>
          <table:table-cell office:value-type="float" office:value="130548" calcext:value-type="float">
            <text:p>130548</text:p>
          </table:table-cell>
          <table:table-cell table:number-columns-repeated="2"/>
          <table:table-cell office:value-type="float" office:value="467665" calcext:value-type="float">
            <text:p>467665</text:p>
          </table:table-cell>
          <table:table-cell office:value-type="float" office:value="265290" calcext:value-type="float">
            <text:p>265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694" calcext:value-type="float">
            <text:p>133694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20317" calcext:value-type="float">
            <text:p>20317</text:p>
          </table:table-cell>
          <table:table-cell office:value-type="float" office:value="126354" calcext:value-type="float">
            <text:p>126354</text:p>
          </table:table-cell>
          <table:table-cell table:number-columns-repeated="2"/>
          <table:table-cell office:value-type="float" office:value="534774" calcext:value-type="float">
            <text:p>534774</text:p>
          </table:table-cell>
          <table:table-cell office:value-type="float" office:value="267387" calcext:value-type="float">
            <text:p>2673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694" calcext:value-type="float">
            <text:p>133694</text:p>
          </table:table-cell>
          <table:table-cell office:value-type="float" office:value="442500" calcext:value-type="float">
            <text:p>442500</text:p>
          </table:table-cell>
          <table:table-cell table:number-columns-repeated="2"/>
          <table:table-cell office:value-type="float" office:value="51643" calcext:value-type="float">
            <text:p>51643</text:p>
          </table:table-cell>
          <table:table-cell office:value-type="float" office:value="125305" calcext:value-type="float">
            <text:p>125305</text:p>
          </table:table-cell>
          <table:table-cell table:number-columns-repeated="2"/>
          <table:table-cell office:value-type="float" office:value="566232" calcext:value-type="float">
            <text:p>566232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753" calcext:value-type="float">
            <text:p>145753</text:p>
          </table:table-cell>
          <table:table-cell office:value-type="float" office:value="434111" calcext:value-type="float">
            <text:p>434111</text:p>
          </table:table-cell>
          <table:table-cell table:number-columns-repeated="2"/>
          <table:table-cell office:value-type="float" office:value="21103" calcext:value-type="float">
            <text:p>21103</text:p>
          </table:table-cell>
          <table:table-cell office:value-type="float" office:value="130548" calcext:value-type="float">
            <text:p>130548</text:p>
          </table:table-cell>
          <table:table-cell table:number-columns-repeated="2"/>
          <table:table-cell office:value-type="float" office:value="438305" calcext:value-type="float">
            <text:p>438305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02" calcext:value-type="float">
            <text:p>127402</text:p>
          </table:table-cell>
          <table:table-cell office:value-type="float" office:value="425722" calcext:value-type="float">
            <text:p>425722</text:p>
          </table:table-cell>
          <table:table-cell table:number-columns-repeated="2"/>
          <table:table-cell office:value-type="float" office:value="34866" calcext:value-type="float">
            <text:p>34866</text:p>
          </table:table-cell>
          <table:table-cell office:value-type="float" office:value="122160" calcext:value-type="float">
            <text:p>122160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417334" calcext:value-type="float">
            <text:p>417334</text:p>
          </table:table-cell>
          <table:table-cell table:number-columns-repeated="2"/>
          <table:table-cell office:value-type="float" office:value="33162" calcext:value-type="float">
            <text:p>33162</text:p>
          </table:table-cell>
          <table:table-cell office:value-type="float" office:value="129500" calcext:value-type="float">
            <text:p>129500</text:p>
          </table:table-cell>
          <table:table-cell table:number-columns-repeated="2"/>
          <table:table-cell office:value-type="float" office:value="434111" calcext:value-type="float">
            <text:p>434111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753" calcext:value-type="float">
            <text:p>145753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31327" calcext:value-type="float">
            <text:p>31327</text:p>
          </table:table-cell>
          <table:table-cell office:value-type="float" office:value="127402" calcext:value-type="float">
            <text:p>127402</text:p>
          </table:table-cell>
          <table:table-cell table:number-columns-repeated="2"/>
          <table:table-cell office:value-type="float" office:value="476054" calcext:value-type="float">
            <text:p>476054</text:p>
          </table:table-cell>
          <table:table-cell office:value-type="float" office:value="308282" calcext:value-type="float">
            <text:p>3082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421528" calcext:value-type="float">
            <text:p>421528</text:p>
          </table:table-cell>
          <table:table-cell table:number-columns-repeated="2"/>
          <table:table-cell office:value-type="float" office:value="27395" calcext:value-type="float">
            <text:p>27395</text:p>
          </table:table-cell>
          <table:table-cell office:value-type="float" office:value="129500" calcext:value-type="float">
            <text:p>129500</text:p>
          </table:table-cell>
          <table:table-cell table:number-columns-repeated="2"/>
          <table:table-cell office:value-type="float" office:value="421528" calcext:value-type="float">
            <text:p>421528</text:p>
          </table:table-cell>
          <table:table-cell office:value-type="float" office:value="240124" calcext:value-type="float">
            <text:p>2401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35365.125" calcext:value-type="float">
            <text:p>135365.125</text:p>
          </table:table-cell>
          <table:table-cell table:formula="of:=AVERAGE([.D6:.D21])" office:value-type="float" office:value="431489.4375" calcext:value-type="float">
            <text:p>431489.4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30057.125" calcext:value-type="float">
            <text:p>30057.125</text:p>
          </table:table-cell>
          <table:table-cell table:formula="of:=AVERAGE([.H6:.H21])" office:value-type="float" office:value="127599.125" calcext:value-type="float">
            <text:p>127599.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476840.375" calcext:value-type="float">
            <text:p>476840.375</text:p>
          </table:table-cell>
          <table:table-cell table:formula="of:=AVERAGE([.L6:.L21])" office:value-type="float" office:value="281084.3125" calcext:value-type="float">
            <text:p>281084.3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3208" calcext:value-type="float">
            <text:p>123208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102237" calcext:value-type="float">
            <text:p>102237</text:p>
          </table:table-cell>
          <table:table-cell table:style-name="ce10"/>
          <table:table-cell/>
          <table:table-cell office:value-type="float" office:value="488637" calcext:value-type="float">
            <text:p>488637</text:p>
          </table:table-cell>
          <table:table-cell office:value-type="float" office:value="304088" calcext:value-type="float">
            <text:p>30408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6431" calcext:value-type="float">
            <text:p>106431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  <table:table-cell office:value-type="float" office:value="35914" calcext:value-type="float">
            <text:p>35914</text:p>
          </table:table-cell>
          <table:table-cell office:value-type="float" office:value="104334" calcext:value-type="float">
            <text:p>104334</text:p>
          </table:table-cell>
          <table:table-cell table:style-name="ce10"/>
          <table:table-cell/>
          <table:table-cell office:value-type="float" office:value="517997" calcext:value-type="float">
            <text:p>517997</text:p>
          </table:table-cell>
          <table:table-cell office:value-type="float" office:value="299893" calcext:value-type="float">
            <text:p>29989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24773" calcext:value-type="float">
            <text:p>24773</text:p>
          </table:table-cell>
          <table:table-cell office:value-type="float" office:value="105382" calcext:value-type="float">
            <text:p>105382</text:p>
          </table:table-cell>
          <table:table-cell table:style-name="ce10"/>
          <table:table-cell/>
          <table:table-cell office:value-type="float" office:value="522191" calcext:value-type="float">
            <text:p>522191</text:p>
          </table:table-cell>
          <table:table-cell office:value-type="float" office:value="337642" calcext:value-type="float">
            <text:p>33764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6431" calcext:value-type="float">
            <text:p>106431</text:p>
          </table:table-cell>
          <table:table-cell office:value-type="float" office:value="383779" calcext:value-type="float">
            <text:p>383779</text:p>
          </table:table-cell>
          <table:table-cell table:number-columns-repeated="2"/>
          <table:table-cell office:value-type="float" office:value="26608" calcext:value-type="float">
            <text:p>26608</text:p>
          </table:table-cell>
          <table:table-cell office:value-type="float" office:value="108528" calcext:value-type="float">
            <text:p>108528</text:p>
          </table:table-cell>
          <table:table-cell table:style-name="ce10"/>
          <table:table-cell/>
          <table:table-cell office:value-type="float" office:value="526386" calcext:value-type="float">
            <text:p>526386</text:p>
          </table:table-cell>
          <table:table-cell office:value-type="float" office:value="287310" calcext:value-type="float">
            <text:p>2873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3208" calcext:value-type="float">
            <text:p>123208</text:p>
          </table:table-cell>
          <table:table-cell office:value-type="float" office:value="383779" calcext:value-type="float">
            <text:p>383779</text:p>
          </table:table-cell>
          <table:table-cell table:number-columns-repeated="2"/>
          <table:table-cell office:value-type="float" office:value="27919" calcext:value-type="float">
            <text:p>27919</text:p>
          </table:table-cell>
          <table:table-cell office:value-type="float" office:value="107480" calcext:value-type="float">
            <text:p>107480</text:p>
          </table:table-cell>
          <table:table-cell table:style-name="ce10"/>
          <table:table-cell/>
          <table:table-cell office:value-type="float" office:value="566232" calcext:value-type="float">
            <text:p>566232</text:p>
          </table:table-cell>
          <table:table-cell office:value-type="float" office:value="308282" calcext:value-type="float">
            <text:p>30828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  <table:table-cell office:value-type="float" office:value="20055" calcext:value-type="float">
            <text:p>20055</text:p>
          </table:table-cell>
          <table:table-cell office:value-type="float" office:value="107480" calcext:value-type="float">
            <text:p>107480</text:p>
          </table:table-cell>
          <table:table-cell table:style-name="ce10"/>
          <table:table-cell/>
          <table:table-cell office:value-type="float" office:value="513803" calcext:value-type="float">
            <text:p>513803</text:p>
          </table:table-cell>
          <table:table-cell office:value-type="float" office:value="287310" calcext:value-type="float">
            <text:p>2873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6354" calcext:value-type="float">
            <text:p>126354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30016" calcext:value-type="float">
            <text:p>30016</text:p>
          </table:table-cell>
          <table:table-cell office:value-type="float" office:value="108528" calcext:value-type="float">
            <text:p>108528</text:p>
          </table:table-cell>
          <table:table-cell table:style-name="ce10"/>
          <table:table-cell/>
          <table:table-cell office:value-type="float" office:value="513803" calcext:value-type="float">
            <text:p>513803</text:p>
          </table:table-cell>
          <table:table-cell office:value-type="float" office:value="337642" calcext:value-type="float">
            <text:p>33764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  <table:table-cell office:value-type="float" office:value="25822" calcext:value-type="float">
            <text:p>25822</text:p>
          </table:table-cell>
          <table:table-cell office:value-type="float" office:value="106431" calcext:value-type="float">
            <text:p>106431</text:p>
          </table:table-cell>
          <table:table-cell table:style-name="ce10"/>
          <table:table-cell/>
          <table:table-cell office:value-type="float" office:value="526386" calcext:value-type="float">
            <text:p>526386</text:p>
          </table:table-cell>
          <table:table-cell office:value-type="float" office:value="295699" calcext:value-type="float">
            <text:p>2956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6354" calcext:value-type="float">
            <text:p>126354</text:p>
          </table:table-cell>
          <table:table-cell office:value-type="float" office:value="421528" calcext:value-type="float">
            <text:p>421528</text:p>
          </table:table-cell>
          <table:table-cell table:number-columns-repeated="2"/>
          <table:table-cell office:value-type="float" office:value="30802" calcext:value-type="float">
            <text:p>30802</text:p>
          </table:table-cell>
          <table:table-cell office:value-type="float" office:value="2499806" calcext:value-type="float">
            <text:p>2499806</text:p>
          </table:table-cell>
          <table:table-cell table:style-name="ce10"/>
          <table:table-cell/>
          <table:table-cell office:value-type="float" office:value="591397" calcext:value-type="float">
            <text:p>591397</text:p>
          </table:table-cell>
          <table:table-cell office:value-type="float" office:value="329253" calcext:value-type="float">
            <text:p>32925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6354" calcext:value-type="float">
            <text:p>126354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22414" calcext:value-type="float">
            <text:p>22414</text:p>
          </table:table-cell>
          <table:table-cell office:value-type="float" office:value="90702" calcext:value-type="float">
            <text:p>90702</text:p>
          </table:table-cell>
          <table:table-cell table:style-name="ce10"/>
          <table:table-cell/>
          <table:table-cell office:value-type="float" office:value="480248" calcext:value-type="float">
            <text:p>480248</text:p>
          </table:table-cell>
          <table:table-cell office:value-type="float" office:value="295699" calcext:value-type="float">
            <text:p>2956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8451" calcext:value-type="float">
            <text:p>128451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28181" calcext:value-type="float">
            <text:p>28181</text:p>
          </table:table-cell>
          <table:table-cell office:value-type="float" office:value="107480" calcext:value-type="float">
            <text:p>107480</text:p>
          </table:table-cell>
          <table:table-cell table:style-name="ce10"/>
          <table:table-cell/>
          <table:table-cell office:value-type="float" office:value="591397" calcext:value-type="float">
            <text:p>591397</text:p>
          </table:table-cell>
          <table:table-cell office:value-type="float" office:value="291505" calcext:value-type="float">
            <text:p>29150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9500" calcext:value-type="float">
            <text:p>129500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32113" calcext:value-type="float">
            <text:p>32113</text:p>
          </table:table-cell>
          <table:table-cell office:value-type="float" office:value="102237" calcext:value-type="float">
            <text:p>102237</text:p>
          </table:table-cell>
          <table:table-cell table:style-name="ce10"/>
          <table:table-cell/>
          <table:table-cell office:value-type="float" office:value="522191" calcext:value-type="float">
            <text:p>522191</text:p>
          </table:table-cell>
          <table:table-cell office:value-type="float" office:value="287310" calcext:value-type="float">
            <text:p>2873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6354" calcext:value-type="float">
            <text:p>126354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34866" calcext:value-type="float">
            <text:p>34866</text:p>
          </table:table-cell>
          <table:table-cell office:value-type="float" office:value="103285" calcext:value-type="float">
            <text:p>103285</text:p>
          </table:table-cell>
          <table:table-cell table:style-name="ce10"/>
          <table:table-cell/>
          <table:table-cell office:value-type="float" office:value="517997" calcext:value-type="float">
            <text:p>517997</text:p>
          </table:table-cell>
          <table:table-cell office:value-type="float" office:value="287310" calcext:value-type="float">
            <text:p>2873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413139" calcext:value-type="float">
            <text:p>413139</text:p>
          </table:table-cell>
          <table:table-cell table:number-columns-repeated="2"/>
          <table:table-cell office:value-type="float" office:value="43254" calcext:value-type="float">
            <text:p>43254</text:p>
          </table:table-cell>
          <table:table-cell office:value-type="float" office:value="107480" calcext:value-type="float">
            <text:p>107480</text:p>
          </table:table-cell>
          <table:table-cell table:style-name="ce10"/>
          <table:table-cell/>
          <table:table-cell office:value-type="float" office:value="526386" calcext:value-type="float">
            <text:p>526386</text:p>
          </table:table-cell>
          <table:table-cell office:value-type="float" office:value="329253" calcext:value-type="float">
            <text:p>32925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9500" calcext:value-type="float">
            <text:p>129500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32113" calcext:value-type="float">
            <text:p>32113</text:p>
          </table:table-cell>
          <table:table-cell office:value-type="float" office:value="107480" calcext:value-type="float">
            <text:p>107480</text:p>
          </table:table-cell>
          <table:table-cell table:style-name="ce10"/>
          <table:table-cell/>
          <table:table-cell office:value-type="float" office:value="467665" calcext:value-type="float">
            <text:p>467665</text:p>
          </table:table-cell>
          <table:table-cell office:value-type="float" office:value="283116" calcext:value-type="float">
            <text:p>28311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392168" calcext:value-type="float">
            <text:p>392168</text:p>
          </table:table-cell>
          <table:table-cell table:number-columns-repeated="2"/>
          <table:table-cell office:value-type="float" office:value="27657" calcext:value-type="float">
            <text:p>27657</text:p>
          </table:table-cell>
          <table:table-cell office:value-type="float" office:value="102237" calcext:value-type="float">
            <text:p>102237</text:p>
          </table:table-cell>
          <table:table-cell table:style-name="ce10"/>
          <table:table-cell/>
          <table:table-cell office:value-type="float" office:value="517997" calcext:value-type="float">
            <text:p>517997</text:p>
          </table:table-cell>
          <table:table-cell office:value-type="float" office:value="333448" calcext:value-type="float">
            <text:p>333448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26157.375" calcext:value-type="float">
            <text:p>126157.375</text:p>
          </table:table-cell>
          <table:table-cell table:formula="of:=AVERAGE([.D26:.D41])" office:value-type="float" office:value="389546.5" calcext:value-type="float">
            <text:p>389546.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30917.125" calcext:value-type="float">
            <text:p>30917.125</text:p>
          </table:table-cell>
          <table:table-cell table:formula="of:=AVERAGE([.H26:.H41])" office:value-type="float" office:value="254444.1875" calcext:value-type="float">
            <text:p>254444.187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524419.5625" calcext:value-type="float">
            <text:p>524419.5625</text:p>
          </table:table-cell>
          <table:table-cell table:formula="of:=AVERAGE([.L26:.L41])" office:value-type="float" office:value="305922.5" calcext:value-type="float">
            <text:p>305922.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31327" calcext:value-type="float">
            <text:p>31327</text:p>
          </table:table-cell>
          <table:table-cell office:value-type="float" office:value="119014" calcext:value-type="float">
            <text:p>119014</text:p>
          </table:table-cell>
          <table:table-cell table:style-name="ce10"/>
          <table:table-cell/>
          <table:table-cell office:value-type="float" office:value="467665" calcext:value-type="float">
            <text:p>467665</text:p>
          </table:table-cell>
          <table:table-cell office:value-type="float" office:value="235930" calcext:value-type="float">
            <text:p>23593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26870" calcext:value-type="float">
            <text:p>26870</text:p>
          </table:table-cell>
          <table:table-cell office:value-type="float" office:value="115868" calcext:value-type="float">
            <text:p>115868</text:p>
          </table:table-cell>
          <table:table-cell table:style-name="ce10"/>
          <table:table-cell/>
          <table:table-cell office:value-type="float" office:value="530580" calcext:value-type="float">
            <text:p>530580</text:p>
          </table:table-cell>
          <table:table-cell office:value-type="float" office:value="258999" calcext:value-type="float">
            <text:p>258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37642" calcext:value-type="float">
            <text:p>337642</text:p>
          </table:table-cell>
          <table:table-cell table:number-columns-repeated="2"/>
          <table:table-cell office:value-type="float" office:value="22414" calcext:value-type="float">
            <text:p>22414</text:p>
          </table:table-cell>
          <table:table-cell office:value-type="float" office:value="111674" calcext:value-type="float">
            <text:p>111674</text:p>
          </table:table-cell>
          <table:table-cell table:style-name="ce10"/>
          <table:table-cell/>
          <table:table-cell office:value-type="float" office:value="450888" calcext:value-type="float">
            <text:p>450888</text:p>
          </table:table-cell>
          <table:table-cell office:value-type="float" office:value="235930" calcext:value-type="float">
            <text:p>23593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0548" calcext:value-type="float">
            <text:p>130548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23462" calcext:value-type="float">
            <text:p>23462</text:p>
          </table:table-cell>
          <table:table-cell office:value-type="float" office:value="114820" calcext:value-type="float">
            <text:p>114820</text:p>
          </table:table-cell>
          <table:table-cell table:style-name="ce10"/>
          <table:table-cell/>
          <table:table-cell office:value-type="float" office:value="534774" calcext:value-type="float">
            <text:p>534774</text:p>
          </table:table-cell>
          <table:table-cell office:value-type="float" office:value="240124" calcext:value-type="float">
            <text:p>24012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7402" calcext:value-type="float">
            <text:p>127402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39060" calcext:value-type="float">
            <text:p>39060</text:p>
          </table:table-cell>
          <table:table-cell office:value-type="float" office:value="115868" calcext:value-type="float">
            <text:p>115868</text:p>
          </table:table-cell>
          <table:table-cell table:number-columns-repeated="2"/>
          <table:table-cell office:value-type="float" office:value="476054" calcext:value-type="float">
            <text:p>476054</text:p>
          </table:table-cell>
          <table:table-cell office:value-type="float" office:value="263193" calcext:value-type="float">
            <text:p>263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24511" calcext:value-type="float">
            <text:p>24511</text:p>
          </table:table-cell>
          <table:table-cell office:value-type="float" office:value="111674" calcext:value-type="float">
            <text:p>111674</text:p>
          </table:table-cell>
          <table:table-cell table:number-columns-repeated="2"/>
          <table:table-cell office:value-type="float" office:value="438305" calcext:value-type="float">
            <text:p>438305</text:p>
          </table:table-cell>
          <table:table-cell office:value-type="float" office:value="240124" calcext:value-type="float">
            <text:p>24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500" calcext:value-type="float">
            <text:p>129500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21890" calcext:value-type="float">
            <text:p>21890</text:p>
          </table:table-cell>
          <table:table-cell office:value-type="float" office:value="120062" calcext:value-type="float">
            <text:p>120062</text:p>
          </table:table-cell>
          <table:table-cell table:number-columns-repeated="2"/>
          <table:table-cell office:value-type="float" office:value="497026" calcext:value-type="float">
            <text:p>497026</text:p>
          </table:table-cell>
          <table:table-cell office:value-type="float" office:value="240124" calcext:value-type="float">
            <text:p>24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  <table:table-cell office:value-type="float" office:value="33162" calcext:value-type="float">
            <text:p>33162</text:p>
          </table:table-cell>
          <table:table-cell office:value-type="float" office:value="121111" calcext:value-type="float">
            <text:p>121111</text:p>
          </table:table-cell>
          <table:table-cell table:number-columns-repeated="2"/>
          <table:table-cell office:value-type="float" office:value="467665" calcext:value-type="float">
            <text:p>467665</text:p>
          </table:table-cell>
          <table:table-cell office:value-type="float" office:value="240124" calcext:value-type="float">
            <text:p>24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320865" calcext:value-type="float">
            <text:p>320865</text:p>
          </table:table-cell>
          <table:table-cell table:number-columns-repeated="2"/>
          <table:table-cell office:value-type="float" office:value="41157" calcext:value-type="float">
            <text:p>41157</text:p>
          </table:table-cell>
          <table:table-cell office:value-type="float" office:value="113771" calcext:value-type="float">
            <text:p>113771</text:p>
          </table:table-cell>
          <table:table-cell table:number-columns-repeated="2"/>
          <table:table-cell office:value-type="float" office:value="476054" calcext:value-type="float">
            <text:p>476054</text:p>
          </table:table-cell>
          <table:table-cell office:value-type="float" office:value="235930" calcext:value-type="float">
            <text:p>2359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724" calcext:value-type="float">
            <text:p>166724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33817" calcext:value-type="float">
            <text:p>33817</text:p>
          </table:table-cell>
          <table:table-cell office:value-type="float" office:value="111674" calcext:value-type="float">
            <text:p>111674</text:p>
          </table:table-cell>
          <table:table-cell table:number-columns-repeated="2"/>
          <table:table-cell office:value-type="float" office:value="488637" calcext:value-type="float">
            <text:p>488637</text:p>
          </table:table-cell>
          <table:table-cell office:value-type="float" office:value="229639" calcext:value-type="float">
            <text:p>2296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25059" calcext:value-type="float">
            <text:p>325059</text:p>
          </table:table-cell>
          <table:table-cell table:number-columns-repeated="2"/>
          <table:table-cell office:value-type="float" office:value="49021" calcext:value-type="float">
            <text:p>49021</text:p>
          </table:table-cell>
          <table:table-cell office:value-type="float" office:value="117965" calcext:value-type="float">
            <text:p>117965</text:p>
          </table:table-cell>
          <table:table-cell table:number-columns-repeated="2"/>
          <table:table-cell office:value-type="float" office:value="463471" calcext:value-type="float">
            <text:p>463471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31327" calcext:value-type="float">
            <text:p>31327</text:p>
          </table:table-cell>
          <table:table-cell office:value-type="float" office:value="119014" calcext:value-type="float">
            <text:p>119014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229639" calcext:value-type="float">
            <text:p>2296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36439" calcext:value-type="float">
            <text:p>36439</text:p>
          </table:table-cell>
          <table:table-cell office:value-type="float" office:value="114820" calcext:value-type="float">
            <text:p>114820</text:p>
          </table:table-cell>
          <table:table-cell table:number-columns-repeated="2"/>
          <table:table-cell office:value-type="float" office:value="434111" calcext:value-type="float">
            <text:p>434111</text:p>
          </table:table-cell>
          <table:table-cell office:value-type="float" office:value="254804" calcext:value-type="float">
            <text:p>2548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257" calcext:value-type="float">
            <text:p>124257</text:p>
          </table:table-cell>
          <table:table-cell office:value-type="float" office:value="325059" calcext:value-type="float">
            <text:p>325059</text:p>
          </table:table-cell>
          <table:table-cell table:number-columns-repeated="2"/>
          <table:table-cell office:value-type="float" office:value="40109" calcext:value-type="float">
            <text:p>40109</text:p>
          </table:table-cell>
          <table:table-cell office:value-type="float" office:value="114820" calcext:value-type="float">
            <text:p>114820</text:p>
          </table:table-cell>
          <table:table-cell table:number-columns-repeated="2"/>
          <table:table-cell office:value-type="float" office:value="534774" calcext:value-type="float">
            <text:p>534774</text:p>
          </table:table-cell>
          <table:table-cell office:value-type="float" office:value="250610" calcext:value-type="float">
            <text:p>2506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267" calcext:value-type="float">
            <text:p>135267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35914" calcext:value-type="float">
            <text:p>35914</text:p>
          </table:table-cell>
          <table:table-cell office:value-type="float" office:value="111674" calcext:value-type="float">
            <text:p>111674</text:p>
          </table:table-cell>
          <table:table-cell table:number-columns-repeated="2"/>
          <table:table-cell office:value-type="float" office:value="471860" calcext:value-type="float">
            <text:p>471860</text:p>
          </table:table-cell>
          <table:table-cell office:value-type="float" office:value="235930" calcext:value-type="float">
            <text:p>2359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724" calcext:value-type="float">
            <text:p>166724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  <table:table-cell office:value-type="float" office:value="26346" calcext:value-type="float">
            <text:p>26346</text:p>
          </table:table-cell>
          <table:table-cell office:value-type="float" office:value="112722" calcext:value-type="float">
            <text:p>112722</text:p>
          </table:table-cell>
          <table:table-cell table:number-columns-repeated="2"/>
          <table:table-cell office:value-type="float" office:value="530580" calcext:value-type="float">
            <text:p>530580</text:p>
          </table:table-cell>
          <table:table-cell office:value-type="float" office:value="256902" calcext:value-type="float">
            <text:p>256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46932.25" calcext:value-type="float">
            <text:p>146932.25</text:p>
          </table:table-cell>
          <table:table-cell table:formula="of:=AVERAGE([.D46:.D61])" office:value-type="float" office:value="331874.6875" calcext:value-type="float">
            <text:p>331874.6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32301.625" calcext:value-type="float">
            <text:p>32301.625</text:p>
          </table:table-cell>
          <table:table-cell table:formula="of:=AVERAGE([.H46:.H61])" office:value-type="float" office:value="115409.4375" calcext:value-type="float">
            <text:p>115409.4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482607.5625" calcext:value-type="float">
            <text:p>482607.5625</text:p>
          </table:table-cell>
          <table:table-cell table:formula="of:=AVERAGE([.L46:.L61])" office:value-type="float" office:value="243794.3125" calcext:value-type="float">
            <text:p>243794.3125</text:p>
          </table:table-cell>
          <table:table-cell table:number-columns-repeated="2"/>
        </table:table-row>
      </table:table>
      <table:table table:name="CFQ_seq_throughput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04" calcext:value-type="float">
            <text:p>6.304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24" calcext:value-type="float">
            <text:p>0.724</text:p>
          </table:table-cell>
          <table:table-cell office:value-type="float" office:value="50.6" calcext:value-type="float">
            <text:p>50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468" calcext:value-type="float">
            <text:p>6.468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52" calcext:value-type="float">
            <text:p>6.352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1.4" calcext:value-type="float">
            <text:p>51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76" calcext:value-type="float">
            <text:p>6.376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24" calcext:value-type="float">
            <text:p>0.724</text:p>
          </table:table-cell>
          <table:table-cell office:value-type="float" office:value="51.4" calcext:value-type="float">
            <text:p>51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72" calcext:value-type="float">
            <text:p>6.372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1.2" calcext:value-type="float">
            <text:p>51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272" calcext:value-type="float">
            <text:p>6.272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724" calcext:value-type="float">
            <text:p>0.72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456" calcext:value-type="float">
            <text:p>6.456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72" calcext:value-type="float">
            <text:p>6.372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1.2" calcext:value-type="float">
            <text:p>51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96" calcext:value-type="float">
            <text:p>6.396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292" calcext:value-type="float">
            <text:p>6.292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08" calcext:value-type="float">
            <text:p>6.308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24" calcext:value-type="float">
            <text:p>0.72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296" calcext:value-type="float">
            <text:p>6.296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1.1" calcext:value-type="float">
            <text:p>51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4" calcext:value-type="float">
            <text:p>6.34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64" calcext:value-type="float">
            <text:p>6.364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4" calcext:value-type="float">
            <text:p>6.34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52" calcext:value-type="float">
            <text:p>6.352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6.35375" calcext:value-type="float">
            <text:p>6.35375</text:p>
          </table:table-cell>
          <table:table-cell table:formula="of:=AVERAGE([.D6:.D21])" office:value-type="float" office:value="0.40425" calcext:value-type="float">
            <text:p>0.404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11.74375" calcext:value-type="float">
            <text:p>11.74375</text:p>
          </table:table-cell>
          <table:table-cell table:formula="of:=AVERAGE([.H6:.H21])" office:value-type="float" office:value="128.4375" calcext:value-type="float">
            <text:p>128.4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0.71925" calcext:value-type="float">
            <text:p>0.71925</text:p>
          </table:table-cell>
          <table:table-cell table:formula="of:=AVERAGE([.L6:.L21])" office:value-type="float" office:value="50.98125" calcext:value-type="float">
            <text:p>50.98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856" calcext:value-type="float">
            <text:p>6.856</text:p>
          </table:table-cell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84" calcext:value-type="float">
            <text:p>6.984</text:p>
          </table:table-cell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876" calcext:value-type="float">
            <text:p>6.876</text:p>
          </table:table-cell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7.004" calcext:value-type="float">
            <text:p>7.004</text:p>
          </table:table-cell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4" calcext:value-type="float">
            <text:p>134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2" calcext:value-type="float">
            <text:p>6.92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3" calcext:value-type="float">
            <text:p>5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14" calcext:value-type="float">
            <text:p>114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2.5" calcext:value-type="float">
            <text:p>52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884" calcext:value-type="float">
            <text:p>6.884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04" calcext:value-type="float">
            <text:p>6.904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15" calcext:value-type="float">
            <text:p>115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9" calcext:value-type="float">
            <text:p>52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04" calcext:value-type="float">
            <text:p>6.904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4" calcext:value-type="float">
            <text:p>134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64" calcext:value-type="float">
            <text:p>6.964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3" calcext:value-type="float">
            <text:p>5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12" calcext:value-type="float">
            <text:p>6.912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3.1" calcext:value-type="float">
            <text:p>53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32" calcext:value-type="float">
            <text:p>6.932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2" calcext:value-type="float">
            <text:p>0.752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948" calcext:value-type="float">
            <text:p>6.948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6" calcext:value-type="float">
            <text:p>0.7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6.86" calcext:value-type="float">
            <text:p>6.86</text:p>
          </table:table-cell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4" calcext:value-type="float">
            <text:p>134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6.9275" calcext:value-type="float">
            <text:p>6.9275</text:p>
          </table:table-cell>
          <table:table-cell table:formula="of:=AVERAGE([.D26:.D41])" office:value-type="float" office:value="0.465" calcext:value-type="float">
            <text:p>0.46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12.0875" calcext:value-type="float">
            <text:p>12.0875</text:p>
          </table:table-cell>
          <table:table-cell table:formula="of:=AVERAGE([.H26:.H41])" office:value-type="float" office:value="130.75" calcext:value-type="float">
            <text:p>130.7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0.75475" calcext:value-type="float">
            <text:p>0.75475</text:p>
          </table:table-cell>
          <table:table-cell table:formula="of:=AVERAGE([.L26:.L41])" office:value-type="float" office:value="52.75625" calcext:value-type="float">
            <text:p>52.7562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78" calcext:value-type="float">
            <text:p>0.78</text:p>
          </table:table-cell>
          <table:table-cell office:value-type="float" office:value="56.2" calcext:value-type="float">
            <text:p>56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8" calcext:value-type="float">
            <text:p>0.78</text:p>
          </table:table-cell>
          <table:table-cell office:value-type="float" office:value="56.1" calcext:value-type="float">
            <text:p>56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/>
          <table:table-cell office:value-type="float" office:value="0.784" calcext:value-type="float">
            <text:p>0.784</text:p>
          </table:table-cell>
          <table:table-cell office:value-type="float" office:value="55.9" calcext:value-type="float">
            <text:p>55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/>
          <table:table-cell office:value-type="float" office:value="0.78" calcext:value-type="float">
            <text:p>0.78</text:p>
          </table:table-cell>
          <table:table-cell office:value-type="float" office:value="55.9" calcext:value-type="float">
            <text:p>55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5.8" calcext:value-type="float">
            <text:p>5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6.2" calcext:value-type="float">
            <text:p>56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5.8" calcext:value-type="float">
            <text:p>5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office:value-type="float" office:value="55.8" calcext:value-type="float">
            <text:p>55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8.3" calcext:value-type="float">
            <text:p>18.3</text:p>
          </table:table-cell>
          <table:table-cell table:formula="of:=AVERAGE([.D46:.D61])" office:value-type="float" office:value="0.972" calcext:value-type="float">
            <text:p>0.972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1.95" calcext:value-type="float">
            <text:p>11.95</text:p>
          </table:table-cell>
          <table:table-cell table:formula="of:=AVERAGE([.H46:.H61])" office:value-type="float" office:value="129.3125" calcext:value-type="float">
            <text:p>129.3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0.77925" calcext:value-type="float">
            <text:p>0.77925</text:p>
          </table:table-cell>
          <table:table-cell table:formula="of:=AVERAGE([.L46:.L61])" office:value-type="float" office:value="55.875" calcext:value-type="float">
            <text:p>55.875</text:p>
          </table:table-cell>
          <table:table-cell table:number-columns-repeated="2"/>
        </table:table-row>
      </table:table>
      <table:table table:name="CFQ_seq_latency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442500" calcext:value-type="float">
            <text:p>442500</text:p>
          </table:table-cell>
          <table:table-cell table:number-columns-repeated="2"/>
          <table:table-cell office:value-type="float" office:value="35390" calcext:value-type="float">
            <text:p>35390</text:p>
          </table:table-cell>
          <table:table-cell office:value-type="float" office:value="83362" calcext:value-type="float">
            <text:p>83362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480248" calcext:value-type="float">
            <text:p>480248</text:p>
          </table:table-cell>
          <table:table-cell table:number-columns-repeated="2"/>
          <table:table-cell office:value-type="float" office:value="26084" calcext:value-type="float">
            <text:p>26084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66232" calcext:value-type="float">
            <text:p>566232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480248" calcext:value-type="float">
            <text:p>480248</text:p>
          </table:table-cell>
          <table:table-cell table:number-columns-repeated="2"/>
          <table:table-cell office:value-type="float" office:value="27132" calcext:value-type="float">
            <text:p>27132</text:p>
          </table:table-cell>
          <table:table-cell office:value-type="float" office:value="84411" calcext:value-type="float">
            <text:p>84411</text:p>
          </table:table-cell>
          <table:table-cell table:number-columns-repeated="2"/>
          <table:table-cell office:value-type="float" office:value="641729" calcext:value-type="float">
            <text:p>641729</text:p>
          </table:table-cell>
          <table:table-cell office:value-type="float" office:value="333448" calcext:value-type="float">
            <text:p>333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450888" calcext:value-type="float">
            <text:p>450888</text:p>
          </table:table-cell>
          <table:table-cell table:number-columns-repeated="2"/>
          <table:table-cell office:value-type="float" office:value="31327" calcext:value-type="float">
            <text:p>31327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446694" calcext:value-type="float">
            <text:p>446694</text:p>
          </table:table-cell>
          <table:table-cell table:number-columns-repeated="2"/>
          <table:table-cell office:value-type="float" office:value="26870" calcext:value-type="float">
            <text:p>26870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417334" calcext:value-type="float">
            <text:p>417334</text:p>
          </table:table-cell>
          <table:table-cell table:number-columns-repeated="2"/>
          <table:table-cell office:value-type="float" office:value="33817" calcext:value-type="float">
            <text:p>33817</text:p>
          </table:table-cell>
          <table:table-cell office:value-type="float" office:value="87557" calcext:value-type="float">
            <text:p>87557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320865" calcext:value-type="float">
            <text:p>3208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98" calcext:value-type="float">
            <text:p>185598</text:p>
          </table:table-cell>
          <table:table-cell office:value-type="float" office:value="480248" calcext:value-type="float">
            <text:p>480248</text:p>
          </table:table-cell>
          <table:table-cell table:number-columns-repeated="2"/>
          <table:table-cell office:value-type="float" office:value="37487" calcext:value-type="float">
            <text:p>37487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57843" calcext:value-type="float">
            <text:p>557843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442500" calcext:value-type="float">
            <text:p>442500</text:p>
          </table:table-cell>
          <table:table-cell table:number-columns-repeated="2"/>
          <table:table-cell office:value-type="float" office:value="29754" calcext:value-type="float">
            <text:p>29754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26386" calcext:value-type="float">
            <text:p>526386</text:p>
          </table:table-cell>
          <table:table-cell office:value-type="float" office:value="325059" calcext:value-type="float">
            <text:p>3250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434111" calcext:value-type="float">
            <text:p>434111</text:p>
          </table:table-cell>
          <table:table-cell table:number-columns-repeated="2"/>
          <table:table-cell office:value-type="float" office:value="23462" calcext:value-type="float">
            <text:p>23462</text:p>
          </table:table-cell>
          <table:table-cell office:value-type="float" office:value="87557" calcext:value-type="float">
            <text:p>87557</text:p>
          </table:table-cell>
          <table:table-cell table:number-columns-repeated="2"/>
          <table:table-cell office:value-type="float" office:value="566232" calcext:value-type="float">
            <text:p>566232</text:p>
          </table:table-cell>
          <table:table-cell office:value-type="float" office:value="383779" calcext:value-type="float">
            <text:p>3837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463471" calcext:value-type="float">
            <text:p>463471</text:p>
          </table:table-cell>
          <table:table-cell table:number-columns-repeated="2"/>
          <table:table-cell office:value-type="float" office:value="23462" calcext:value-type="float">
            <text:p>23462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633340" calcext:value-type="float">
            <text:p>633340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438305" calcext:value-type="float">
            <text:p>438305</text:p>
          </table:table-cell>
          <table:table-cell table:number-columns-repeated="2"/>
          <table:table-cell office:value-type="float" office:value="26608" calcext:value-type="float">
            <text:p>26608</text:p>
          </table:table-cell>
          <table:table-cell office:value-type="float" office:value="85459" calcext:value-type="float">
            <text:p>85459</text:p>
          </table:table-cell>
          <table:table-cell table:number-columns-repeated="2"/>
          <table:table-cell office:value-type="float" office:value="608175" calcext:value-type="float">
            <text:p>608175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480248" calcext:value-type="float">
            <text:p>480248</text:p>
          </table:table-cell>
          <table:table-cell table:number-columns-repeated="2"/>
          <table:table-cell office:value-type="float" office:value="35390" calcext:value-type="float">
            <text:p>35390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641729" calcext:value-type="float">
            <text:p>641729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459277" calcext:value-type="float">
            <text:p>459277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float" office:value="74974" calcext:value-type="float">
            <text:p>74974</text:p>
          </table:table-cell>
          <table:table-cell table:number-columns-repeated="2"/>
          <table:table-cell office:value-type="float" office:value="574620" calcext:value-type="float">
            <text:p>574620</text:p>
          </table:table-cell>
          <table:table-cell office:value-type="float" office:value="329253" calcext:value-type="float">
            <text:p>329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450888" calcext:value-type="float">
            <text:p>450888</text:p>
          </table:table-cell>
          <table:table-cell table:number-columns-repeated="2"/>
          <table:table-cell office:value-type="float" office:value="31065" calcext:value-type="float">
            <text:p>31065</text:p>
          </table:table-cell>
          <table:table-cell office:value-type="float" office:value="86508" calcext:value-type="float">
            <text:p>86508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396362" calcext:value-type="float">
            <text:p>396362</text:p>
          </table:table-cell>
          <table:table-cell table:number-columns-repeated="2"/>
          <table:table-cell office:value-type="float" office:value="33817" calcext:value-type="float">
            <text:p>33817</text:p>
          </table:table-cell>
          <table:table-cell office:value-type="float" office:value="87557" calcext:value-type="float">
            <text:p>87557</text:p>
          </table:table-cell>
          <table:table-cell table:number-columns-repeated="2"/>
          <table:table-cell office:value-type="float" office:value="624952" calcext:value-type="float">
            <text:p>624952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  <table:table-cell office:value-type="float" office:value="40109" calcext:value-type="float">
            <text:p>40109</text:p>
          </table:table-cell>
          <table:table-cell office:value-type="float" office:value="88605" calcext:value-type="float">
            <text:p>88605</text:p>
          </table:table-cell>
          <table:table-cell table:number-columns-repeated="2"/>
          <table:table-cell office:value-type="float" office:value="522191" calcext:value-type="float">
            <text:p>522191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70394.0625" calcext:value-type="float">
            <text:p>170394.0625</text:p>
          </table:table-cell>
          <table:table-cell table:formula="of:=AVERAGE([.D6:.D21])" office:value-type="float" office:value="446956" calcext:value-type="float">
            <text:p>446956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30458.375" calcext:value-type="float">
            <text:p>30458.375</text:p>
          </table:table-cell>
          <table:table-cell table:formula="of:=AVERAGE([.H6:.H21])" office:value-type="float" office:value="86639.0625" calcext:value-type="float">
            <text:p>86639.06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573440.5625" calcext:value-type="float">
            <text:p>573440.5625</text:p>
          </table:table-cell>
          <table:table-cell table:formula="of:=AVERAGE([.L6:.L21])" office:value-type="float" office:value="334758.375" calcext:value-type="float">
            <text:p>334758.37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367002" calcext:value-type="float">
            <text:p>367002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120062" calcext:value-type="float">
            <text:p>120062</text:p>
          </table:table-cell>
          <table:table-cell table:style-name="ce10"/>
          <table:table-cell/>
          <table:table-cell office:value-type="float" office:value="417334" calcext:value-type="float">
            <text:p>417334</text:p>
          </table:table-cell>
          <table:table-cell office:value-type="float" office:value="299893" calcext:value-type="float">
            <text:p>29989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67002" calcext:value-type="float">
            <text:p>367002</text:p>
          </table:table-cell>
          <table:table-cell table:number-columns-repeated="2"/>
          <table:table-cell office:value-type="float" office:value="32375" calcext:value-type="float">
            <text:p>32375</text:p>
          </table:table-cell>
          <table:table-cell office:value-type="float" office:value="120062" calcext:value-type="float">
            <text:p>120062</text:p>
          </table:table-cell>
          <table:table-cell table:style-name="ce10"/>
          <table:table-cell/>
          <table:table-cell office:value-type="float" office:value="450888" calcext:value-type="float">
            <text:p>450888</text:p>
          </table:table-cell>
          <table:table-cell office:value-type="float" office:value="267387" calcext:value-type="float">
            <text:p>26738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35390" calcext:value-type="float">
            <text:p>35390</text:p>
          </table:table-cell>
          <table:table-cell office:value-type="float" office:value="119014" calcext:value-type="float">
            <text:p>119014</text:p>
          </table:table-cell>
          <table:table-cell table:style-name="ce10"/>
          <table:table-cell/>
          <table:table-cell office:value-type="float" office:value="467665" calcext:value-type="float">
            <text:p>467665</text:p>
          </table:table-cell>
          <table:table-cell office:value-type="float" office:value="246416" calcext:value-type="float">
            <text:p>24641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24511" calcext:value-type="float">
            <text:p>24511</text:p>
          </table:table-cell>
          <table:table-cell office:value-type="float" office:value="113771" calcext:value-type="float">
            <text:p>113771</text:p>
          </table:table-cell>
          <table:table-cell table:style-name="ce10"/>
          <table:table-cell/>
          <table:table-cell office:value-type="float" office:value="509608" calcext:value-type="float">
            <text:p>509608</text:p>
          </table:table-cell>
          <table:table-cell office:value-type="float" office:value="242222" calcext:value-type="float">
            <text:p>24222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7364" calcext:value-type="float">
            <text:p>137364</text:p>
          </table:table-cell>
          <table:table-cell office:value-type="float" office:value="337642" calcext:value-type="float">
            <text:p>337642</text:p>
          </table:table-cell>
          <table:table-cell table:number-columns-repeated="2"/>
          <table:table-cell office:value-type="float" office:value="23725" calcext:value-type="float">
            <text:p>23725</text:p>
          </table:table-cell>
          <table:table-cell office:value-type="float" office:value="116917" calcext:value-type="float">
            <text:p>116917</text:p>
          </table:table-cell>
          <table:table-cell table:style-name="ce10"/>
          <table:table-cell/>
          <table:table-cell office:value-type="float" office:value="497026" calcext:value-type="float">
            <text:p>497026</text:p>
          </table:table-cell>
          <table:table-cell office:value-type="float" office:value="252707" calcext:value-type="float">
            <text:p>25270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30540" calcext:value-type="float">
            <text:p>30540</text:p>
          </table:table-cell>
          <table:table-cell office:value-type="float" office:value="2499806" calcext:value-type="float">
            <text:p>2499806</text:p>
          </table:table-cell>
          <table:table-cell table:style-name="ce10"/>
          <table:table-cell/>
          <table:table-cell office:value-type="float" office:value="467665" calcext:value-type="float">
            <text:p>467665</text:p>
          </table:table-cell>
          <table:table-cell office:value-type="float" office:value="235930" calcext:value-type="float">
            <text:p>23593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22414" calcext:value-type="float">
            <text:p>22414</text:p>
          </table:table-cell>
          <table:table-cell office:value-type="float" office:value="113771" calcext:value-type="float">
            <text:p>113771</text:p>
          </table:table-cell>
          <table:table-cell table:style-name="ce10"/>
          <table:table-cell/>
          <table:table-cell office:value-type="float" office:value="509608" calcext:value-type="float">
            <text:p>509608</text:p>
          </table:table-cell>
          <table:table-cell office:value-type="float" office:value="261096" calcext:value-type="float">
            <text:p>26109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50225" calcext:value-type="float">
            <text:p>350225</text:p>
          </table:table-cell>
          <table:table-cell table:number-columns-repeated="2"/>
          <table:table-cell office:value-type="float" office:value="31589" calcext:value-type="float">
            <text:p>31589</text:p>
          </table:table-cell>
          <table:table-cell office:value-type="float" office:value="120062" calcext:value-type="float">
            <text:p>120062</text:p>
          </table:table-cell>
          <table:table-cell table:style-name="ce10"/>
          <table:table-cell/>
          <table:table-cell office:value-type="float" office:value="417334" calcext:value-type="float">
            <text:p>417334</text:p>
          </table:table-cell>
          <table:table-cell office:value-type="float" office:value="225444" calcext:value-type="float">
            <text:p>2254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7364" calcext:value-type="float">
            <text:p>137364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31589" calcext:value-type="float">
            <text:p>31589</text:p>
          </table:table-cell>
          <table:table-cell office:value-type="float" office:value="2499806" calcext:value-type="float">
            <text:p>2499806</text:p>
          </table:table-cell>
          <table:table-cell table:style-name="ce10"/>
          <table:table-cell/>
          <table:table-cell office:value-type="float" office:value="492831" calcext:value-type="float">
            <text:p>492831</text:p>
          </table:table-cell>
          <table:table-cell office:value-type="float" office:value="240124" calcext:value-type="float">
            <text:p>24012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7364" calcext:value-type="float">
            <text:p>137364</text:p>
          </table:table-cell>
          <table:table-cell office:value-type="float" office:value="367002" calcext:value-type="float">
            <text:p>367002</text:p>
          </table:table-cell>
          <table:table-cell table:number-columns-repeated="2"/>
          <table:table-cell office:value-type="float" office:value="31065" calcext:value-type="float">
            <text:p>31065</text:p>
          </table:table-cell>
          <table:table-cell office:value-type="float" office:value="119014" calcext:value-type="float">
            <text:p>119014</text:p>
          </table:table-cell>
          <table:table-cell table:style-name="ce10"/>
          <table:table-cell/>
          <table:table-cell office:value-type="float" office:value="413139" calcext:value-type="float">
            <text:p>413139</text:p>
          </table:table-cell>
          <table:table-cell office:value-type="float" office:value="256902" calcext:value-type="float">
            <text:p>25690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23462" calcext:value-type="float">
            <text:p>23462</text:p>
          </table:table-cell>
          <table:table-cell office:value-type="float" office:value="113771" calcext:value-type="float">
            <text:p>113771</text:p>
          </table:table-cell>
          <table:table-cell table:style-name="ce10"/>
          <table:table-cell/>
          <table:table-cell office:value-type="float" office:value="492831" calcext:value-type="float">
            <text:p>492831</text:p>
          </table:table-cell>
          <table:table-cell office:value-type="float" office:value="246416" calcext:value-type="float">
            <text:p>24641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25059" calcext:value-type="float">
            <text:p>325059</text:p>
          </table:table-cell>
          <table:table-cell table:number-columns-repeated="2"/>
          <table:table-cell office:value-type="float" office:value="35914" calcext:value-type="float">
            <text:p>35914</text:p>
          </table:table-cell>
          <table:table-cell office:value-type="float" office:value="119014" calcext:value-type="float">
            <text:p>119014</text:p>
          </table:table-cell>
          <table:table-cell table:style-name="ce10"/>
          <table:table-cell/>
          <table:table-cell office:value-type="float" office:value="505414" calcext:value-type="float">
            <text:p>505414</text:p>
          </table:table-cell>
          <table:table-cell office:value-type="float" office:value="223347" calcext:value-type="float">
            <text:p>22334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40633" calcext:value-type="float">
            <text:p>40633</text:p>
          </table:table-cell>
          <table:table-cell office:value-type="float" office:value="120062" calcext:value-type="float">
            <text:p>120062</text:p>
          </table:table-cell>
          <table:table-cell table:style-name="ce10"/>
          <table:table-cell/>
          <table:table-cell office:value-type="float" office:value="534774" calcext:value-type="float">
            <text:p>534774</text:p>
          </table:table-cell>
          <table:table-cell office:value-type="float" office:value="244319" calcext:value-type="float">
            <text:p>24431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22938" calcext:value-type="float">
            <text:p>22938</text:p>
          </table:table-cell>
          <table:table-cell office:value-type="float" office:value="117965" calcext:value-type="float">
            <text:p>117965</text:p>
          </table:table-cell>
          <table:table-cell table:style-name="ce10"/>
          <table:table-cell/>
          <table:table-cell office:value-type="float" office:value="463471" calcext:value-type="float">
            <text:p>463471</text:p>
          </table:table-cell>
          <table:table-cell office:value-type="float" office:value="263193" calcext:value-type="float">
            <text:p>26319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9461" calcext:value-type="float">
            <text:p>139461</text:p>
          </table:table-cell>
          <table:table-cell office:value-type="float" office:value="329253" calcext:value-type="float">
            <text:p>329253</text:p>
          </table:table-cell>
          <table:table-cell table:number-columns-repeated="2"/>
          <table:table-cell office:value-type="float" office:value="26084" calcext:value-type="float">
            <text:p>26084</text:p>
          </table:table-cell>
          <table:table-cell office:value-type="float" office:value="114820" calcext:value-type="float">
            <text:p>114820</text:p>
          </table:table-cell>
          <table:table-cell table:style-name="ce10"/>
          <table:table-cell/>
          <table:table-cell office:value-type="float" office:value="417334" calcext:value-type="float">
            <text:p>417334</text:p>
          </table:table-cell>
          <table:table-cell office:value-type="float" office:value="254804" calcext:value-type="float">
            <text:p>25480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312476" calcext:value-type="float">
            <text:p>312476</text:p>
          </table:table-cell>
          <table:table-cell table:number-columns-repeated="2"/>
          <table:table-cell office:value-type="float" office:value="49546" calcext:value-type="float">
            <text:p>49546</text:p>
          </table:table-cell>
          <table:table-cell office:value-type="float" office:value="115868" calcext:value-type="float">
            <text:p>115868</text:p>
          </table:table-cell>
          <table:table-cell table:style-name="ce10"/>
          <table:table-cell/>
          <table:table-cell office:value-type="float" office:value="471860" calcext:value-type="float">
            <text:p>471860</text:p>
          </table:table-cell>
          <table:table-cell office:value-type="float" office:value="256902" calcext:value-type="float">
            <text:p>256902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43131" calcext:value-type="float">
            <text:p>143131</text:p>
          </table:table-cell>
          <table:table-cell table:formula="of:=AVERAGE([.D26:.D41])" office:value-type="float" office:value="354681.3125" calcext:value-type="float">
            <text:p>354681.3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32121.375" calcext:value-type="float">
            <text:p>32121.375</text:p>
          </table:table-cell>
          <table:table-cell table:formula="of:=AVERAGE([.H26:.H41])" office:value-type="float" office:value="415236.5625" calcext:value-type="float">
            <text:p>415236.562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470548.875" calcext:value-type="float">
            <text:p>470548.875</text:p>
          </table:table-cell>
          <table:table-cell table:formula="of:=AVERAGE([.L26:.L41])" office:value-type="float" office:value="251068.875" calcext:value-type="float">
            <text:p>251068.8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  <table:table-cell office:value-type="float" office:value="32900" calcext:value-type="float">
            <text:p>32900</text:p>
          </table:table-cell>
          <table:table-cell office:value-type="float" office:value="125305" calcext:value-type="float">
            <text:p>125305</text:p>
          </table:table-cell>
          <table:table-cell table:style-name="ce10"/>
          <table:table-cell/>
          <table:table-cell office:value-type="float" office:value="396362" calcext:value-type="float">
            <text:p>396362</text:p>
          </table:table-cell>
          <table:table-cell office:value-type="float" office:value="287310" calcext:value-type="float">
            <text:p>2873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48513" calcext:value-type="float">
            <text:p>248513</text:p>
          </table:table-cell>
          <table:table-cell table:number-columns-repeated="2"/>
          <table:table-cell office:value-type="float" office:value="30278" calcext:value-type="float">
            <text:p>30278</text:p>
          </table:table-cell>
          <table:table-cell office:value-type="float" office:value="125305" calcext:value-type="float">
            <text:p>125305</text:p>
          </table:table-cell>
          <table:table-cell table:style-name="ce10"/>
          <table:table-cell/>
          <table:table-cell office:value-type="float" office:value="400557" calcext:value-type="float">
            <text:p>400557</text:p>
          </table:table-cell>
          <table:table-cell office:value-type="float" office:value="265290" calcext:value-type="float">
            <text:p>26529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5753" calcext:value-type="float">
            <text:p>145753</text:p>
          </table:table-cell>
          <table:table-cell office:value-type="float" office:value="227541" calcext:value-type="float">
            <text:p>227541</text:p>
          </table:table-cell>
          <table:table-cell table:number-columns-repeated="2"/>
          <table:table-cell office:value-type="float" office:value="25035" calcext:value-type="float">
            <text:p>25035</text:p>
          </table:table-cell>
          <table:table-cell office:value-type="float" office:value="122160" calcext:value-type="float">
            <text:p>122160</text:p>
          </table:table-cell>
          <table:table-cell table:style-name="ce10"/>
          <table:table-cell/>
          <table:table-cell office:value-type="float" office:value="492831" calcext:value-type="float">
            <text:p>492831</text:p>
          </table:table-cell>
          <table:table-cell office:value-type="float" office:value="278922" calcext:value-type="float">
            <text:p>27892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7850" calcext:value-type="float">
            <text:p>147850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float" office:value="126354" calcext:value-type="float">
            <text:p>126354</text:p>
          </table:table-cell>
          <table:table-cell table:style-name="ce10"/>
          <table:table-cell/>
          <table:table-cell office:value-type="float" office:value="396362" calcext:value-type="float">
            <text:p>396362</text:p>
          </table:table-cell>
          <table:table-cell office:value-type="float" office:value="267387" calcext:value-type="float">
            <text:p>26738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office:value-type="float" office:value="31589" calcext:value-type="float">
            <text:p>31589</text:p>
          </table:table-cell>
          <table:table-cell office:value-type="float" office:value="121111" calcext:value-type="float">
            <text:p>121111</text:p>
          </table:table-cell>
          <table:table-cell table:number-columns-repeated="2"/>
          <table:table-cell office:value-type="float" office:value="488637" calcext:value-type="float">
            <text:p>488637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257" calcext:value-type="float">
            <text:p>124257</text:p>
          </table:table-cell>
          <table:table-cell office:value-type="float" office:value="258999" calcext:value-type="float">
            <text:p>258999</text:p>
          </table:table-cell>
          <table:table-cell table:number-columns-repeated="2"/>
          <table:table-cell office:value-type="float" office:value="34866" calcext:value-type="float">
            <text:p>34866</text:p>
          </table:table-cell>
          <table:table-cell office:value-type="float" office:value="119014" calcext:value-type="float">
            <text:p>119014</text:p>
          </table:table-cell>
          <table:table-cell table:number-columns-repeated="2"/>
          <table:table-cell office:value-type="float" office:value="566232" calcext:value-type="float">
            <text:p>566232</text:p>
          </table:table-cell>
          <table:table-cell office:value-type="float" office:value="261096" calcext:value-type="float">
            <text:p>261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6902" calcext:value-type="float">
            <text:p>256902</text:p>
          </table:table-cell>
          <table:table-cell table:number-columns-repeated="2"/>
          <table:table-cell office:value-type="float" office:value="34341" calcext:value-type="float">
            <text:p>34341</text:p>
          </table:table-cell>
          <table:table-cell office:value-type="float" office:value="117965" calcext:value-type="float">
            <text:p>117965</text:p>
          </table:table-cell>
          <table:table-cell table:number-columns-repeated="2"/>
          <table:table-cell office:value-type="float" office:value="425722" calcext:value-type="float">
            <text:p>425722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31736" calcext:value-type="float">
            <text:p>231736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122160" calcext:value-type="float">
            <text:p>122160</text:p>
          </table:table-cell>
          <table:table-cell table:number-columns-repeated="2"/>
          <table:table-cell office:value-type="float" office:value="530580" calcext:value-type="float">
            <text:p>530580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8999" calcext:value-type="float">
            <text:p>258999</text:p>
          </table:table-cell>
          <table:table-cell table:number-columns-repeated="2"/>
          <table:table-cell office:value-type="float" office:value="29754" calcext:value-type="float">
            <text:p>29754</text:p>
          </table:table-cell>
          <table:table-cell office:value-type="float" office:value="123208" calcext:value-type="float">
            <text:p>123208</text:p>
          </table:table-cell>
          <table:table-cell table:number-columns-repeated="2"/>
          <table:table-cell office:value-type="float" office:value="591397" calcext:value-type="float">
            <text:p>591397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0610" calcext:value-type="float">
            <text:p>250610</text:p>
          </table:table-cell>
          <table:table-cell table:number-columns-repeated="2"/>
          <table:table-cell office:value-type="float" office:value="56361" calcext:value-type="float">
            <text:p>56361</text:p>
          </table:table-cell>
          <table:table-cell office:value-type="float" office:value="116917" calcext:value-type="float">
            <text:p>116917</text:p>
          </table:table-cell>
          <table:table-cell table:number-columns-repeated="2"/>
          <table:table-cell office:value-type="float" office:value="455082" calcext:value-type="float">
            <text:p>455082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61096" calcext:value-type="float">
            <text:p>261096</text:p>
          </table:table-cell>
          <table:table-cell table:number-columns-repeated="2"/>
          <table:table-cell office:value-type="float" office:value="32900" calcext:value-type="float">
            <text:p>32900</text:p>
          </table:table-cell>
          <table:table-cell office:value-type="float" office:value="109577" calcext:value-type="float">
            <text:p>109577</text:p>
          </table:table-cell>
          <table:table-cell table:number-columns-repeated="2"/>
          <table:table-cell office:value-type="float" office:value="396362" calcext:value-type="float">
            <text:p>396362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65290" calcext:value-type="float">
            <text:p>265290</text:p>
          </table:table-cell>
          <table:table-cell table:number-columns-repeated="2"/>
          <table:table-cell office:value-type="float" office:value="35914" calcext:value-type="float">
            <text:p>35914</text:p>
          </table:table-cell>
          <table:table-cell office:value-type="float" office:value="123208" calcext:value-type="float">
            <text:p>123208</text:p>
          </table:table-cell>
          <table:table-cell table:number-columns-repeated="2"/>
          <table:table-cell office:value-type="float" office:value="492831" calcext:value-type="float">
            <text:p>492831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8999" calcext:value-type="float">
            <text:p>258999</text:p>
          </table:table-cell>
          <table:table-cell table:number-columns-repeated="2"/>
          <table:table-cell office:value-type="float" office:value="55313" calcext:value-type="float">
            <text:p>55313</text:p>
          </table:table-cell>
          <table:table-cell office:value-type="float" office:value="122160" calcext:value-type="float">
            <text:p>122160</text:p>
          </table:table-cell>
          <table:table-cell table:number-columns-repeated="2"/>
          <table:table-cell office:value-type="float" office:value="484443" calcext:value-type="float">
            <text:p>484443</text:p>
          </table:table-cell>
          <table:table-cell office:value-type="float" office:value="263193" calcext:value-type="float">
            <text:p>263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116917" calcext:value-type="float">
            <text:p>116917</text:p>
          </table:table-cell>
          <table:table-cell table:number-columns-repeated="2"/>
          <table:table-cell office:value-type="float" office:value="522191" calcext:value-type="float">
            <text:p>522191</text:p>
          </table:table-cell>
          <table:table-cell office:value-type="float" office:value="261096" calcext:value-type="float">
            <text:p>261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05" calcext:value-type="float">
            <text:p>125305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office:value-type="float" office:value="26608" calcext:value-type="float">
            <text:p>26608</text:p>
          </table:table-cell>
          <table:table-cell office:value-type="float" office:value="117965" calcext:value-type="float">
            <text:p>117965</text:p>
          </table:table-cell>
          <table:table-cell table:number-columns-repeated="2"/>
          <table:table-cell office:value-type="float" office:value="467665" calcext:value-type="float">
            <text:p>467665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354" calcext:value-type="float">
            <text:p>126354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office:value-type="float" office:value="24773" calcext:value-type="float">
            <text:p>24773</text:p>
          </table:table-cell>
          <table:table-cell office:value-type="float" office:value="124257" calcext:value-type="float">
            <text:p>124257</text:p>
          </table:table-cell>
          <table:table-cell table:number-columns-repeated="2"/>
          <table:table-cell office:value-type="float" office:value="450888" calcext:value-type="float">
            <text:p>450888</text:p>
          </table:table-cell>
          <table:table-cell office:value-type="float" office:value="263193" calcext:value-type="float">
            <text:p>2631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27992.125" calcext:value-type="float">
            <text:p>127992.125</text:p>
          </table:table-cell>
          <table:table-cell table:formula="of:=AVERAGE([.D46:.D61])" office:value-type="float" office:value="253821.375" calcext:value-type="float">
            <text:p>253821.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36413.9375" calcext:value-type="float">
            <text:p>36413.9375</text:p>
          </table:table-cell>
          <table:table-cell table:formula="of:=AVERAGE([.H46:.H61])" office:value-type="float" office:value="120848.9375" calcext:value-type="float">
            <text:p>120848.9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472383.875" calcext:value-type="float">
            <text:p>472383.875</text:p>
          </table:table-cell>
          <table:table-cell table:formula="of:=AVERAGE([.L46:.L61])" office:value-type="float" office:value="278135.25" calcext:value-type="float">
            <text:p>278135.25</text:p>
          </table:table-cell>
          <table:table-cell table:number-columns-repeated="2"/>
        </table:table-row>
      </table:table>
      <table:table table:name="SFQ_seq_throughput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32" calcext:value-type="float">
            <text:p>8.832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024" calcext:value-type="float">
            <text:p>9.024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.8" calcext:value-type="float">
            <text:p>3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88" calcext:value-type="float">
            <text:p>8.78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84" calcext:value-type="float">
            <text:p>8.884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76" calcext:value-type="float">
            <text:p>8.776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928" calcext:value-type="float">
            <text:p>8.92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35.8" calcext:value-type="float">
            <text:p>3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32" calcext:value-type="float">
            <text:p>8.832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904" calcext:value-type="float">
            <text:p>8.904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6" calcext:value-type="float">
            <text:p>3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92" calcext:value-type="float">
            <text:p>8.792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6" calcext:value-type="float">
            <text:p>3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28" calcext:value-type="float">
            <text:p>8.828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56" calcext:value-type="float">
            <text:p>8.756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68" calcext:value-type="float">
            <text:p>8.86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876" calcext:value-type="float">
            <text:p>8.876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4" calcext:value-type="float">
            <text:p>8.74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64" calcext:value-type="float">
            <text:p>8.764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08" calcext:value-type="float">
            <text:p>8.70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8.83125" calcext:value-type="float">
            <text:p>8.83125</text:p>
          </table:table-cell>
          <table:table-cell table:formula="of:=AVERAGE([.D6:.D21])" office:value-type="float" office:value="0.54125" calcext:value-type="float">
            <text:p>0.54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11.8125" calcext:value-type="float">
            <text:p>11.8125</text:p>
          </table:table-cell>
          <table:table-cell table:formula="of:=AVERAGE([.H6:.H21])" office:value-type="float" office:value="132.375" calcext:value-type="float">
            <text:p>132.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0.5035" calcext:value-type="float">
            <text:p>0.5035</text:p>
          </table:table-cell>
          <table:table-cell table:formula="of:=AVERAGE([.L6:.L21])" office:value-type="float" office:value="35.4125" calcext:value-type="float">
            <text:p>35.4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8" calcext:value-type="float">
            <text:p>1.008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.2" calcext:value-type="float">
            <text:p>46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64" calcext:value-type="float">
            <text:p>0.64</text:p>
          </table:table-cell>
          <table:table-cell office:value-type="float" office:value="46.1" calcext:value-type="float">
            <text:p>46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.1" calcext:value-type="float">
            <text:p>46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.2" calcext:value-type="float">
            <text:p>46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" calcext:value-type="float">
            <text:p>4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2" calcext:value-type="float">
            <text:p>0.632</text:p>
          </table:table-cell>
          <table:table-cell office:value-type="float" office:value="46.1" calcext:value-type="float">
            <text:p>46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4" calcext:value-type="float">
            <text:p>0.64</text:p>
          </table:table-cell>
          <table:table-cell office:value-type="float" office:value="46" calcext:value-type="float">
            <text:p>4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style-name="ce10"/>
          <table:table-cell/>
          <table:table-cell office:value-type="float" office:value="0.632" calcext:value-type="float">
            <text:p>0.632</text:p>
          </table:table-cell>
          <table:table-cell office:value-type="float" office:value="45.8" calcext:value-type="float">
            <text:p>45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.1" calcext:value-type="float">
            <text:p>46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.2" calcext:value-type="float">
            <text:p>46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" calcext:value-type="float">
            <text:p>4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" calcext:value-type="float">
            <text:p>4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31" calcext:value-type="float">
            <text:p>131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5.8" calcext:value-type="float">
            <text:p>45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6" calcext:value-type="float">
            <text:p>4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/>
          <table:table-cell office:value-type="float" office:value="0.636" calcext:value-type="float">
            <text:p>0.636</text:p>
          </table:table-cell>
          <table:table-cell office:value-type="float" office:value="45.9" calcext:value-type="float">
            <text:p>45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004" calcext:value-type="float">
            <text:p>1.0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style-name="ce10"/>
          <table:table-cell/>
          <table:table-cell office:value-type="float" office:value="0.632" calcext:value-type="float">
            <text:p>0.632</text:p>
          </table:table-cell>
          <table:table-cell office:value-type="float" office:value="45.8" calcext:value-type="float">
            <text:p>45.8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7.95" calcext:value-type="float">
            <text:p>17.95</text:p>
          </table:table-cell>
          <table:table-cell table:formula="of:=AVERAGE([.D26:.D41])" office:value-type="float" office:value="1.0035" calcext:value-type="float">
            <text:p>1.00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11.90625" calcext:value-type="float">
            <text:p>11.90625</text:p>
          </table:table-cell>
          <table:table-cell table:formula="of:=AVERAGE([.H26:.H41])" office:value-type="float" office:value="131.875" calcext:value-type="float">
            <text:p>131.87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0.63575" calcext:value-type="float">
            <text:p>0.63575</text:p>
          </table:table-cell>
          <table:table-cell table:formula="of:=AVERAGE([.L26:.L41])" office:value-type="float" office:value="46.01875" calcext:value-type="float">
            <text:p>46.018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1.224" calcext:value-type="float">
            <text:p>1.224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34" calcext:value-type="float">
            <text:p>134</text:p>
          </table:table-cell>
          <table:table-cell table:style-name="ce10"/>
          <table:table-cell/>
          <table:table-cell office:value-type="float" office:value="0.764" calcext:value-type="float">
            <text:p>0.764</text:p>
          </table:table-cell>
          <table:table-cell office:value-type="float" office:value="52.5" calcext:value-type="float">
            <text:p>52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7" calcext:value-type="float">
            <text:p>22.7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48" calcext:value-type="float">
            <text:p>0.748</text:p>
          </table:table-cell>
          <table:table-cell office:value-type="float" office:value="52.8" calcext:value-type="float">
            <text:p>52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5" calcext:value-type="float">
            <text:p>52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52.4" calcext:value-type="float">
            <text:p>52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1" calcext:value-type="float">
            <text:p>22.1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52.4" calcext:value-type="float">
            <text:p>52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24" calcext:value-type="float">
            <text:p>1.22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52.4" calcext:value-type="float">
            <text:p>52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2" calcext:value-type="float">
            <text:p>22.2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1.212" calcext:value-type="float">
            <text:p>1.212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22.375" calcext:value-type="float">
            <text:p>22.375</text:p>
          </table:table-cell>
          <table:table-cell table:formula="of:=AVERAGE([.D46:.D61])" office:value-type="float" office:value="1.21575" calcext:value-type="float">
            <text:p>1.215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2.33125" calcext:value-type="float">
            <text:p>12.33125</text:p>
          </table:table-cell>
          <table:table-cell table:formula="of:=AVERAGE([.H46:.H61])" office:value-type="float" office:value="131.0625" calcext:value-type="float">
            <text:p>131.06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0.74775" calcext:value-type="float">
            <text:p>0.74775</text:p>
          </table:table-cell>
          <table:table-cell table:formula="of:=AVERAGE([.L46:.L61])" office:value-type="float" office:value="52.5375" calcext:value-type="float">
            <text:p>52.5375</text:p>
          </table:table-cell>
          <table:table-cell table:number-columns-repeated="2"/>
        </table:table-row>
      </table:table>
      <table:table table:name="SFQ_seq_latency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43779" calcext:value-type="float">
            <text:p>43779</text:p>
          </table:table-cell>
          <table:table-cell office:value-type="float" office:value="497026" calcext:value-type="float">
            <text:p>497026</text:p>
          </table:table-cell>
          <table:table-cell table:number-columns-repeated="2"/>
          <table:table-cell office:value-type="float" office:value="700449" calcext:value-type="float">
            <text:p>700449</text:p>
          </table:table-cell>
          <table:table-cell office:value-type="float" office:value="467665" calcext:value-type="float">
            <text:p>4676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8637" calcext:value-type="float">
            <text:p>488637</text:p>
          </table:table-cell>
          <table:table-cell table:number-columns-repeated="2"/>
          <table:table-cell office:value-type="float" office:value="750781" calcext:value-type="float">
            <text:p>750781</text:p>
          </table:table-cell>
          <table:table-cell office:value-type="float" office:value="463471" calcext:value-type="float">
            <text:p>463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26870" calcext:value-type="float">
            <text:p>26870</text:p>
          </table:table-cell>
          <table:table-cell office:value-type="float" office:value="492831" calcext:value-type="float">
            <text:p>492831</text:p>
          </table:table-cell>
          <table:table-cell table:number-columns-repeated="2"/>
          <table:table-cell office:value-type="float" office:value="692061" calcext:value-type="float">
            <text:p>692061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4443" calcext:value-type="float">
            <text:p>484443</text:p>
          </table:table-cell>
          <table:table-cell table:number-columns-repeated="2"/>
          <table:table-cell office:value-type="float" office:value="692061" calcext:value-type="float">
            <text:p>692061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  <table:table-cell office:value-type="float" office:value="484443" calcext:value-type="float">
            <text:p>484443</text:p>
          </table:table-cell>
          <table:table-cell office:value-type="float" office:value="501220" calcext:value-type="float">
            <text:p>501220</text:p>
          </table:table-cell>
          <table:table-cell table:number-columns-repeated="2"/>
          <table:table-cell office:value-type="float" office:value="692061" calcext:value-type="float">
            <text:p>692061</text:p>
          </table:table-cell>
          <table:table-cell office:value-type="float" office:value="379585" calcext:value-type="float">
            <text:p>379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table:number-columns-repeated="2" office:value-type="float" office:value="484443" calcext:value-type="float">
            <text:p>484443</text:p>
          </table:table-cell>
          <table:table-cell table:number-columns-repeated="2"/>
          <table:table-cell office:value-type="float" office:value="692061" calcext:value-type="float">
            <text:p>692061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084" calcext:value-type="float">
            <text:p>196084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8637" calcext:value-type="float">
            <text:p>488637</text:p>
          </table:table-cell>
          <table:table-cell table:number-columns-repeated="2"/>
          <table:table-cell office:value-type="float" office:value="666895" calcext:value-type="float">
            <text:p>666895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92831" calcext:value-type="float">
            <text:p>492831</text:p>
          </table:table-cell>
          <table:table-cell table:number-columns-repeated="2"/>
          <table:table-cell office:value-type="float" office:value="683672" calcext:value-type="float">
            <text:p>683672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084" calcext:value-type="float">
            <text:p>196084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97026" calcext:value-type="float">
            <text:p>497026</text:p>
          </table:table-cell>
          <table:table-cell table:number-columns-repeated="2"/>
          <table:table-cell office:value-type="float" office:value="834667" calcext:value-type="float">
            <text:p>834667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084" calcext:value-type="float">
            <text:p>196084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501220" calcext:value-type="float">
            <text:p>501220</text:p>
          </table:table-cell>
          <table:table-cell table:number-columns-repeated="2"/>
          <table:table-cell office:value-type="float" office:value="650118" calcext:value-type="float">
            <text:p>650118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329253" calcext:value-type="float">
            <text:p>329253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97026" calcext:value-type="float">
            <text:p>497026</text:p>
          </table:table-cell>
          <table:table-cell table:number-columns-repeated="2"/>
          <table:table-cell office:value-type="float" office:value="750781" calcext:value-type="float">
            <text:p>750781</text:p>
          </table:table-cell>
          <table:table-cell office:value-type="float" office:value="337642" calcext:value-type="float">
            <text:p>3376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  <table:table-cell table:number-columns-repeated="2" office:value-type="float" office:value="480248" calcext:value-type="float">
            <text:p>480248</text:p>
          </table:table-cell>
          <table:table-cell table:number-columns-repeated="2"/>
          <table:table-cell office:value-type="float" office:value="708838" calcext:value-type="float">
            <text:p>708838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  <table:table-cell office:value-type="float" office:value="484443" calcext:value-type="float">
            <text:p>484443</text:p>
          </table:table-cell>
          <table:table-cell office:value-type="float" office:value="480248" calcext:value-type="float">
            <text:p>480248</text:p>
          </table:table-cell>
          <table:table-cell table:number-columns-repeated="2"/>
          <table:table-cell office:value-type="float" office:value="717226" calcext:value-type="float">
            <text:p>717226</text:p>
          </table:table-cell>
          <table:table-cell office:value-type="float" office:value="387974" calcext:value-type="float">
            <text:p>387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4443" calcext:value-type="float">
            <text:p>484443</text:p>
          </table:table-cell>
          <table:table-cell table:number-columns-repeated="2"/>
          <table:table-cell office:value-type="float" office:value="700449" calcext:value-type="float">
            <text:p>700449</text:p>
          </table:table-cell>
          <table:table-cell office:value-type="float" office:value="358613" calcext:value-type="float">
            <text:p>3586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861" calcext:value-type="float">
            <text:p>212861</text:p>
          </table:table-cell>
          <table:table-cell office:value-type="float" office:value="333448" calcext:value-type="float">
            <text:p>333448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8637" calcext:value-type="float">
            <text:p>488637</text:p>
          </table:table-cell>
          <table:table-cell table:number-columns-repeated="2"/>
          <table:table-cell office:value-type="float" office:value="750781" calcext:value-type="float">
            <text:p>750781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325059" calcext:value-type="float">
            <text:p>325059</text:p>
          </table:table-cell>
          <table:table-cell table:number-columns-repeated="2"/>
          <table:table-cell office:value-type="float" office:value="480248" calcext:value-type="float">
            <text:p>480248</text:p>
          </table:table-cell>
          <table:table-cell office:value-type="float" office:value="488637" calcext:value-type="float">
            <text:p>488637</text:p>
          </table:table-cell>
          <table:table-cell table:number-columns-repeated="2"/>
          <table:table-cell office:value-type="float" office:value="742392" calcext:value-type="float">
            <text:p>742392</text:p>
          </table:table-cell>
          <table:table-cell office:value-type="float" office:value="362808" calcext:value-type="float">
            <text:p>3628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87957.75" calcext:value-type="float">
            <text:p>187957.75</text:p>
          </table:table-cell>
          <table:table-cell table:formula="of:=AVERAGE([.D6:.D21])" office:value-type="float" office:value="359399.875" calcext:value-type="float">
            <text:p>359399.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425419.125" calcext:value-type="float">
            <text:p>425419.125</text:p>
          </table:table-cell>
          <table:table-cell table:formula="of:=AVERAGE([.H6:.H21])" office:value-type="float" office:value="490472.0625" calcext:value-type="float">
            <text:p>490472.06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714080.8125" calcext:value-type="float">
            <text:p>714080.8125</text:p>
          </table:table-cell>
          <table:table-cell table:formula="of:=AVERAGE([.L6:.L21])" office:value-type="float" office:value="376439.3125" calcext:value-type="float">
            <text:p>376439.3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37487" calcext:value-type="float">
            <text:p>37487</text:p>
          </table:table-cell>
          <table:table-cell office:value-type="float" office:value="101188" calcext:value-type="float">
            <text:p>101188</text:p>
          </table:table-cell>
          <table:table-cell table:style-name="ce10"/>
          <table:table-cell/>
          <table:table-cell office:value-type="float" office:value="700449" calcext:value-type="float">
            <text:p>700449</text:p>
          </table:table-cell>
          <table:table-cell office:value-type="float" office:value="274727" calcext:value-type="float">
            <text:p>27472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9947" calcext:value-type="float">
            <text:p>149947</text:p>
          </table:table-cell>
          <table:table-cell office:value-type="float" office:value="375391" calcext:value-type="float">
            <text:p>375391</text:p>
          </table:table-cell>
          <table:table-cell table:number-columns-repeated="2"/>
          <table:table-cell office:value-type="float" office:value="39060" calcext:value-type="float">
            <text:p>39060</text:p>
          </table:table-cell>
          <table:table-cell office:value-type="float" office:value="91751" calcext:value-type="float">
            <text:p>91751</text:p>
          </table:table-cell>
          <table:table-cell table:style-name="ce10"/>
          <table:table-cell/>
          <table:table-cell office:value-type="float" office:value="530580" calcext:value-type="float">
            <text:p>530580</text:p>
          </table:table-cell>
          <table:table-cell office:value-type="float" office:value="250610" calcext:value-type="float">
            <text:p>25061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  <table:table-cell office:value-type="float" office:value="51643" calcext:value-type="float">
            <text:p>51643</text:p>
          </table:table-cell>
          <table:table-cell office:value-type="float" office:value="96994" calcext:value-type="float">
            <text:p>96994</text:p>
          </table:table-cell>
          <table:table-cell table:style-name="ce10"/>
          <table:table-cell/>
          <table:table-cell office:value-type="float" office:value="599786" calcext:value-type="float">
            <text:p>599786</text:p>
          </table:table-cell>
          <table:table-cell office:value-type="float" office:value="316670" calcext:value-type="float">
            <text:p>3166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6724" calcext:value-type="float">
            <text:p>166724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  <table:table-cell office:value-type="float" office:value="37487" calcext:value-type="float">
            <text:p>37487</text:p>
          </table:table-cell>
          <table:table-cell office:value-type="float" office:value="100140" calcext:value-type="float">
            <text:p>100140</text:p>
          </table:table-cell>
          <table:table-cell table:style-name="ce10"/>
          <table:table-cell/>
          <table:table-cell office:value-type="float" office:value="549454" calcext:value-type="float">
            <text:p>549454</text:p>
          </table:table-cell>
          <table:table-cell office:value-type="float" office:value="283116" calcext:value-type="float">
            <text:p>28311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  <table:table-cell office:value-type="float" office:value="33424" calcext:value-type="float">
            <text:p>33424</text:p>
          </table:table-cell>
          <table:table-cell office:value-type="float" office:value="98042" calcext:value-type="float">
            <text:p>98042</text:p>
          </table:table-cell>
          <table:table-cell table:style-name="ce10"/>
          <table:table-cell/>
          <table:table-cell office:value-type="float" office:value="574620" calcext:value-type="float">
            <text:p>574620</text:p>
          </table:table-cell>
          <table:table-cell office:value-type="float" office:value="291505" calcext:value-type="float">
            <text:p>29150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312476" calcext:value-type="float">
            <text:p>312476</text:p>
          </table:table-cell>
          <table:table-cell table:number-columns-repeated="2"/>
          <table:table-cell office:value-type="float" office:value="39584" calcext:value-type="float">
            <text:p>39584</text:p>
          </table:table-cell>
          <table:table-cell office:value-type="float" office:value="100140" calcext:value-type="float">
            <text:p>100140</text:p>
          </table:table-cell>
          <table:table-cell table:style-name="ce10"/>
          <table:table-cell/>
          <table:table-cell office:value-type="float" office:value="549454" calcext:value-type="float">
            <text:p>549454</text:p>
          </table:table-cell>
          <table:table-cell office:value-type="float" office:value="258999" calcext:value-type="float">
            <text:p>258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2044" calcext:value-type="float">
            <text:p>152044</text:p>
          </table:table-cell>
          <table:table-cell office:value-type="float" office:value="333448" calcext:value-type="float">
            <text:p>333448</text:p>
          </table:table-cell>
          <table:table-cell table:number-columns-repeated="2"/>
          <table:table-cell office:value-type="float" office:value="40633" calcext:value-type="float">
            <text:p>40633</text:p>
          </table:table-cell>
          <table:table-cell office:value-type="float" office:value="95945" calcext:value-type="float">
            <text:p>95945</text:p>
          </table:table-cell>
          <table:table-cell table:style-name="ce10"/>
          <table:table-cell/>
          <table:table-cell office:value-type="float" office:value="509608" calcext:value-type="float">
            <text:p>509608</text:p>
          </table:table-cell>
          <table:table-cell office:value-type="float" office:value="246416" calcext:value-type="float">
            <text:p>24641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6238" calcext:value-type="float">
            <text:p>156238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40109" calcext:value-type="float">
            <text:p>40109</text:p>
          </table:table-cell>
          <table:table-cell office:value-type="float" office:value="101188" calcext:value-type="float">
            <text:p>101188</text:p>
          </table:table-cell>
          <table:table-cell table:style-name="ce10"/>
          <table:table-cell/>
          <table:table-cell office:value-type="float" office:value="549454" calcext:value-type="float">
            <text:p>549454</text:p>
          </table:table-cell>
          <table:table-cell office:value-type="float" office:value="278922" calcext:value-type="float">
            <text:p>27892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2044" calcext:value-type="float">
            <text:p>152044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44827" calcext:value-type="float">
            <text:p>44827</text:p>
          </table:table-cell>
          <table:table-cell office:value-type="float" office:value="98042" calcext:value-type="float">
            <text:p>98042</text:p>
          </table:table-cell>
          <table:table-cell table:style-name="ce10"/>
          <table:table-cell/>
          <table:table-cell office:value-type="float" office:value="541066" calcext:value-type="float">
            <text:p>541066</text:p>
          </table:table-cell>
          <table:table-cell office:value-type="float" office:value="308282" calcext:value-type="float">
            <text:p>30828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346031" calcext:value-type="float">
            <text:p>346031</text:p>
          </table:table-cell>
          <table:table-cell table:number-columns-repeated="2"/>
          <table:table-cell office:value-type="float" office:value="36963" calcext:value-type="float">
            <text:p>36963</text:p>
          </table:table-cell>
          <table:table-cell office:value-type="float" office:value="101188" calcext:value-type="float">
            <text:p>101188</text:p>
          </table:table-cell>
          <table:table-cell table:style-name="ce10"/>
          <table:table-cell/>
          <table:table-cell office:value-type="float" office:value="549454" calcext:value-type="float">
            <text:p>549454</text:p>
          </table:table-cell>
          <table:table-cell office:value-type="float" office:value="270533" calcext:value-type="float">
            <text:p>27053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2044" calcext:value-type="float">
            <text:p>152044</text:p>
          </table:table-cell>
          <table:table-cell office:value-type="float" office:value="354419" calcext:value-type="float">
            <text:p>354419</text:p>
          </table:table-cell>
          <table:table-cell table:number-columns-repeated="2"/>
          <table:table-cell office:value-type="float" office:value="40109" calcext:value-type="float">
            <text:p>40109</text:p>
          </table:table-cell>
          <table:table-cell office:value-type="float" office:value="95945" calcext:value-type="float">
            <text:p>95945</text:p>
          </table:table-cell>
          <table:table-cell table:style-name="ce10"/>
          <table:table-cell/>
          <table:table-cell office:value-type="float" office:value="624952" calcext:value-type="float">
            <text:p>624952</text:p>
          </table:table-cell>
          <table:table-cell office:value-type="float" office:value="265290" calcext:value-type="float">
            <text:p>26529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  <table:table-cell office:value-type="float" office:value="40633" calcext:value-type="float">
            <text:p>40633</text:p>
          </table:table-cell>
          <table:table-cell office:value-type="float" office:value="85459" calcext:value-type="float">
            <text:p>85459</text:p>
          </table:table-cell>
          <table:table-cell table:style-name="ce10"/>
          <table:table-cell/>
          <table:table-cell office:value-type="float" office:value="633340" calcext:value-type="float">
            <text:p>633340</text:p>
          </table:table-cell>
          <table:table-cell office:value-type="float" office:value="270533" calcext:value-type="float">
            <text:p>27053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312476" calcext:value-type="float">
            <text:p>312476</text:p>
          </table:table-cell>
          <table:table-cell table:number-columns-repeated="2"/>
          <table:table-cell office:value-type="float" office:value="45351" calcext:value-type="float">
            <text:p>45351</text:p>
          </table:table-cell>
          <table:table-cell office:value-type="float" office:value="93848" calcext:value-type="float">
            <text:p>93848</text:p>
          </table:table-cell>
          <table:table-cell table:style-name="ce10"/>
          <table:table-cell/>
          <table:table-cell office:value-type="float" office:value="501220" calcext:value-type="float">
            <text:p>501220</text:p>
          </table:table-cell>
          <table:table-cell office:value-type="float" office:value="325059" calcext:value-type="float">
            <text:p>32505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8335" calcext:value-type="float">
            <text:p>158335</text:p>
          </table:table-cell>
          <table:table-cell office:value-type="float" office:value="371196" calcext:value-type="float">
            <text:p>371196</text:p>
          </table:table-cell>
          <table:table-cell table:number-columns-repeated="2"/>
          <table:table-cell office:value-type="float" office:value="42206" calcext:value-type="float">
            <text:p>42206</text:p>
          </table:table-cell>
          <table:table-cell office:value-type="float" office:value="101188" calcext:value-type="float">
            <text:p>101188</text:p>
          </table:table-cell>
          <table:table-cell table:style-name="ce10"/>
          <table:table-cell/>
          <table:table-cell office:value-type="float" office:value="530580" calcext:value-type="float">
            <text:p>530580</text:p>
          </table:table-cell>
          <table:table-cell office:value-type="float" office:value="320865" calcext:value-type="float">
            <text:p>32086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  <table:table-cell office:value-type="float" office:value="36963" calcext:value-type="float">
            <text:p>36963</text:p>
          </table:table-cell>
          <table:table-cell office:value-type="float" office:value="99091" calcext:value-type="float">
            <text:p>99091</text:p>
          </table:table-cell>
          <table:table-cell table:style-name="ce10"/>
          <table:table-cell/>
          <table:table-cell office:value-type="float" office:value="549454" calcext:value-type="float">
            <text:p>549454</text:p>
          </table:table-cell>
          <table:table-cell office:value-type="float" office:value="267387" calcext:value-type="float">
            <text:p>26738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6724" calcext:value-type="float">
            <text:p>166724</text:p>
          </table:table-cell>
          <table:table-cell office:value-type="float" office:value="304088" calcext:value-type="float">
            <text:p>304088</text:p>
          </table:table-cell>
          <table:table-cell table:number-columns-repeated="2"/>
          <table:table-cell office:value-type="float" office:value="38536" calcext:value-type="float">
            <text:p>38536</text:p>
          </table:table-cell>
          <table:table-cell office:value-type="float" office:value="92799" calcext:value-type="float">
            <text:p>92799</text:p>
          </table:table-cell>
          <table:table-cell table:style-name="ce10"/>
          <table:table-cell/>
          <table:table-cell office:value-type="float" office:value="566232" calcext:value-type="float">
            <text:p>566232</text:p>
          </table:table-cell>
          <table:table-cell office:value-type="float" office:value="278922" calcext:value-type="float">
            <text:p>278922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60432.5" calcext:value-type="float">
            <text:p>160432.5</text:p>
          </table:table-cell>
          <table:table-cell table:formula="of:=AVERAGE([.D26:.D41])" office:value-type="float" office:value="327156.1875" calcext:value-type="float">
            <text:p>327156.1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40313.4375" calcext:value-type="float">
            <text:p>40313.4375</text:p>
          </table:table-cell>
          <table:table-cell table:formula="of:=AVERAGE([.H26:.H41])" office:value-type="float" office:value="97059.25" calcext:value-type="float">
            <text:p>97059.2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566231.4375" calcext:value-type="float">
            <text:p>566231.4375</text:p>
          </table:table-cell>
          <table:table-cell table:formula="of:=AVERAGE([.L26:.L41])" office:value-type="float" office:value="281739.75" calcext:value-type="float">
            <text:p>281739.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61159" calcext:value-type="float">
            <text:p>1061159</text:p>
          </table:table-cell>
          <table:table-cell table:style-name="ce10"/>
          <table:table-cell/>
          <table:table-cell office:value-type="float" office:value="446694" calcext:value-type="float">
            <text:p>446694</text:p>
          </table:table-cell>
          <table:table-cell office:value-type="float" office:value="258999" calcext:value-type="float">
            <text:p>258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office:value-type="float" office:value="1044382" calcext:value-type="float">
            <text:p>1044382</text:p>
          </table:table-cell>
          <table:table-cell office:value-type="float" office:value="1061159" calcext:value-type="float">
            <text:p>1061159</text:p>
          </table:table-cell>
          <table:table-cell table:style-name="ce10"/>
          <table:table-cell/>
          <table:table-cell office:value-type="float" office:value="446694" calcext:value-type="float">
            <text:p>446694</text:p>
          </table:table-cell>
          <table:table-cell office:value-type="float" office:value="263193" calcext:value-type="float">
            <text:p>26319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44382" calcext:value-type="float">
            <text:p>1044382</text:p>
          </table:table-cell>
          <table:table-cell table:style-name="ce10"/>
          <table:table-cell/>
          <table:table-cell office:value-type="float" office:value="509608" calcext:value-type="float">
            <text:p>509608</text:p>
          </table:table-cell>
          <table:table-cell office:value-type="float" office:value="299893" calcext:value-type="float">
            <text:p>29989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  <table:table-cell table:number-columns-repeated="2" office:value-type="float" office:value="1052771" calcext:value-type="float">
            <text:p>1052771</text:p>
          </table:table-cell>
          <table:table-cell table:style-name="ce10"/>
          <table:table-cell/>
          <table:table-cell office:value-type="float" office:value="522191" calcext:value-type="float">
            <text:p>522191</text:p>
          </table:table-cell>
          <table:table-cell office:value-type="float" office:value="278922" calcext:value-type="float">
            <text:p>27892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37364" calcext:value-type="float">
            <text:p>137364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44382" calcext:value-type="float">
            <text:p>1044382</text:p>
          </table:table-cell>
          <table:table-cell table:number-columns-repeated="2"/>
          <table:table-cell office:value-type="float" office:value="505414" calcext:value-type="float">
            <text:p>505414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335" calcext:value-type="float">
            <text:p>158335</text:p>
          </table:table-cell>
          <table:table-cell office:value-type="float" office:value="341836" calcext:value-type="float">
            <text:p>341836</text:p>
          </table:table-cell>
          <table:table-cell table:number-columns-repeated="2"/>
          <table:table-cell table:number-columns-repeated="2" office:value-type="float" office:value="1052771" calcext:value-type="float">
            <text:p>1052771</text:p>
          </table:table-cell>
          <table:table-cell table:number-columns-repeated="2"/>
          <table:table-cell office:value-type="float" office:value="497026" calcext:value-type="float">
            <text:p>497026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table:number-columns-repeated="2" office:value-type="float" office:value="1044382" calcext:value-type="float">
            <text:p>1044382</text:p>
          </table:table-cell>
          <table:table-cell table:number-columns-repeated="2"/>
          <table:table-cell office:value-type="float" office:value="509608" calcext:value-type="float">
            <text:p>509608</text:p>
          </table:table-cell>
          <table:table-cell office:value-type="float" office:value="248513" calcext:value-type="float">
            <text:p>2485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270533" calcext:value-type="float">
            <text:p>270533</text:p>
          </table:table-cell>
          <table:table-cell table:number-columns-repeated="2"/>
          <table:table-cell office:value-type="float" office:value="1044382" calcext:value-type="float">
            <text:p>1044382</text:p>
          </table:table-cell>
          <table:table-cell office:value-type="float" office:value="1061159" calcext:value-type="float">
            <text:p>1061159</text:p>
          </table:table-cell>
          <table:table-cell table:number-columns-repeated="2"/>
          <table:table-cell office:value-type="float" office:value="517997" calcext:value-type="float">
            <text:p>517997</text:p>
          </table:table-cell>
          <table:table-cell office:value-type="float" office:value="267387" calcext:value-type="float">
            <text:p>2673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44382" calcext:value-type="float">
            <text:p>1044382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256902" calcext:value-type="float">
            <text:p>2569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304088" calcext:value-type="float">
            <text:p>304088</text:p>
          </table:table-cell>
          <table:table-cell table:number-columns-repeated="2"/>
          <table:table-cell office:value-type="float" office:value="1044382" calcext:value-type="float">
            <text:p>1044382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office:value-type="float" office:value="497026" calcext:value-type="float">
            <text:p>497026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291505" calcext:value-type="float">
            <text:p>291505</text:p>
          </table:table-cell>
          <table:table-cell table:number-columns-repeated="2"/>
          <table:table-cell table:number-columns-repeated="2" office:value-type="float" office:value="1052771" calcext:value-type="float">
            <text:p>1052771</text:p>
          </table:table-cell>
          <table:table-cell table:number-columns-repeated="2"/>
          <table:table-cell office:value-type="float" office:value="484443" calcext:value-type="float">
            <text:p>484443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office:value-type="float" office:value="450888" calcext:value-type="float">
            <text:p>450888</text:p>
          </table:table-cell>
          <table:table-cell office:value-type="float" office:value="304088" calcext:value-type="float">
            <text:p>304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  <table:table-cell table:number-columns-repeated="2" office:value-type="float" office:value="1052771" calcext:value-type="float">
            <text:p>1052771</text:p>
          </table:table-cell>
          <table:table-cell table:number-columns-repeated="2"/>
          <table:table-cell office:value-type="float" office:value="522191" calcext:value-type="float">
            <text:p>522191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99893" calcext:value-type="float">
            <text:p>299893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44382" calcext:value-type="float">
            <text:p>1044382</text:p>
          </table:table-cell>
          <table:table-cell table:number-columns-repeated="2"/>
          <table:table-cell office:value-type="float" office:value="450888" calcext:value-type="float">
            <text:p>450888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30" calcext:value-type="float">
            <text:p>162530</text:p>
          </table:table-cell>
          <table:table-cell office:value-type="float" office:value="316670" calcext:value-type="float">
            <text:p>316670</text:p>
          </table:table-cell>
          <table:table-cell table:number-columns-repeated="2"/>
          <table:table-cell office:value-type="float" office:value="1052771" calcext:value-type="float">
            <text:p>1052771</text:p>
          </table:table-cell>
          <table:table-cell office:value-type="float" office:value="1044382" calcext:value-type="float">
            <text:p>1044382</text:p>
          </table:table-cell>
          <table:table-cell table:number-columns-repeated="2"/>
          <table:table-cell office:value-type="float" office:value="459277" calcext:value-type="float">
            <text:p>459277</text:p>
          </table:table-cell>
          <table:table-cell office:value-type="float" office:value="256902" calcext:value-type="float">
            <text:p>256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64758.0625" calcext:value-type="float">
            <text:p>164758.0625</text:p>
          </table:table-cell>
          <table:table-cell table:formula="of:=AVERAGE([.D46:.D61])" office:value-type="float" office:value="304873.875" calcext:value-type="float">
            <text:p>304873.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050673.75" calcext:value-type="float">
            <text:p>1050673.75</text:p>
          </table:table-cell>
          <table:table-cell table:formula="of:=AVERAGE([.H46:.H61])" office:value-type="float" office:value="1174864.3125" calcext:value-type="float">
            <text:p>1174864.3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483656.1875" calcext:value-type="float">
            <text:p>483656.1875</text:p>
          </table:table-cell>
          <table:table-cell table:formula="of:=AVERAGE([.L46:.L61])" office:value-type="float" office:value="278659.625" calcext:value-type="float">
            <text:p>278659.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01:59:59.142579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6:17:09.588799818</meta:creation-date>
    <meta:generator>LibreOffice/5.2.2.2$Linux_X86_64 LibreOffice_project/20m0$Build-2</meta:generator>
    <dc:date>2017-08-21T03:01:13.010415766</dc:date>
    <meta:editing-duration>PT8H38M36S</meta:editing-duration>
    <meta:editing-cycles>276</meta:editing-cycles>
    <meta:document-statistic meta:table-count="9" meta:cell-count="303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6.705cm" svg:y="0.315cm" chart:style-name="ch2">
          <text:p>Worst-Case Responsiveness</text:p>
        </chart:title>
        <chart:legend chart:legend-position="end" svg:x="17.547cm" svg:y="3.615cm" style:legend-expansion="custom" chartooo:width="1.587cm" chartooo:height="1.753cm" style:legend-expansion-aspect-ratio="0.90530519110097" chart:style-name="ch3"/>
        <chart:plot-area chart:style-name="ch4" table:cell-range-address="seq_evalutation.B23:seq_evalutation.E30" chart:data-source-has-labels="both" svg:x="1.541cm" svg:y="1.273cm" svg:width="15.62cm" svg:height="7.532cm">
          <chartooo:coordinate-region svg:x="2.903cm" svg:y="1.273cm" svg:width="14.258cm" svg:height="5.063cm"/>
          <chart:axis chart:dimension="x" chart:name="primary-x" chart:style-name="ch5" chartooo:axis-type="auto">
            <chartooo:date-scale/>
            <chart:categories table:cell-range-address="seq_evalutation.B23:seq_evalutation.B30"/>
          </chart:axis>
          <chart:axis chart:dimension="y" chart:name="primary-y" chart:style-name="ch6">
            <chart:title svg:x="0.451cm" svg:y="6.491cm" chart:style-name="ch7">
              <text:p>Latency (usec)</text:p>
            </chart:title>
            <chart:grid chart:style-name="ch8" chart:class="major"/>
          </chart:axis>
          <chart:series chart:style-name="ch9" chart:values-cell-range-address="seq_evalutation.C23:seq_evalutation.C30" loext:label-string="noop" chart:class="chart:bar">
            <chart:data-point chart:repeated="8"/>
          </chart:series>
          <chart:series chart:style-name="ch10" chart:values-cell-range-address="seq_evalutation.D23:seq_evalutation.D30" loext:label-string="cfq" chart:class="chart:bar">
            <chart:data-point chart:repeated="8"/>
          </chart:series>
          <chart:series chart:style-name="ch11" chart:values-cell-range-address="seq_evalutation.E23:seq_evalutation.E3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B23:seq_evalutation.B30</svg:desc>
                </draw:g>
              </table:table-cell>
              <table:table-cell office:value-type="float" office:value="13.4093333333333">
                <text:p>13.4093333333333</text:p>
                <draw:g>
                  <svg:desc>seq_evalutation.C23:seq_evalutation.C30</svg:desc>
                </draw:g>
              </table:table-cell>
              <table:table-cell office:value-type="float" office:value="17.0333333333333">
                <text:p>17.0333333333333</text:p>
                <draw:g>
                  <svg:desc>seq_evalutation.D23:seq_evalutation.D30</svg:desc>
                </draw:g>
              </table:table-cell>
              <table:table-cell office:value-type="float" office:value="20.6333333333333">
                <text:p>20.6333333333333</text:p>
                <draw:g>
                  <svg:desc>seq_evalutation.E23:seq_evalutation.E3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63.6333333333333">
                <text:p>63.6333333333333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97.6333333333333">
                <text:p>97.63333333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136151.583333333">
                <text:p>136151.583333333</text:p>
              </table:table-cell>
              <table:table-cell office:value-type="float" office:value="147172.395833333">
                <text:p>147172.395833333</text:p>
              </table:table-cell>
              <table:table-cell office:value-type="float" office:value="171049.4375">
                <text:p>171049.4375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384303.541666667">
                <text:p>384303.541666667</text:p>
              </table:table-cell>
              <table:table-cell office:value-type="float" office:value="351819.5625">
                <text:p>351819.5625</text:p>
              </table:table-cell>
              <table:table-cell office:value-type="float" office:value="330476.645833333">
                <text:p>330476.6458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31091.9583333333">
                <text:p>31091.9583333333</text:p>
              </table:table-cell>
              <table:table-cell office:value-type="float" office:value="32997.8958333333">
                <text:p>32997.8958333333</text:p>
              </table:table-cell>
              <table:table-cell office:value-type="float" office:value="505468.770833333">
                <text:p>505468.770833333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165817.583333333">
                <text:p>165817.583333333</text:p>
              </table:table-cell>
              <table:table-cell office:value-type="float" office:value="207574.854166667">
                <text:p>207574.854166667</text:p>
              </table:table-cell>
              <table:table-cell office:value-type="float" office:value="587465.208333333">
                <text:p>587465.2083333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494622.5">
                <text:p>494622.5</text:p>
              </table:table-cell>
              <table:table-cell office:value-type="float" office:value="505457.770833333">
                <text:p>505457.770833333</text:p>
              </table:table-cell>
              <table:table-cell office:value-type="float" office:value="587989.479166667">
                <text:p>587989.479166667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276933.708333333">
                <text:p>276933.708333333</text:p>
              </table:table-cell>
              <table:table-cell office:value-type="float" office:value="287987.5">
                <text:p>287987.5</text:p>
              </table:table-cell>
              <table:table-cell office:value-type="float" office:value="312279.5625">
                <text:p>312279.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837cm" svg:y="0.298cm" chart:style-name="ch2">
          <text:p>SFQ Random WRITE</text:p>
        </chart:title>
        <chart:plot-area chart:style-name="ch3" table:cell-range-address="WRITE.D3:WRITE.D8 WRITE.F3:WRITE.F8 WRITE.I21:WRITE.I26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21:WRITE.I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45058">
                <text:p>45058</text:p>
                <draw:g>
                  <svg:desc>WRITE.I21:WRITE.I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516">
                <text:p>165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466.6666666667">
                <text:p>11466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29.66666666667">
                <text:p>6629.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385.33333333333">
                <text:p>6385.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76.6666666667">
                <text:p>11976.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25cm" svg:y="0.298cm" chart:style-name="ch2">
          <text:p>SFQ Sequential WRITE</text:p>
        </chart:title>
        <chart:plot-area chart:style-name="ch3" table:cell-range-address="WRITE.D3:WRITE.D8 WRITE.F3:WRITE.F8 WRITE.I15:WRITE.I20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15:WRITE.I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20714.6666666667">
                <text:p>20714.6666666667</text:p>
                <draw:g>
                  <svg:desc>WRITE.I15:WRITE.I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24.66666666667">
                <text:p>7824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78.33333333333">
                <text:p>5178.33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94">
                <text:p>13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546cm" svg:y="0.298cm" chart:style-name="ch2">
          <text:p>NOOP Sequential READ</text:p>
        </chart:title>
        <chart:plot-area chart:style-name="ch3" table:cell-range-address="READ.D3:READ.D8 WRITE.F3:WRITE.F8 READ.F3:READ.F8" chart:data-source-has-labels="both" svg:x="0.815cm" svg:y="1.212cm" svg:width="12.9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READ.D3:READ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3:READ.F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AD.D3:READ.D8</svg:desc>
                </draw:g>
              </table:table-cell>
              <table:table-cell office:value-type="float" office:value="57705">
                <text:p>57705</text:p>
                <draw:g>
                  <svg:desc>READ.F3:READ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28">
                <text:p>466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509">
                <text:p>265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365">
                <text:p>163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601">
                <text:p>3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58cm" svg:y="0.298cm" chart:style-name="ch2">
          <text:p>NOOP Random READ</text:p>
        </chart:title>
        <chart:plot-area chart:style-name="ch3" table:cell-range-address="WRITE.D3:WRITE.D8 WRITE.F3:WRITE.F8 READ.F9:READ.F14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9:READ.F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8881">
                <text:p>58881</text:p>
                <draw:g>
                  <svg:desc>READ.F9:READ.F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3517">
                <text:p>1135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341">
                <text:p>126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42">
                <text:p>1286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17">
                <text:p>1291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439">
                <text:p>129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943cm" svg:y="0.298cm" chart:style-name="ch2">
          <text:p>SFQ Random READ</text:p>
        </chart:title>
        <chart:plot-area chart:style-name="ch3" table:cell-range-address="WRITE.D3:WRITE.D8 WRITE.F3:WRITE.F8 READ.F21:READ.F26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21:READ.F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61478">
                <text:p>61478</text:p>
                <draw:g>
                  <svg:desc>READ.F21:READ.F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2977">
                <text:p>1129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472">
                <text:p>1264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87">
                <text:p>1286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78">
                <text:p>1291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277">
                <text:p>129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31cm" svg:y="0.298cm" chart:style-name="ch2">
          <text:p>SFQ Sequential READ</text:p>
        </chart:title>
        <chart:plot-area chart:style-name="ch3" table:cell-range-address="WRITE.D3:WRITE.D8 WRITE.F3:WRITE.F8 READ.F15:READ.F20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15:READ.F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4440">
                <text:p>54440</text:p>
                <draw:g>
                  <svg:desc>READ.F15:READ.F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62">
                <text:p>280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15">
                <text:p>6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8.2cm" svg:y="0.315cm" chart:style-name="ch2">
          <text:p>Task Fairness</text:p>
        </chart:title>
        <chart:legend chart:legend-position="end" svg:x="17.547cm" svg:y="3.615cm" style:legend-expansion="custom" chartooo:width="1.587cm" chartooo:height="1.753cm" style:legend-expansion-aspect-ratio="0.90530519110097" chart:style-name="ch3"/>
        <chart:plot-area chart:style-name="ch4" table:cell-range-address="seq_evalutation.B23:seq_evalutation.B30 seq_evalutation.AA13:seq_evalutation.AC20" chart:data-source-has-labels="both" svg:x="1.541cm" svg:y="1.273cm" svg:width="15.62cm" svg:height="7.532cm">
          <chartooo:coordinate-region svg:x="2.348cm" svg:y="1.273cm" svg:width="14.813cm" svg:height="5.063cm"/>
          <chart:axis chart:dimension="x" chart:name="primary-x" chart:style-name="ch5" chartooo:axis-type="auto">
            <chartooo:date-scale/>
            <chart:categories table:cell-range-address="seq_evalutation.B23:seq_evalutation.B30"/>
          </chart:axis>
          <chart:axis chart:dimension="y" chart:name="primary-y" chart:style-name="ch6">
            <chart:title svg:x="0.451cm" svg:y="7.205cm" chart:style-name="ch7">
              <text:p>Slow-Down ratio (Mib)</text:p>
            </chart:title>
            <chart:grid chart:style-name="ch8" chart:class="major"/>
          </chart:axis>
          <chart:series chart:style-name="ch9" chart:values-cell-range-address="seq_evalutation.AA13:seq_evalutation.AA20" loext:label-string="noop" chart:class="chart:bar">
            <chart:data-point chart:repeated="8"/>
          </chart:series>
          <chart:series chart:style-name="ch10" chart:values-cell-range-address="seq_evalutation.AB13:seq_evalutation.AB20" loext:label-string="cfq" chart:class="chart:bar">
            <chart:data-point chart:repeated="8"/>
          </chart:series>
          <chart:series chart:style-name="ch11" chart:values-cell-range-address="seq_evalutation.AC13:seq_evalutation.AC2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B23:seq_evalutation.B30</svg:desc>
                </draw:g>
              </table:table-cell>
              <table:table-cell office:value-type="float" office:value="0.000455898721592444">
                <text:p>0.000455898721592444</text:p>
                <draw:g>
                  <svg:desc>seq_evalutation.AA13:seq_evalutation.AA20</svg:desc>
                </draw:g>
              </table:table-cell>
              <table:table-cell office:value-type="float" office:value="0.000417776125462149">
                <text:p>0.000417776125462149</text:p>
                <draw:g>
                  <svg:desc>seq_evalutation.AB13:seq_evalutation.AB20</svg:desc>
                </draw:g>
              </table:table-cell>
              <table:table-cell office:value-type="float" office:value="0.000497995925350486">
                <text:p>0.000497995925350486</text:p>
                <draw:g>
                  <svg:desc>seq_evalutation.AC13:seq_evalutation.AC2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0.0000945023342808456">
                <text:p>0.0000945023342808456</text:p>
              </table:table-cell>
              <table:table-cell office:value-type="float" office:value="0.000145335245438822">
                <text:p>0.000145335245438822</text:p>
              </table:table-cell>
              <table:table-cell office:value-type="float" office:value="0.00036042996362934">
                <text:p>0.00036042996362934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35.5398770583512">
                <text:p>35.5398770583512</text:p>
              </table:table-cell>
              <table:table-cell office:value-type="float" office:value="21.2784484464674">
                <text:p>21.2784484464674</text:p>
              </table:table-cell>
              <table:table-cell office:value-type="float" office:value="13.4062301335029">
                <text:p>13.4062301335029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02.407370318446">
                <text:p>102.407370318446</text:p>
              </table:table-cell>
              <table:table-cell office:value-type="float" office:value="110.577053632043">
                <text:p>110.577053632043</text:p>
              </table:table-cell>
              <table:table-cell office:value-type="float" office:value="151.421843868864">
                <text:p>151.421843868864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18.5982434992251">
                <text:p>18.5982434992251</text:p>
              </table:table-cell>
              <table:table-cell office:value-type="float" office:value="18.7807860262009">
                <text:p>18.7807860262009</text:p>
              </table:table-cell>
              <table:table-cell office:value-type="float" office:value="18.2801664355062">
                <text:p>18.2801664355062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15.7268481236914">
                <text:p>15.7268481236914</text:p>
              </table:table-cell>
              <table:table-cell office:value-type="float" office:value="15.6936936936937">
                <text:p>15.6936936936937</text:p>
              </table:table-cell>
              <table:table-cell office:value-type="float" office:value="15.764743083004">
                <text:p>15.764743083004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57.5875661673612">
                <text:p>57.5875661673612</text:p>
              </table:table-cell>
              <table:table-cell office:value-type="float" office:value="90.35837124154">
                <text:p>90.35837124154</text:p>
              </table:table-cell>
              <table:table-cell office:value-type="float" office:value="221.515633280339">
                <text:p>221.515633280339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13.7326102334355">
                <text:p>13.7326102334355</text:p>
              </table:table-cell>
              <table:table-cell office:value-type="float" office:value="13.8522985355157">
                <text:p>13.8522985355157</text:p>
              </table:table-cell>
              <table:table-cell office:value-type="float" office:value="17.1681828784698">
                <text:p>17.16818287846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8.12cm" svg:y="0.315cm" chart:style-name="ch2">
          <text:p>I/O Throughput</text:p>
        </chart:title>
        <chart:legend chart:legend-position="end" svg:x="17.547cm" svg:y="3.615cm" style:legend-expansion="custom" chartooo:width="1.587cm" chartooo:height="1.753cm" style:legend-expansion-aspect-ratio="0.90530519110097" chart:style-name="ch3"/>
        <chart:plot-area chart:style-name="ch4" table:cell-range-address="seq_evalutation.Z13:seq_evalutation.Z20 seq_evalutation.AA23:seq_evalutation.AC30" chart:data-source-has-labels="both" svg:x="1.541cm" svg:y="1.273cm" svg:width="15.62cm" svg:height="7.532cm">
          <chartooo:coordinate-region svg:x="2.903cm" svg:y="1.273cm" svg:width="14.258cm" svg:height="5.063cm"/>
          <chart:axis chart:dimension="x" chart:name="primary-x" chart:style-name="ch5" chartooo:axis-type="auto">
            <chartooo:date-scale/>
            <chart:categories table:cell-range-address="seq_evalutation.Z13:seq_evalutation.Z20"/>
          </chart:axis>
          <chart:axis chart:dimension="y" chart:name="primary-y" chart:style-name="ch6">
            <chart:title svg:x="0.451cm" svg:y="7.205cm" chart:style-name="ch7">
              <text:p>Slow-Down ratio (Mib)</text:p>
            </chart:title>
            <chart:grid chart:style-name="ch8" chart:class="major"/>
          </chart:axis>
          <chart:series chart:style-name="ch9" chart:values-cell-range-address="seq_evalutation.AA23:seq_evalutation.AA30" loext:label-string="noop" chart:class="chart:bar">
            <chart:data-point chart:repeated="8"/>
          </chart:series>
          <chart:series chart:style-name="ch10" chart:values-cell-range-address="seq_evalutation.AB23:seq_evalutation.AB30" loext:label-string="cfq" chart:class="chart:bar">
            <chart:data-point chart:repeated="8"/>
          </chart:series>
          <chart:series chart:style-name="ch11" chart:values-cell-range-address="seq_evalutation.AC23:seq_evalutation.AC3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Z13:seq_evalutation.Z20</svg:desc>
                </draw:g>
              </table:table-cell>
              <table:table-cell office:value-type="float" office:value="493530.666666667">
                <text:p>493530.666666667</text:p>
                <draw:g>
                  <svg:desc>seq_evalutation.AA23:seq_evalutation.AA30</svg:desc>
                </draw:g>
              </table:table-cell>
              <table:table-cell office:value-type="float" office:value="536172.333333333">
                <text:p>536172.333333333</text:p>
                <draw:g>
                  <svg:desc>seq_evalutation.AB23:seq_evalutation.AB30</svg:desc>
                </draw:g>
              </table:table-cell>
              <table:table-cell office:value-type="float" office:value="441101.333333333">
                <text:p>441101.333333333</text:p>
                <draw:g>
                  <svg:desc>seq_evalutation.AC23:seq_evalutation.AC3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450888.333333333">
                <text:p>450888.333333333</text:p>
              </table:table-cell>
              <table:table-cell office:value-type="float" office:value="466966.333333333">
                <text:p>466966.333333333</text:p>
              </table:table-cell>
              <table:table-cell office:value-type="float" office:value="386575.333333333">
                <text:p>386575.3333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101.294666666667">
                <text:p>101.294666666667</text:p>
              </table:table-cell>
              <table:table-cell office:value-type="float" office:value="168.433333333333">
                <text:p>168.433333333333</text:p>
              </table:table-cell>
              <table:table-cell office:value-type="float" office:value="262.166666666667">
                <text:p>262.166666666667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6.65733333333333">
                <text:p>6.65733333333333</text:p>
              </table:table-cell>
              <table:table-cell office:value-type="float" office:value="9.82">
                <text:p>9.82</text:p>
              </table:table-cell>
              <table:table-cell office:value-type="float" office:value="14.7226666666667">
                <text:p>14.7226666666667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193.566666666667">
                <text:p>193.566666666667</text:p>
              </table:table-cell>
              <table:table-cell office:value-type="float" office:value="190.833333333333">
                <text:p>190.833333333333</text:p>
              </table:table-cell>
              <table:table-cell office:value-type="float" office:value="192.266666666667">
                <text:p>192.266666666667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2069.66666666667">
                <text:p>2069.66666666667</text:p>
              </table:table-cell>
              <table:table-cell office:value-type="float" office:value="2072">
                <text:p>2072</text:p>
              </table:table-cell>
              <table:table-cell office:value-type="float" office:value="2108.33333333333">
                <text:p>2108.333333333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1.8386666666667">
                <text:p>11.8386666666667</text:p>
              </table:table-cell>
              <table:table-cell office:value-type="float" office:value="12.0173333333333">
                <text:p>12.0173333333333</text:p>
              </table:table-cell>
              <table:table-cell office:value-type="float" office:value="10.064">
                <text:p>10.064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848.2">
                <text:p>848.2</text:p>
              </table:table-cell>
              <table:table-cell office:value-type="float" office:value="251.099099099099">
                <text:p>251.099099099099</text:p>
              </table:table-cell>
              <table:table-cell office:value-type="float" office:value="714.5">
                <text:p>71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44cm" svg:y="0.298cm" chart:style-name="ch2">
          <text:p>NOOP Sequential WRITE</text:p>
        </chart:title>
        <chart:plot-area chart:style-name="ch3" table:cell-range-address="WRITE.D3:WRITE.D8 WRITE.F3:WRITE.F8 WRITE.I3:WRITE.I8" chart:data-source-has-labels="both" svg:x="1cm" svg:y="1.212cm" svg:width="12.76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3:WRITE.I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16856.3333333333">
                <text:p>16856.3333333333</text:p>
                <draw:g>
                  <svg:desc>WRITE.I3:WRITE.I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207.3333333333">
                <text:p>12207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85.66666666667">
                <text:p>7185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55.66666666667">
                <text:p>3455.6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73">
                <text:p>15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52cm" svg:y="0.298cm" chart:style-name="ch2">
          <text:p>NOOP Random WRITE</text:p>
        </chart:title>
        <chart:plot-area chart:style-name="ch3" table:cell-range-address="WRITE.D3:WRITE.D8 WRITE.F3:WRITE.F8 WRITE.I9:WRITE.I14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9:WRITE.I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34645.3333333333">
                <text:p>34645.3333333333</text:p>
                <draw:g>
                  <svg:desc>WRITE.I9:WRITE.I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955.3333333333">
                <text:p>11955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785.6666666667">
                <text:p>16785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10.6666666667">
                <text:p>11910.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4.6666666667">
                <text:p>13044.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81.6666666667">
                <text:p>11581.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